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83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3.2047in"/>
    </style:style>
    <style:style style:name="co4" style:family="table-column">
      <style:table-column-properties fo:break-before="auto" style:column-width="0.4626in"/>
    </style:style>
    <style:style style:name="co5" style:family="table-column">
      <style:table-column-properties fo:break-before="auto" style:column-width="0.7783in"/>
    </style:style>
    <style:style style:name="co6" style:family="table-column">
      <style:table-column-properties fo:break-before="auto" style:column-width="0.2366in"/>
    </style:style>
    <style:style style:name="co7" style:family="table-column">
      <style:table-column-properties fo:break-before="auto" style:column-width="0.823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4" style:family="table-cell" style:parent-style-name="Default"/>
    <style:style style:name="ce5" style:family="table-cell" style:parent-style-name="Default"/>
    <style:style style:name="ce2" style:family="table-cell" style:parent-style-name="Default"/>
    <style:style style:name="ce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ce2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number-columns-repeated="4" table:default-cell-style-name="Default"/>
        <table:table-column table:style-name="co4" table:default-cell-style-name="ce2"/>
        <table:table-column table:style-name="co1" table:number-columns-repeated="14" table:default-cell-style-name="Default"/>
        <table:table-column table:style-name="co4" table:default-cell-style-name="ce2"/>
        <table:table-column table:style-name="co1" table:number-columns-repeated="14" table:default-cell-style-name="Default"/>
        <table:table-column table:style-name="co4" table:default-cell-style-name="ce2"/>
        <table:table-column table:style-name="co1" table:number-columns-repeated="14" table:default-cell-style-name="Default"/>
        <table:table-column table:style-name="co4" table:default-cell-style-name="ce2"/>
        <table:table-column table:style-name="co1" table:number-columns-repeated="14" table:default-cell-style-name="Default"/>
        <table:table-column table:style-name="co4" table:default-cell-style-name="ce2"/>
        <table:table-column table:style-name="co1" table:number-columns-repeated="14" table:default-cell-style-name="Default"/>
        <table:table-column table:style-name="co4" table:default-cell-style-name="ce2"/>
        <table:table-column table:style-name="co1" table:number-columns-repeated="2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minfreq</text:p>
          </table:table-cell>
          <table:table-cell office:value-type="string" calcext:value-type="string">
            <text:p>base_freq</text:p>
          </table:table-cell>
          <table:table-cell office:value-type="string" calcext:value-type="string">
            <text:p>base_freq_min</text:p>
          </table:table-cell>
          <table:table-cell office:value-type="string" calcext:value-type="string">
            <text:p>base_freq_max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exec_ignore_low_sr_samples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ver_n_task_use_aug_dataset_di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wintime_steptime_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canonical_feature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,(nothing, 2, 0.01, 0.4, false)train_accuracy</text:p>
          </table:table-cell>
          <table:table-cell office:value-type="string" calcext:value-type="string">
            <text:p>T,(nothing, 2, 0.01, 0.4, false)K</text:p>
          </table:table-cell>
          <table:table-cell table:style-name="ce4" office:value-type="string" calcext:value-type="string">
            <text:p>T,(nothing, 2, 0.01, 0.4, false)accuracy</text:p>
          </table:table-cell>
          <table:table-cell office:value-type="string" calcext:value-type="string">
            <text:p>T,(nothing, 2, 0.01, 0.4, false)macro_sensitivity</text:p>
          </table:table-cell>
          <table:table-cell office:value-type="string" calcext:value-type="string">
            <text:p>T,(nothing, 2, 0.01, 0.4, false)safe_macro_sensitivity</text:p>
          </table:table-cell>
          <table:table-cell office:value-type="string" calcext:value-type="string">
            <text:p>T,(nothing, 2, 0.01, 0.4, false)safe_macro_specificity</text:p>
          </table:table-cell>
          <table:table-cell office:value-type="string" calcext:value-type="string">
            <text:p>T,(nothing, 2, 0.01, 0.4, false)safe_macro_PPV</text:p>
          </table:table-cell>
          <table:table-cell office:value-type="string" calcext:value-type="string">
            <text:p>T,(nothing, 2, 0.01, 0.4, false)safe_macro_NPV</text:p>
          </table:table-cell>
          <table:table-cell office:value-type="string" calcext:value-type="string">
            <text:p>T,(nothing, 2, 0.01, 0.4, false)safe_macro_F1</text:p>
          </table:table-cell>
          <table:table-cell office:value-type="string" calcext:value-type="string">
            <text:p>T,(nothing, 2, 0.01, 0.4, false)n_nodes</text:p>
          </table:table-cell>
          <table:table-cell office:value-type="string" calcext:value-type="string">
            <text:p>T,(nothing, 2, 0.01, 0.4, false)n_leaves</text:p>
          </table:table-cell>
          <table:table-cell office:value-type="string" calcext:value-type="string">
            <text:p>T,(nothing, 2, 0.01, 0.4, false)height</text:p>
          </table:table-cell>
          <table:table-cell office:value-type="string" calcext:value-type="string">
            <text:p>T,(nothing, 2, 0.01, 0.4, false)modal_height</text:p>
          </table:table-cell>
          <table:table-cell office:value-type="string" calcext:value-type="string">
            <text:p>T,(nothing, 2, 0.01, 0.4, false)t</text:p>
          </table:table-cell>
          <table:table-cell office:value-type="string" calcext:value-type="string">
            <text:p>T,(nothing, 2, 0.01, 0.4, false)hash</text:p>
          </table:table-cell>
          <table:table-cell office:value-type="string" calcext:value-type="string">
            <text:p>T,(nothing, 2, 0.01, 0.5, false)train_accuracy</text:p>
          </table:table-cell>
          <table:table-cell office:value-type="string" calcext:value-type="string">
            <text:p>T,(nothing, 2, 0.01, 0.5, false)K</text:p>
          </table:table-cell>
          <table:table-cell office:value-type="string" calcext:value-type="string">
            <text:p>T,(nothing, 2, 0.01, 0.5, false)accuracy</text:p>
          </table:table-cell>
          <table:table-cell office:value-type="string" calcext:value-type="string">
            <text:p>T,(nothing, 2, 0.01, 0.5, false)macro_sensitivity</text:p>
          </table:table-cell>
          <table:table-cell office:value-type="string" calcext:value-type="string">
            <text:p>T,(nothing, 2, 0.01, 0.5, false)safe_macro_sensitivity</text:p>
          </table:table-cell>
          <table:table-cell office:value-type="string" calcext:value-type="string">
            <text:p>T,(nothing, 2, 0.01, 0.5, false)safe_macro_specificity</text:p>
          </table:table-cell>
          <table:table-cell office:value-type="string" calcext:value-type="string">
            <text:p>T,(nothing, 2, 0.01, 0.5, false)safe_macro_PPV</text:p>
          </table:table-cell>
          <table:table-cell office:value-type="string" calcext:value-type="string">
            <text:p>T,(nothing, 2, 0.01, 0.5, false)safe_macro_NPV</text:p>
          </table:table-cell>
          <table:table-cell office:value-type="string" calcext:value-type="string">
            <text:p>T,(nothing, 2, 0.01, 0.5, false)safe_macro_F1</text:p>
          </table:table-cell>
          <table:table-cell office:value-type="string" calcext:value-type="string">
            <text:p>T,(nothing, 2, 0.01, 0.5, false)n_nodes</text:p>
          </table:table-cell>
          <table:table-cell office:value-type="string" calcext:value-type="string">
            <text:p>T,(nothing, 2, 0.01, 0.5, false)n_leaves</text:p>
          </table:table-cell>
          <table:table-cell office:value-type="string" calcext:value-type="string">
            <text:p>T,(nothing, 2, 0.01, 0.5, false)height</text:p>
          </table:table-cell>
          <table:table-cell office:value-type="string" calcext:value-type="string">
            <text:p>T,(nothing, 2, 0.01, 0.5, false)modal_height</text:p>
          </table:table-cell>
          <table:table-cell office:value-type="string" calcext:value-type="string">
            <text:p>T,(nothing, 2, 0.01, 0.5, false)t</text:p>
          </table:table-cell>
          <table:table-cell office:value-type="string" calcext:value-type="string">
            <text:p>T,(nothing, 2, 0.01, 0.5, false)hash</text:p>
          </table:table-cell>
          <table:table-cell office:value-type="string" calcext:value-type="string">
            <text:p>T,(nothing, 2, 0.01, 0.6, false)train_accuracy</text:p>
          </table:table-cell>
          <table:table-cell office:value-type="string" calcext:value-type="string">
            <text:p>T,(nothing, 2, 0.01, 0.6, false)K</text:p>
          </table:table-cell>
          <table:table-cell office:value-type="string" calcext:value-type="string">
            <text:p>T,(nothing, 2, 0.01, 0.6, false)accuracy</text:p>
          </table:table-cell>
          <table:table-cell office:value-type="string" calcext:value-type="string">
            <text:p>T,(nothing, 2, 0.01, 0.6, false)macro_sensitivity</text:p>
          </table:table-cell>
          <table:table-cell office:value-type="string" calcext:value-type="string">
            <text:p>T,(nothing, 2, 0.01, 0.6, false)safe_macro_sensitivity</text:p>
          </table:table-cell>
          <table:table-cell office:value-type="string" calcext:value-type="string">
            <text:p>T,(nothing, 2, 0.01, 0.6, false)safe_macro_specificity</text:p>
          </table:table-cell>
          <table:table-cell office:value-type="string" calcext:value-type="string">
            <text:p>T,(nothing, 2, 0.01, 0.6, false)safe_macro_PPV</text:p>
          </table:table-cell>
          <table:table-cell office:value-type="string" calcext:value-type="string">
            <text:p>T,(nothing, 2, 0.01, 0.6, false)safe_macro_NPV</text:p>
          </table:table-cell>
          <table:table-cell office:value-type="string" calcext:value-type="string">
            <text:p>T,(nothing, 2, 0.01, 0.6, false)safe_macro_F1</text:p>
          </table:table-cell>
          <table:table-cell office:value-type="string" calcext:value-type="string">
            <text:p>T,(nothing, 2, 0.01, 0.6, false)n_nodes</text:p>
          </table:table-cell>
          <table:table-cell office:value-type="string" calcext:value-type="string">
            <text:p>T,(nothing, 2, 0.01, 0.6, false)n_leaves</text:p>
          </table:table-cell>
          <table:table-cell office:value-type="string" calcext:value-type="string">
            <text:p>T,(nothing, 2, 0.01, 0.6, false)height</text:p>
          </table:table-cell>
          <table:table-cell office:value-type="string" calcext:value-type="string">
            <text:p>T,(nothing, 2, 0.01, 0.6, false)modal_height</text:p>
          </table:table-cell>
          <table:table-cell office:value-type="string" calcext:value-type="string">
            <text:p>T,(nothing, 2, 0.01, 0.6, false)t</text:p>
          </table:table-cell>
          <table:table-cell office:value-type="string" calcext:value-type="string">
            <text:p>T,(nothing, 2, 0.01, 0.6, false)hash</text:p>
          </table:table-cell>
          <table:table-cell office:value-type="string" calcext:value-type="string">
            <text:p>T,(nothing, 4, 0.01, 0.4, false)train_accuracy</text:p>
          </table:table-cell>
          <table:table-cell office:value-type="string" calcext:value-type="string">
            <text:p>T,(nothing, 4, 0.01, 0.4, false)K</text:p>
          </table:table-cell>
          <table:table-cell office:value-type="string" calcext:value-type="string">
            <text:p>T,(nothing, 4, 0.01, 0.4, false)accuracy</text:p>
          </table:table-cell>
          <table:table-cell office:value-type="string" calcext:value-type="string">
            <text:p>T,(nothing, 4, 0.01, 0.4, false)macro_sensitivity</text:p>
          </table:table-cell>
          <table:table-cell office:value-type="string" calcext:value-type="string">
            <text:p>T,(nothing, 4, 0.01, 0.4, false)safe_macro_sensitivity</text:p>
          </table:table-cell>
          <table:table-cell office:value-type="string" calcext:value-type="string">
            <text:p>T,(nothing, 4, 0.01, 0.4, false)safe_macro_specificity</text:p>
          </table:table-cell>
          <table:table-cell office:value-type="string" calcext:value-type="string">
            <text:p>T,(nothing, 4, 0.01, 0.4, false)safe_macro_PPV</text:p>
          </table:table-cell>
          <table:table-cell office:value-type="string" calcext:value-type="string">
            <text:p>T,(nothing, 4, 0.01, 0.4, false)safe_macro_NPV</text:p>
          </table:table-cell>
          <table:table-cell office:value-type="string" calcext:value-type="string">
            <text:p>T,(nothing, 4, 0.01, 0.4, false)safe_macro_F1</text:p>
          </table:table-cell>
          <table:table-cell office:value-type="string" calcext:value-type="string">
            <text:p>T,(nothing, 4, 0.01, 0.4, false)n_nodes</text:p>
          </table:table-cell>
          <table:table-cell office:value-type="string" calcext:value-type="string">
            <text:p>T,(nothing, 4, 0.01, 0.4, false)n_leaves</text:p>
          </table:table-cell>
          <table:table-cell office:value-type="string" calcext:value-type="string">
            <text:p>T,(nothing, 4, 0.01, 0.4, false)height</text:p>
          </table:table-cell>
          <table:table-cell office:value-type="string" calcext:value-type="string">
            <text:p>T,(nothing, 4, 0.01, 0.4, false)modal_height</text:p>
          </table:table-cell>
          <table:table-cell office:value-type="string" calcext:value-type="string">
            <text:p>T,(nothing, 4, 0.01, 0.4, false)t</text:p>
          </table:table-cell>
          <table:table-cell office:value-type="string" calcext:value-type="string">
            <text:p>T,(nothing, 4, 0.01, 0.4, false)hash</text:p>
          </table:table-cell>
          <table:table-cell office:value-type="string" calcext:value-type="string">
            <text:p>T,(nothing, 4, 0.01, 0.5, false)train_accuracy</text:p>
          </table:table-cell>
          <table:table-cell office:value-type="string" calcext:value-type="string">
            <text:p>T,(nothing, 4, 0.01, 0.5, false)K</text:p>
          </table:table-cell>
          <table:table-cell office:value-type="string" calcext:value-type="string">
            <text:p>T,(nothing, 4, 0.01, 0.5, false)accuracy</text:p>
          </table:table-cell>
          <table:table-cell office:value-type="string" calcext:value-type="string">
            <text:p>T,(nothing, 4, 0.01, 0.5, false)macro_sensitivity</text:p>
          </table:table-cell>
          <table:table-cell office:value-type="string" calcext:value-type="string">
            <text:p>T,(nothing, 4, 0.01, 0.5, false)safe_macro_sensitivity</text:p>
          </table:table-cell>
          <table:table-cell office:value-type="string" calcext:value-type="string">
            <text:p>T,(nothing, 4, 0.01, 0.5, false)safe_macro_specificity</text:p>
          </table:table-cell>
          <table:table-cell office:value-type="string" calcext:value-type="string">
            <text:p>T,(nothing, 4, 0.01, 0.5, false)safe_macro_PPV</text:p>
          </table:table-cell>
          <table:table-cell office:value-type="string" calcext:value-type="string">
            <text:p>T,(nothing, 4, 0.01, 0.5, false)safe_macro_NPV</text:p>
          </table:table-cell>
          <table:table-cell office:value-type="string" calcext:value-type="string">
            <text:p>T,(nothing, 4, 0.01, 0.5, false)safe_macro_F1</text:p>
          </table:table-cell>
          <table:table-cell office:value-type="string" calcext:value-type="string">
            <text:p>T,(nothing, 4, 0.01, 0.5, false)n_nodes</text:p>
          </table:table-cell>
          <table:table-cell office:value-type="string" calcext:value-type="string">
            <text:p>T,(nothing, 4, 0.01, 0.5, false)n_leaves</text:p>
          </table:table-cell>
          <table:table-cell office:value-type="string" calcext:value-type="string">
            <text:p>T,(nothing, 4, 0.01, 0.5, false)height</text:p>
          </table:table-cell>
          <table:table-cell office:value-type="string" calcext:value-type="string">
            <text:p>T,(nothing, 4, 0.01, 0.5, false)modal_height</text:p>
          </table:table-cell>
          <table:table-cell office:value-type="string" calcext:value-type="string">
            <text:p>T,(nothing, 4, 0.01, 0.5, false)t</text:p>
          </table:table-cell>
          <table:table-cell office:value-type="string" calcext:value-type="string">
            <text:p>T,(nothing, 4, 0.01, 0.5, false)hash</text:p>
          </table:table-cell>
          <table:table-cell office:value-type="string" calcext:value-type="string">
            <text:p>T,(nothing, 4, 0.01, 0.6, false)train_accuracy</text:p>
          </table:table-cell>
          <table:table-cell office:value-type="string" calcext:value-type="string">
            <text:p>T,(nothing, 4, 0.01, 0.6, false)K</text:p>
          </table:table-cell>
          <table:table-cell office:value-type="string" calcext:value-type="string">
            <text:p>T,(nothing, 4, 0.01, 0.6, false)accuracy</text:p>
          </table:table-cell>
          <table:table-cell office:value-type="string" calcext:value-type="string">
            <text:p>T,(nothing, 4, 0.01, 0.6, false)macro_sensitivity</text:p>
          </table:table-cell>
          <table:table-cell office:value-type="string" calcext:value-type="string">
            <text:p>T,(nothing, 4, 0.01, 0.6, false)safe_macro_sensitivity</text:p>
          </table:table-cell>
          <table:table-cell office:value-type="string" calcext:value-type="string">
            <text:p>T,(nothing, 4, 0.01, 0.6, false)safe_macro_specificity</text:p>
          </table:table-cell>
          <table:table-cell office:value-type="string" calcext:value-type="string">
            <text:p>T,(nothing, 4, 0.01, 0.6, false)safe_macro_PPV</text:p>
          </table:table-cell>
          <table:table-cell office:value-type="string" calcext:value-type="string">
            <text:p>T,(nothing, 4, 0.01, 0.6, false)safe_macro_NPV</text:p>
          </table:table-cell>
          <table:table-cell office:value-type="string" calcext:value-type="string">
            <text:p>T,(nothing, 4, 0.01, 0.6, false)safe_macro_F1</text:p>
          </table:table-cell>
          <table:table-cell office:value-type="string" calcext:value-type="string">
            <text:p>T,(nothing, 4, 0.01, 0.6, false)n_nodes</text:p>
          </table:table-cell>
          <table:table-cell office:value-type="string" calcext:value-type="string">
            <text:p>T,(nothing, 4, 0.01, 0.6, false)n_leaves</text:p>
          </table:table-cell>
          <table:table-cell office:value-type="string" calcext:value-type="string">
            <text:p>T,(nothing, 4, 0.01, 0.6, false)height</text:p>
          </table:table-cell>
          <table:table-cell office:value-type="string" calcext:value-type="string">
            <text:p>T,(nothing, 4, 0.01, 0.6, false)modal_height</text:p>
          </table:table-cell>
          <table:table-cell office:value-type="string" calcext:value-type="string">
            <text:p>T,(nothing, 4, 0.01, 0.6, false)t</text:p>
          </table:table-cell>
          <table:table-cell office:value-type="string" calcext:value-type="string">
            <text:p>T,(nothing, 4, 0.01, 0.6, false)hash</text:p>
          </table:table-cell>
          <table:table-cell office:value-type="string" calcext:value-type="string">
            <text:p>RF,(half_f, 50, 0.7, identity, nothing, false)train_accuracy</text:p>
          </table:table-cell>
          <table:table-cell office:value-type="string" calcext:value-type="string">
            <text:p>RF,(half_f, 50, 0.7, identity, nothing, false)K</text:p>
          </table:table-cell>
          <table:table-cell office:value-type="string" calcext:value-type="string">
            <text:p>RF,(half_f, 50, 0.7, identity, nothing, false)accuracy</text:p>
          </table:table-cell>
          <table:table-cell office:value-type="string" calcext:value-type="string">
            <text:p>RF,(half_f, 50, 0.7, identity, nothing, false)macro_sensitivity</text:p>
          </table:table-cell>
          <table:table-cell office:value-type="string" calcext:value-type="string">
            <text:p>RF,(half_f, 50, 0.7, identity, nothing, false)safe_macro_sensitivity</text:p>
          </table:table-cell>
          <table:table-cell office:value-type="string" calcext:value-type="string">
            <text:p>RF,(half_f, 50, 0.7, identity, nothing, false)safe_macro_specificity</text:p>
          </table:table-cell>
          <table:table-cell office:value-type="string" calcext:value-type="string">
            <text:p>RF,(half_f, 50, 0.7, identity, nothing, false)safe_macro_PPV</text:p>
          </table:table-cell>
          <table:table-cell office:value-type="string" calcext:value-type="string">
            <text:p>RF,(half_f, 50, 0.7, identity, nothing, false)safe_macro_NPV</text:p>
          </table:table-cell>
          <table:table-cell office:value-type="string" calcext:value-type="string">
            <text:p>RF,(half_f, 50, 0.7, identity, nothing, false)safe_macro_F1</text:p>
          </table:table-cell>
          <table:table-cell office:value-type="string" calcext:value-type="string">
            <text:p>RF,(half_f, 50, 0.7, identity, nothing, false)oob_error</text:p>
          </table:table-cell>
          <table:table-cell office:value-type="string" calcext:value-type="string">
            <text:p>RF,(half_f, 50, 0.7, identity, nothing, false)n_trees</text:p>
          </table:table-cell>
          <table:table-cell office:value-type="string" calcext:value-type="string">
            <text:p>RF,(half_f, 50, 0.7, identity, nothing, false)n_nodes</text:p>
          </table:table-cell>
          <table:table-cell office:value-type="string" calcext:value-type="string">
            <text:p>RF,(half_f, 50, 0.7, identity, nothing, false)ﺩ√ﺁ٢ train_accuracy</text:p>
          </table:table-cell>
          <table:table-cell office:value-type="string" calcext:value-type="string">
            <text:p>RF,(half_f, 50, 0.7, identity, nothing, false)ﺩ√ﺁ٢ K</text:p>
          </table:table-cell>
          <table:table-cell office:value-type="string" calcext:value-type="string">
            <text:p>RF,(half_f, 50, 0.7, identity, nothing, false)ﺩ√ﺁ٢ accuracy</text:p>
          </table:table-cell>
          <table:table-cell office:value-type="string" calcext:value-type="string">
            <text:p>RF,(half_f, 50, 0.7, identity, nothing, false)ﺩ√ﺁ٢ macro_sensitivity</text:p>
          </table:table-cell>
          <table:table-cell office:value-type="string" calcext:value-type="string">
            <text:p>RF,(half_f, 50, 0.7, identity, nothing, false)ﺩ√ﺁ٢ safe_macro_sensitivity</text:p>
          </table:table-cell>
          <table:table-cell office:value-type="string" calcext:value-type="string">
            <text:p>RF,(half_f, 50, 0.7, identity, nothing, false)ﺩ√ﺁ٢ safe_macro_specificity</text:p>
          </table:table-cell>
          <table:table-cell office:value-type="string" calcext:value-type="string">
            <text:p>RF,(half_f, 50, 0.7, identity, nothing, false)ﺩ√ﺁ٢ safe_macro_PPV</text:p>
          </table:table-cell>
          <table:table-cell office:value-type="string" calcext:value-type="string">
            <text:p>RF,(half_f, 50, 0.7, identity, nothing, false)ﺩ√ﺁ٢ safe_macro_NPV</text:p>
          </table:table-cell>
          <table:table-cell office:value-type="string" calcext:value-type="string">
            <text:p>RF,(half_f, 50, 0.7, identity, nothing, false)ﺩ√ﺁ٢ safe_macro_F1</text:p>
          </table:table-cell>
          <table:table-cell office:value-type="string" calcext:value-type="string">
            <text:p>RF,(half_f, 50, 0.7, identity, nothing, false)ﺩ√ﺁ٢ oob_error</text:p>
          </table:table-cell>
          <table:table-cell office:value-type="string" calcext:value-type="string">
            <text:p>RF,(half_f, 50, 0.7, identity, nothing, false)ﺩ√ﺁ٢ n_trees</text:p>
          </table:table-cell>
          <table:table-cell office:value-type="string" calcext:value-type="string">
            <text:p>RF,(half_f, 50, 0.7, identity, nothing, false)ﺩ√ﺁ٢ n_nodes</text:p>
          </table:table-cell>
          <table:table-cell office:value-type="string" calcext:value-type="string">
            <text:p>RF,(half_f, 50, 0.7, identity, nothing, false)t</text:p>
          </table:table-cell>
          <table:table-cell office:value-type="string" calcext:value-type="string">
            <text:p>RF,(half_f, 50, 0.7, identity, nothing, false)has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78" calcext:value-type="float">
            <text:p>98.78</text:p>
          </table:table-cell>
          <table:table-cell office:value-type="float" office:value="41.46" calcext:value-type="float">
            <text:p>41.46</text:p>
          </table:table-cell>
          <table:table-cell table:style-name="ce5" office:value-type="float" office:value="70.73" calcext:value-type="float">
            <text:p>70.73</text:p>
          </table:table-cell>
          <table:table-cell office:value-type="float" office:value="70.73" calcext:value-type="float">
            <text:p>70.73</text:p>
          </table:table-cell>
          <table:table-cell office:value-type="float" office:value="76.42" calcext:value-type="float">
            <text:p>76.42</text:p>
          </table:table-cell>
          <table:table-cell office:value-type="float" office:value="65.04" calcext:value-type="float">
            <text:p>65.04</text:p>
          </table:table-cell>
          <table:table-cell office:value-type="float" office:value="68.61" calcext:value-type="float">
            <text:p>68.61</text:p>
          </table:table-cell>
          <table:table-cell office:value-type="float" office:value="73.39" calcext:value-type="float">
            <text:p>73.39</text:p>
          </table:table-cell>
          <table:table-cell office:value-type="float" office:value="72.31" calcext:value-type="float">
            <text:p>72.3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89.616" calcext:value-type="float">
            <text:p>889.616</text:p>
          </table:table-cell>
          <table:table-cell office:value-type="string" calcext:value-type="string">
            <text:p>7aa67b9e8ca499ec3ecfefec308ae54ead5f9b7050cfd7e8734eb8091e4c5158</text:p>
          </table:table-cell>
          <table:table-cell office:value-type="float" office:value="98.78" calcext:value-type="float">
            <text:p>98.78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6.42" calcext:value-type="float">
            <text:p>76.42</text:p>
          </table:table-cell>
          <table:table-cell office:value-type="float" office:value="65.04" calcext:value-type="float">
            <text:p>65.04</text:p>
          </table:table-cell>
          <table:table-cell office:value-type="float" office:value="68.61" calcext:value-type="float">
            <text:p>68.61</text:p>
          </table:table-cell>
          <table:table-cell office:value-type="float" office:value="73.39" calcext:value-type="float">
            <text:p>73.39</text:p>
          </table:table-cell>
          <table:table-cell office:value-type="float" office:value="72.31" calcext:value-type="float">
            <text:p>72.3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7.198" calcext:value-type="float">
            <text:p>107.198</text:p>
          </table:table-cell>
          <table:table-cell office:value-type="string" calcext:value-type="string">
            <text:p>7aa67b9e8ca499ec3ecfefec308ae54ead5f9b7050cfd7e8734eb8091e4c5158</text:p>
          </table:table-cell>
          <table:table-cell office:value-type="float" office:value="98.78" calcext:value-type="float">
            <text:p>98.78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6.42" calcext:value-type="float">
            <text:p>76.42</text:p>
          </table:table-cell>
          <table:table-cell office:value-type="float" office:value="65.04" calcext:value-type="float">
            <text:p>65.04</text:p>
          </table:table-cell>
          <table:table-cell office:value-type="float" office:value="68.61" calcext:value-type="float">
            <text:p>68.61</text:p>
          </table:table-cell>
          <table:table-cell office:value-type="float" office:value="73.39" calcext:value-type="float">
            <text:p>73.39</text:p>
          </table:table-cell>
          <table:table-cell office:value-type="float" office:value="72.31" calcext:value-type="float">
            <text:p>72.3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5.744" calcext:value-type="float">
            <text:p>105.744</text:p>
          </table:table-cell>
          <table:table-cell office:value-type="string" calcext:value-type="string">
            <text:p>7aa67b9e8ca499ec3ecfefec308ae54ead5f9b7050cfd7e8734eb8091e4c5158</text:p>
          </table:table-cell>
          <table:table-cell office:value-type="float" office:value="97.66" calcext:value-type="float">
            <text:p>97.66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6.42" calcext:value-type="float">
            <text:p>76.42</text:p>
          </table:table-cell>
          <table:table-cell office:value-type="float" office:value="67.48" calcext:value-type="float">
            <text:p>67.48</text:p>
          </table:table-cell>
          <table:table-cell office:value-type="float" office:value="70.15" calcext:value-type="float">
            <text:p>70.15</text:p>
          </table:table-cell>
          <table:table-cell office:value-type="float" office:value="74.11" calcext:value-type="float">
            <text:p>74.11</text:p>
          </table:table-cell>
          <table:table-cell office:value-type="float" office:value="73.15" calcext:value-type="float">
            <text:p>73.15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4.736" calcext:value-type="float">
            <text:p>104.736</text:p>
          </table:table-cell>
          <table:table-cell office:value-type="string" calcext:value-type="string">
            <text:p>ab310f0d623149f12852c8f736d0ad43c48ebf16c7ccec7e70d9b854a537ac05</text:p>
          </table:table-cell>
          <table:table-cell office:value-type="float" office:value="97.66" calcext:value-type="float">
            <text:p>97.66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6.42" calcext:value-type="float">
            <text:p>76.42</text:p>
          </table:table-cell>
          <table:table-cell office:value-type="float" office:value="67.48" calcext:value-type="float">
            <text:p>67.48</text:p>
          </table:table-cell>
          <table:table-cell office:value-type="float" office:value="70.15" calcext:value-type="float">
            <text:p>70.15</text:p>
          </table:table-cell>
          <table:table-cell office:value-type="float" office:value="74.11" calcext:value-type="float">
            <text:p>74.11</text:p>
          </table:table-cell>
          <table:table-cell office:value-type="float" office:value="73.15" calcext:value-type="float">
            <text:p>73.15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4.051" calcext:value-type="float">
            <text:p>104.051</text:p>
          </table:table-cell>
          <table:table-cell office:value-type="string" calcext:value-type="string">
            <text:p>ab310f0d623149f12852c8f736d0ad43c48ebf16c7ccec7e70d9b854a537ac05</text:p>
          </table:table-cell>
          <table:table-cell office:value-type="float" office:value="97.66" calcext:value-type="float">
            <text:p>97.66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6.42" calcext:value-type="float">
            <text:p>76.42</text:p>
          </table:table-cell>
          <table:table-cell office:value-type="float" office:value="67.48" calcext:value-type="float">
            <text:p>67.48</text:p>
          </table:table-cell>
          <table:table-cell office:value-type="float" office:value="70.15" calcext:value-type="float">
            <text:p>70.15</text:p>
          </table:table-cell>
          <table:table-cell office:value-type="float" office:value="74.11" calcext:value-type="float">
            <text:p>74.11</text:p>
          </table:table-cell>
          <table:table-cell office:value-type="float" office:value="73.15" calcext:value-type="float">
            <text:p>73.15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4.578" calcext:value-type="float">
            <text:p>104.578</text:p>
          </table:table-cell>
          <table:table-cell office:value-type="string" calcext:value-type="string">
            <text:p>ab310f0d623149f12852c8f736d0ad43c48ebf16c7ccec7e70d9b854a537ac05</text:p>
          </table:table-cell>
          <table:table-cell office:value-type="float" office:value="99.27" calcext:value-type="float">
            <text:p>99.27</text:p>
          </table:table-cell>
          <table:table-cell office:value-type="float" office:value="61.46" calcext:value-type="float">
            <text:p>61.46</text:p>
          </table:table-cell>
          <table:table-cell table:number-columns-repeated="2" office:value-type="float" office:value="80.73" calcext:value-type="float">
            <text:p>80.73</text:p>
          </table:table-cell>
          <table:table-cell office:value-type="float" office:value="79.67" calcext:value-type="float">
            <text:p>79.67</text:p>
          </table:table-cell>
          <table:table-cell office:value-type="float" office:value="81.79" calcext:value-type="float">
            <text:p>81.79</text:p>
          </table:table-cell>
          <table:table-cell office:value-type="float" office:value="81.4" calcext:value-type="float">
            <text:p>81.4</text:p>
          </table:table-cell>
          <table:table-cell office:value-type="float" office:value="80.09" calcext:value-type="float">
            <text:p>80.09</text:p>
          </table:table-cell>
          <table:table-cell office:value-type="float" office:value="80.53" calcext:value-type="float">
            <text:p>80.53</text:p>
          </table:table-cell>
          <table:table-cell office:value-type="float" office:value="17.8" calcext:value-type="float">
            <text:p>17.8</text:p>
          </table:table-cell>
          <table:table-cell office:value-type="float" office:value="5000" calcext:value-type="float">
            <text:p>5000</text:p>
          </table:table-cell>
          <table:table-cell office:value-type="float" office:value="502120" calcext:value-type="float">
            <text:p>502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24520" calcext:value-type="float">
            <text:p>324520</text:p>
          </table:table-cell>
          <table:table-cell office:value-type="float" office:value="4374.156" calcext:value-type="float">
            <text:p>4374.156</text:p>
          </table:table-cell>
          <table:table-cell office:value-type="string" calcext:value-type="string">
            <text:p>("62830587bbc969a05c1e04c678bd385d0fa3aa395465b4d54d20158257a18740", "bb3e13adfd29604d754f2608beb39124945f74518e32a2bd6858381cc28e817e", "6c123ad1b8d4c912c4e173a894b04588b7adc2b19afe49b9749178da1b5e661f", "4285455b41d5220116577cc3521309cdaa0f5a6d70c687eb216a1b096f9818d7", "be107bc7ca5ae31d5d7c392737c9608dc727e348f2bbedd295725015b05333cc"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88" calcext:value-type="float">
            <text:p>98.88</text:p>
          </table:table-cell>
          <table:table-cell office:value-type="float" office:value="39.02" calcext:value-type="float">
            <text:p>39.02</text:p>
          </table:table-cell>
          <table:table-cell table:style-name="ce5" office:value-type="float" office:value="69.51" calcext:value-type="float">
            <text:p>69.51</text:p>
          </table:table-cell>
          <table:table-cell office:value-type="float" office:value="69.51" calcext:value-type="float">
            <text:p>69.51</text:p>
          </table:table-cell>
          <table:table-cell office:value-type="float" office:value="71.54" calcext:value-type="float">
            <text:p>71.54</text:p>
          </table:table-cell>
          <table:table-cell office:value-type="float" office:value="67.48" calcext:value-type="float">
            <text:p>67.48</text:p>
          </table:table-cell>
          <table:table-cell office:value-type="float" office:value="68.75" calcext:value-type="float">
            <text:p>68.75</text:p>
          </table:table-cell>
          <table:table-cell office:value-type="float" office:value="70.34" calcext:value-type="float">
            <text:p>70.34</text:p>
          </table:table-cell>
          <table:table-cell office:value-type="float" office:value="70.12" calcext:value-type="float">
            <text:p>70.12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42.307" calcext:value-type="float">
            <text:p>342.307</text:p>
          </table:table-cell>
          <table:table-cell office:value-type="string" calcext:value-type="string">
            <text:p>abe5c7322c51e4e75f9312df0eff98311a4a82b441d70209cf881dec99e6a930</text:p>
          </table:table-cell>
          <table:table-cell office:value-type="float" office:value="98.88" calcext:value-type="float">
            <text:p>98.8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71.54" calcext:value-type="float">
            <text:p>71.54</text:p>
          </table:table-cell>
          <table:table-cell office:value-type="float" office:value="67.48" calcext:value-type="float">
            <text:p>67.48</text:p>
          </table:table-cell>
          <table:table-cell office:value-type="float" office:value="68.75" calcext:value-type="float">
            <text:p>68.75</text:p>
          </table:table-cell>
          <table:table-cell office:value-type="float" office:value="70.34" calcext:value-type="float">
            <text:p>70.34</text:p>
          </table:table-cell>
          <table:table-cell office:value-type="float" office:value="70.12" calcext:value-type="float">
            <text:p>70.12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8.446" calcext:value-type="float">
            <text:p>128.446</text:p>
          </table:table-cell>
          <table:table-cell office:value-type="string" calcext:value-type="string">
            <text:p>abe5c7322c51e4e75f9312df0eff98311a4a82b441d70209cf881dec99e6a930</text:p>
          </table:table-cell>
          <table:table-cell office:value-type="float" office:value="98.88" calcext:value-type="float">
            <text:p>98.8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71.54" calcext:value-type="float">
            <text:p>71.54</text:p>
          </table:table-cell>
          <table:table-cell office:value-type="float" office:value="67.48" calcext:value-type="float">
            <text:p>67.48</text:p>
          </table:table-cell>
          <table:table-cell office:value-type="float" office:value="68.75" calcext:value-type="float">
            <text:p>68.75</text:p>
          </table:table-cell>
          <table:table-cell office:value-type="float" office:value="70.34" calcext:value-type="float">
            <text:p>70.34</text:p>
          </table:table-cell>
          <table:table-cell office:value-type="float" office:value="70.12" calcext:value-type="float">
            <text:p>70.12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6.965" calcext:value-type="float">
            <text:p>136.965</text:p>
          </table:table-cell>
          <table:table-cell office:value-type="string" calcext:value-type="string">
            <text:p>abe5c7322c51e4e75f9312df0eff98311a4a82b441d70209cf881dec99e6a930</text:p>
          </table:table-cell>
          <table:table-cell office:value-type="float" office:value="97.45" calcext:value-type="float">
            <text:p>97.45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3.98" calcext:value-type="float">
            <text:p>73.98</text:p>
          </table:table-cell>
          <table:table-cell office:value-type="float" office:value="68.29" calcext:value-type="float">
            <text:p>68.29</text:p>
          </table:table-cell>
          <table:table-cell office:value-type="float" office:value="70" calcext:value-type="float">
            <text:p>70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4" calcext:value-type="float">
            <text:p>71.94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8.081" calcext:value-type="float">
            <text:p>138.081</text:p>
          </table:table-cell>
          <table:table-cell office:value-type="string" calcext:value-type="string">
            <text:p>b0f84693e77298a1397adb55c7bd387f971f5e0f4b0f6b8110c5108a2a871dae</text:p>
          </table:table-cell>
          <table:table-cell office:value-type="float" office:value="97.45" calcext:value-type="float">
            <text:p>97.45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3.98" calcext:value-type="float">
            <text:p>73.98</text:p>
          </table:table-cell>
          <table:table-cell office:value-type="float" office:value="68.29" calcext:value-type="float">
            <text:p>68.29</text:p>
          </table:table-cell>
          <table:table-cell office:value-type="float" office:value="70" calcext:value-type="float">
            <text:p>70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4" calcext:value-type="float">
            <text:p>71.94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8.838" calcext:value-type="float">
            <text:p>138.838</text:p>
          </table:table-cell>
          <table:table-cell office:value-type="string" calcext:value-type="string">
            <text:p>b0f84693e77298a1397adb55c7bd387f971f5e0f4b0f6b8110c5108a2a871dae</text:p>
          </table:table-cell>
          <table:table-cell office:value-type="float" office:value="97.45" calcext:value-type="float">
            <text:p>97.45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3.98" calcext:value-type="float">
            <text:p>73.98</text:p>
          </table:table-cell>
          <table:table-cell office:value-type="float" office:value="68.29" calcext:value-type="float">
            <text:p>68.29</text:p>
          </table:table-cell>
          <table:table-cell office:value-type="float" office:value="70" calcext:value-type="float">
            <text:p>70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4" calcext:value-type="float">
            <text:p>71.94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7.241" calcext:value-type="float">
            <text:p>137.241</text:p>
          </table:table-cell>
          <table:table-cell office:value-type="string" calcext:value-type="string">
            <text:p>b0f84693e77298a1397adb55c7bd387f971f5e0f4b0f6b8110c5108a2a871dae</text:p>
          </table:table-cell>
          <table:table-cell office:value-type="float" office:value="99.53" calcext:value-type="float">
            <text:p>99.53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6.75" calcext:value-type="float">
            <text:p>76.7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87" calcext:value-type="float">
            <text:p>80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8.74" calcext:value-type="float">
            <text:p>78.74</text:p>
          </table:table-cell>
          <table:table-cell office:value-type="float" office:value="18.33" calcext:value-type="float">
            <text:p>18.33</text:p>
          </table:table-cell>
          <table:table-cell office:value-type="float" office:value="5000" calcext:value-type="float">
            <text:p>5000</text:p>
          </table:table-cell>
          <table:table-cell office:value-type="float" office:value="501560" calcext:value-type="float">
            <text:p>5015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80" calcext:value-type="float">
            <text:p>121480</text:p>
          </table:table-cell>
          <table:table-cell office:value-type="float" office:value="3594.928" calcext:value-type="float">
            <text:p>3594.928</text:p>
          </table:table-cell>
          <table:table-cell office:value-type="string" calcext:value-type="string">
            <text:p>("75b795fa92cb92b66e225f74a9e01a53cdab71b435be94c4733d578be83e2a70", "36f6abecb54200d983d696e0bce89dc334dac17f1f7f04d85ee3bdd7854731e8", "8451a08873acdfe328384b646d0db9f1aaacb8d5892562d5ba7f2a2a8f4ec528", "3e3e7fe48ff5e42da8908881ab4639e954f37bbaf717611773737b2435be9b69", "fba64994569c9ff1b557b5e8a37fe73028de7aece10ac3a5ebabcb13d1d44db0"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78" calcext:value-type="float">
            <text:p>98.78</text:p>
          </table:table-cell>
          <table:table-cell office:value-type="float" office:value="53.66" calcext:value-type="float">
            <text:p>53.66</text:p>
          </table:table-cell>
          <table:table-cell table:style-name="ce5" office:value-type="float" office:value="76.83" calcext:value-type="float">
            <text:p>76.83</text:p>
          </table:table-cell>
          <table:table-cell office:value-type="float" office:value="76.83" calcext:value-type="float">
            <text:p>76.83</text:p>
          </table:table-cell>
          <table:table-cell office:value-type="float" office:value="73.17" calcext:value-type="float">
            <text:p>73.17</text:p>
          </table:table-cell>
          <table:table-cell office:value-type="float" office:value="80.49" calcext:value-type="float">
            <text:p>80.49</text:p>
          </table:table-cell>
          <table:table-cell office:value-type="float" office:value="78.95" calcext:value-type="float">
            <text:p>78.95</text:p>
          </table:table-cell>
          <table:table-cell office:value-type="float" office:value="75" calcext:value-type="float">
            <text:p>75</text:p>
          </table:table-cell>
          <table:table-cell office:value-type="float" office:value="75.95" calcext:value-type="float">
            <text:p>75.9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5.168" calcext:value-type="float">
            <text:p>195.168</text:p>
          </table:table-cell>
          <table:table-cell office:value-type="string" calcext:value-type="string">
            <text:p>417a5097d25b3d777042e4aec0add1a8d8dc0287ff53bc47adf340ac2df42ebe</text:p>
          </table:table-cell>
          <table:table-cell office:value-type="float" office:value="98.78" calcext:value-type="float">
            <text:p>98.7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3.17" calcext:value-type="float">
            <text:p>73.17</text:p>
          </table:table-cell>
          <table:table-cell office:value-type="float" office:value="80.49" calcext:value-type="float">
            <text:p>80.49</text:p>
          </table:table-cell>
          <table:table-cell office:value-type="float" office:value="78.95" calcext:value-type="float">
            <text:p>78.95</text:p>
          </table:table-cell>
          <table:table-cell office:value-type="float" office:value="75" calcext:value-type="float">
            <text:p>75</text:p>
          </table:table-cell>
          <table:table-cell office:value-type="float" office:value="75.95" calcext:value-type="float">
            <text:p>75.9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1.987" calcext:value-type="float">
            <text:p>71.987</text:p>
          </table:table-cell>
          <table:table-cell office:value-type="string" calcext:value-type="string">
            <text:p>417a5097d25b3d777042e4aec0add1a8d8dc0287ff53bc47adf340ac2df42ebe</text:p>
          </table:table-cell>
          <table:table-cell office:value-type="float" office:value="98.78" calcext:value-type="float">
            <text:p>98.7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3.17" calcext:value-type="float">
            <text:p>73.17</text:p>
          </table:table-cell>
          <table:table-cell office:value-type="float" office:value="80.49" calcext:value-type="float">
            <text:p>80.49</text:p>
          </table:table-cell>
          <table:table-cell office:value-type="float" office:value="78.95" calcext:value-type="float">
            <text:p>78.95</text:p>
          </table:table-cell>
          <table:table-cell office:value-type="float" office:value="75" calcext:value-type="float">
            <text:p>75</text:p>
          </table:table-cell>
          <table:table-cell office:value-type="float" office:value="75.95" calcext:value-type="float">
            <text:p>75.9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.733" calcext:value-type="float">
            <text:p>70.733</text:p>
          </table:table-cell>
          <table:table-cell office:value-type="string" calcext:value-type="string">
            <text:p>417a5097d25b3d777042e4aec0add1a8d8dc0287ff53bc47adf340ac2df42ebe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2.36" calcext:value-type="float">
            <text:p>72.36</text:p>
          </table:table-cell>
          <table:table-cell office:value-type="float" office:value="78.86" calcext:value-type="float">
            <text:p>78.86</text:p>
          </table:table-cell>
          <table:table-cell office:value-type="float" office:value="77.39" calcext:value-type="float">
            <text:p>77.39</text:p>
          </table:table-cell>
          <table:table-cell office:value-type="float" office:value="74.05" calcext:value-type="float">
            <text:p>74.05</text:p>
          </table:table-cell>
          <table:table-cell office:value-type="float" office:value="74.79" calcext:value-type="float">
            <text:p>74.7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.173" calcext:value-type="float">
            <text:p>70.173</text:p>
          </table:table-cell>
          <table:table-cell office:value-type="string" calcext:value-type="string">
            <text:p>58a5aa4ba8fbf615726b925e091b2ef299af1fe949c089eeb413be173a4346f5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2.36" calcext:value-type="float">
            <text:p>72.36</text:p>
          </table:table-cell>
          <table:table-cell office:value-type="float" office:value="78.86" calcext:value-type="float">
            <text:p>78.86</text:p>
          </table:table-cell>
          <table:table-cell office:value-type="float" office:value="77.39" calcext:value-type="float">
            <text:p>77.39</text:p>
          </table:table-cell>
          <table:table-cell office:value-type="float" office:value="74.05" calcext:value-type="float">
            <text:p>74.05</text:p>
          </table:table-cell>
          <table:table-cell office:value-type="float" office:value="74.79" calcext:value-type="float">
            <text:p>74.7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6.566" calcext:value-type="float">
            <text:p>66.566</text:p>
          </table:table-cell>
          <table:table-cell office:value-type="string" calcext:value-type="string">
            <text:p>58a5aa4ba8fbf615726b925e091b2ef299af1fe949c089eeb413be173a4346f5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2.36" calcext:value-type="float">
            <text:p>72.36</text:p>
          </table:table-cell>
          <table:table-cell office:value-type="float" office:value="78.86" calcext:value-type="float">
            <text:p>78.86</text:p>
          </table:table-cell>
          <table:table-cell office:value-type="float" office:value="77.39" calcext:value-type="float">
            <text:p>77.39</text:p>
          </table:table-cell>
          <table:table-cell office:value-type="float" office:value="74.05" calcext:value-type="float">
            <text:p>74.05</text:p>
          </table:table-cell>
          <table:table-cell office:value-type="float" office:value="74.79" calcext:value-type="float">
            <text:p>74.7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1.664" calcext:value-type="float">
            <text:p>71.664</text:p>
          </table:table-cell>
          <table:table-cell office:value-type="string" calcext:value-type="string">
            <text:p>58a5aa4ba8fbf615726b925e091b2ef299af1fe949c089eeb413be173a4346f5</text:p>
          </table:table-cell>
          <table:table-cell office:value-type="float" office:value="99.47" calcext:value-type="float">
            <text:p>99.4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54" calcext:value-type="float">
            <text:p>78.54</text:p>
          </table:table-cell>
          <table:table-cell office:value-type="float" office:value="87.48" calcext:value-type="float">
            <text:p>87.48</text:p>
          </table:table-cell>
          <table:table-cell office:value-type="float" office:value="86.27" calcext:value-type="float">
            <text:p>86.27</text:p>
          </table:table-cell>
          <table:table-cell office:value-type="float" office:value="80.3" calcext:value-type="float">
            <text:p>80.3</text:p>
          </table:table-cell>
          <table:table-cell office:value-type="float" office:value="82.21" calcext:value-type="float">
            <text:p>82.21</text:p>
          </table:table-cell>
          <table:table-cell office:value-type="float" office:value="18.74" calcext:value-type="float">
            <text:p>18.74</text:p>
          </table:table-cell>
          <table:table-cell office:value-type="float" office:value="5000" calcext:value-type="float">
            <text:p>5000</text:p>
          </table:table-cell>
          <table:table-cell office:value-type="float" office:value="516800" calcext:value-type="float">
            <text:p>516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3865.42" calcext:value-type="float">
            <text:p>3865.42</text:p>
          </table:table-cell>
          <table:table-cell office:value-type="string" calcext:value-type="string">
            <text:p>("a867a986d7cbdd9a08539859d46e03320fdb3d6a07310eea557b4a133624f814", "7e86eae0cbade0638e26151bf133aed67196310aa45629ad567e2a8c9f5a29bd", "e42750e047475291caf9a695a20be4b0beb9ad2c9ea2265047b04f375484989f", "ab170f80dd3477253f43a87e2dac6bd99790665189f5c8c60e69b24c83139cd7", "cc348b02b35623f2f6630f311b6f079846dcd05bd57f44c9afe0e6c2c1e8e2e0"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47" calcext:value-type="float">
            <text:p>98.47</text:p>
          </table:table-cell>
          <table:table-cell office:value-type="float" office:value="53.66" calcext:value-type="float">
            <text:p>53.66</text:p>
          </table:table-cell>
          <table:table-cell table:style-name="ce5" office:value-type="float" office:value="76.83" calcext:value-type="float">
            <text:p>76.83</text:p>
          </table:table-cell>
          <table:table-cell office:value-type="float" office:value="76.83" calcext:value-type="float">
            <text:p>76.83</text:p>
          </table:table-cell>
          <table:table-cell office:value-type="float" office:value="76.42" calcext:value-type="float">
            <text:p>76.42</text:p>
          </table:table-cell>
          <table:table-cell office:value-type="float" office:value="77.24" calcext:value-type="float">
            <text:p>77.24</text:p>
          </table:table-cell>
          <table:table-cell office:value-type="float" office:value="77.05" calcext:value-type="float">
            <text:p>77.05</text:p>
          </table:table-cell>
          <table:table-cell office:value-type="float" office:value="76.61" calcext:value-type="float">
            <text:p>76.61</text:p>
          </table:table-cell>
          <table:table-cell office:value-type="float" office:value="76.73" calcext:value-type="float">
            <text:p>76.73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2.665" calcext:value-type="float">
            <text:p>192.665</text:p>
          </table:table-cell>
          <table:table-cell office:value-type="string" calcext:value-type="string">
            <text:p>d2b5165c8219a7ba34c625ade273cfceea14f14079c7266f622c6991a991037b</text:p>
          </table:table-cell>
          <table:table-cell office:value-type="float" office:value="98.47" calcext:value-type="float">
            <text:p>98.47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6.42" calcext:value-type="float">
            <text:p>76.42</text:p>
          </table:table-cell>
          <table:table-cell office:value-type="float" office:value="77.24" calcext:value-type="float">
            <text:p>77.24</text:p>
          </table:table-cell>
          <table:table-cell office:value-type="float" office:value="77.05" calcext:value-type="float">
            <text:p>77.05</text:p>
          </table:table-cell>
          <table:table-cell office:value-type="float" office:value="76.61" calcext:value-type="float">
            <text:p>76.61</text:p>
          </table:table-cell>
          <table:table-cell office:value-type="float" office:value="76.73" calcext:value-type="float">
            <text:p>76.73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3.215" calcext:value-type="float">
            <text:p>143.215</text:p>
          </table:table-cell>
          <table:table-cell office:value-type="string" calcext:value-type="string">
            <text:p>d2b5165c8219a7ba34c625ade273cfceea14f14079c7266f622c6991a991037b</text:p>
          </table:table-cell>
          <table:table-cell office:value-type="float" office:value="98.47" calcext:value-type="float">
            <text:p>98.47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6.42" calcext:value-type="float">
            <text:p>76.42</text:p>
          </table:table-cell>
          <table:table-cell office:value-type="float" office:value="77.24" calcext:value-type="float">
            <text:p>77.24</text:p>
          </table:table-cell>
          <table:table-cell office:value-type="float" office:value="77.05" calcext:value-type="float">
            <text:p>77.05</text:p>
          </table:table-cell>
          <table:table-cell office:value-type="float" office:value="76.61" calcext:value-type="float">
            <text:p>76.61</text:p>
          </table:table-cell>
          <table:table-cell office:value-type="float" office:value="76.73" calcext:value-type="float">
            <text:p>76.73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6.88" calcext:value-type="float">
            <text:p>136.88</text:p>
          </table:table-cell>
          <table:table-cell office:value-type="string" calcext:value-type="string">
            <text:p>d2b5165c8219a7ba34c625ade273cfceea14f14079c7266f622c6991a991037b</text:p>
          </table:table-cell>
          <table:table-cell office:value-type="float" office:value="97.45" calcext:value-type="float">
            <text:p>97.4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4.8" calcext:value-type="float">
            <text:p>74.8</text:p>
          </table:table-cell>
          <table:table-cell office:value-type="float" office:value="77.24" calcext:value-type="float">
            <text:p>77.24</text:p>
          </table:table-cell>
          <table:table-cell office:value-type="float" office:value="76.67" calcext:value-type="float">
            <text:p>76.67</text:p>
          </table:table-cell>
          <table:table-cell office:value-type="float" office:value="75.4" calcext:value-type="float">
            <text:p>75.4</text:p>
          </table:table-cell>
          <table:table-cell office:value-type="float" office:value="75.72" calcext:value-type="float">
            <text:p>75.72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5.77" calcext:value-type="float">
            <text:p>105.77</text:p>
          </table:table-cell>
          <table:table-cell office:value-type="string" calcext:value-type="string">
            <text:p>4d2aea6774aee1b1d83e7b396daf7e16b5a844e4f6cdaa94a9fc4a7e7f68b100</text:p>
          </table:table-cell>
          <table:table-cell office:value-type="float" office:value="97.45" calcext:value-type="float">
            <text:p>97.4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4.8" calcext:value-type="float">
            <text:p>74.8</text:p>
          </table:table-cell>
          <table:table-cell office:value-type="float" office:value="77.24" calcext:value-type="float">
            <text:p>77.24</text:p>
          </table:table-cell>
          <table:table-cell office:value-type="float" office:value="76.67" calcext:value-type="float">
            <text:p>76.67</text:p>
          </table:table-cell>
          <table:table-cell office:value-type="float" office:value="75.4" calcext:value-type="float">
            <text:p>75.4</text:p>
          </table:table-cell>
          <table:table-cell office:value-type="float" office:value="75.72" calcext:value-type="float">
            <text:p>75.72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11.304" calcext:value-type="float">
            <text:p>111.304</text:p>
          </table:table-cell>
          <table:table-cell office:value-type="string" calcext:value-type="string">
            <text:p>4d2aea6774aee1b1d83e7b396daf7e16b5a844e4f6cdaa94a9fc4a7e7f68b100</text:p>
          </table:table-cell>
          <table:table-cell office:value-type="float" office:value="97.45" calcext:value-type="float">
            <text:p>97.4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4.8" calcext:value-type="float">
            <text:p>74.8</text:p>
          </table:table-cell>
          <table:table-cell office:value-type="float" office:value="77.24" calcext:value-type="float">
            <text:p>77.24</text:p>
          </table:table-cell>
          <table:table-cell office:value-type="float" office:value="76.67" calcext:value-type="float">
            <text:p>76.67</text:p>
          </table:table-cell>
          <table:table-cell office:value-type="float" office:value="75.4" calcext:value-type="float">
            <text:p>75.4</text:p>
          </table:table-cell>
          <table:table-cell office:value-type="float" office:value="75.72" calcext:value-type="float">
            <text:p>75.72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12.454" calcext:value-type="float">
            <text:p>112.454</text:p>
          </table:table-cell>
          <table:table-cell office:value-type="string" calcext:value-type="string">
            <text:p>4d2aea6774aee1b1d83e7b396daf7e16b5a844e4f6cdaa94a9fc4a7e7f68b100</text:p>
          </table:table-cell>
          <table:table-cell office:value-type="float" office:value="99.43" calcext:value-type="float">
            <text:p>99.43</text:p>
          </table:table-cell>
          <table:table-cell office:value-type="float" office:value="62.76" calcext:value-type="float">
            <text:p>62.76</text:p>
          </table:table-cell>
          <table:table-cell table:number-columns-repeated="2" office:value-type="float" office:value="81.38" calcext:value-type="float">
            <text:p>81.38</text:p>
          </table:table-cell>
          <table:table-cell office:value-type="float" office:value="77.56" calcext:value-type="float">
            <text:p>77.56</text:p>
          </table:table-cell>
          <table:table-cell office:value-type="float" office:value="85.2" calcext:value-type="float">
            <text:p>85.2</text:p>
          </table:table-cell>
          <table:table-cell office:value-type="float" office:value="84" calcext:value-type="float">
            <text:p>84</text:p>
          </table:table-cell>
          <table:table-cell office:value-type="float" office:value="79.15" calcext:value-type="float">
            <text:p>79.15</text:p>
          </table:table-cell>
          <table:table-cell office:value-type="float" office:value="80.65" calcext:value-type="float">
            <text:p>80.65</text:p>
          </table:table-cell>
          <table:table-cell office:value-type="float" office:value="18.19" calcext:value-type="float">
            <text:p>18.19</text:p>
          </table:table-cell>
          <table:table-cell office:value-type="float" office:value="5000" calcext:value-type="float">
            <text:p>5000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400" calcext:value-type="float">
            <text:p>202400</text:p>
          </table:table-cell>
          <table:table-cell office:value-type="float" office:value="3910.084" calcext:value-type="float">
            <text:p>3910.084</text:p>
          </table:table-cell>
          <table:table-cell office:value-type="string" calcext:value-type="string">
            <text:p>("e70066eca4fbb5c57b4d6312a38c07e4e767c7a72ad8e012907c0620191791f3", "d841bbdf920f4726a379f8d8570222ec92c8d10cc9199d6a841012793263cad9", "adf23c5ee21725101723f2b1eed1826c8b2b5be8d5facadc2b68691bced4a3e1", "dce3ca0c16736ebc11a9a80ead11663903ae29fb4eef59bde6fb6230bbcb8824", "888304afdf31fa684f7380e4dffe2aeccd6c26f3d0292d5ffe8c7f9c84bad194"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88" calcext:value-type="float">
            <text:p>98.88</text:p>
          </table:table-cell>
          <table:table-cell office:value-type="float" office:value="43.09" calcext:value-type="float">
            <text:p>43.09</text:p>
          </table:table-cell>
          <table:table-cell table:style-name="ce5" office:value-type="float" office:value="71.54" calcext:value-type="float">
            <text:p>71.54</text:p>
          </table:table-cell>
          <table:table-cell office:value-type="float" office:value="71.54" calcext:value-type="float">
            <text:p>71.54</text:p>
          </table:table-cell>
          <table:table-cell office:value-type="float" office:value="76.42" calcext:value-type="float">
            <text:p>76.42</text:p>
          </table:table-cell>
          <table:table-cell office:value-type="float" office:value="66.67" calcext:value-type="float">
            <text:p>66.67</text:p>
          </table:table-cell>
          <table:table-cell office:value-type="float" office:value="69.63" calcext:value-type="float">
            <text:p>69.63</text:p>
          </table:table-cell>
          <table:table-cell office:value-type="float" office:value="73.87" calcext:value-type="float">
            <text:p>73.87</text:p>
          </table:table-cell>
          <table:table-cell office:value-type="float" office:value="72.87" calcext:value-type="float">
            <text:p>72.87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7.685" calcext:value-type="float">
            <text:p>117.685</text:p>
          </table:table-cell>
          <table:table-cell office:value-type="string" calcext:value-type="string">
            <text:p>225f9e0cd194f50869a25d8811a553d635c437166200411572eeb98a24d60ca5</text:p>
          </table:table-cell>
          <table:table-cell office:value-type="float" office:value="98.88" calcext:value-type="float">
            <text:p>98.88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6.42" calcext:value-type="float">
            <text:p>76.42</text:p>
          </table:table-cell>
          <table:table-cell office:value-type="float" office:value="66.67" calcext:value-type="float">
            <text:p>66.67</text:p>
          </table:table-cell>
          <table:table-cell office:value-type="float" office:value="69.63" calcext:value-type="float">
            <text:p>69.63</text:p>
          </table:table-cell>
          <table:table-cell office:value-type="float" office:value="73.87" calcext:value-type="float">
            <text:p>73.87</text:p>
          </table:table-cell>
          <table:table-cell office:value-type="float" office:value="72.87" calcext:value-type="float">
            <text:p>72.87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9.245" calcext:value-type="float">
            <text:p>109.245</text:p>
          </table:table-cell>
          <table:table-cell office:value-type="string" calcext:value-type="string">
            <text:p>225f9e0cd194f50869a25d8811a553d635c437166200411572eeb98a24d60ca5</text:p>
          </table:table-cell>
          <table:table-cell office:value-type="float" office:value="98.88" calcext:value-type="float">
            <text:p>98.88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6.42" calcext:value-type="float">
            <text:p>76.42</text:p>
          </table:table-cell>
          <table:table-cell office:value-type="float" office:value="66.67" calcext:value-type="float">
            <text:p>66.67</text:p>
          </table:table-cell>
          <table:table-cell office:value-type="float" office:value="69.63" calcext:value-type="float">
            <text:p>69.63</text:p>
          </table:table-cell>
          <table:table-cell office:value-type="float" office:value="73.87" calcext:value-type="float">
            <text:p>73.87</text:p>
          </table:table-cell>
          <table:table-cell office:value-type="float" office:value="72.87" calcext:value-type="float">
            <text:p>72.87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8.386" calcext:value-type="float">
            <text:p>108.386</text:p>
          </table:table-cell>
          <table:table-cell office:value-type="string" calcext:value-type="string">
            <text:p>225f9e0cd194f50869a25d8811a553d635c437166200411572eeb98a24d60ca5</text:p>
          </table:table-cell>
          <table:table-cell office:value-type="float" office:value="97.15" calcext:value-type="float">
            <text:p>97.15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2.36" calcext:value-type="float">
            <text:p>72.36</text:p>
          </table:table-cell>
          <table:table-cell office:value-type="float" office:value="78.05" calcext:value-type="float">
            <text:p>78.05</text:p>
          </table:table-cell>
          <table:table-cell office:value-type="float" office:value="76.72" calcext:value-type="float">
            <text:p>76.72</text:p>
          </table:table-cell>
          <table:table-cell office:value-type="float" office:value="73.85" calcext:value-type="float">
            <text:p>73.85</text:p>
          </table:table-cell>
          <table:table-cell office:value-type="float" office:value="74.48" calcext:value-type="float">
            <text:p>74.48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5.036" calcext:value-type="float">
            <text:p>105.036</text:p>
          </table:table-cell>
          <table:table-cell office:value-type="string" calcext:value-type="string">
            <text:p>3f1d2213c0fdb445ffc02989c03af08f70b77c8ab6d44bcf31b7740d1c894572</text:p>
          </table:table-cell>
          <table:table-cell office:value-type="float" office:value="97.15" calcext:value-type="float">
            <text:p>97.15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2.36" calcext:value-type="float">
            <text:p>72.36</text:p>
          </table:table-cell>
          <table:table-cell office:value-type="float" office:value="78.05" calcext:value-type="float">
            <text:p>78.05</text:p>
          </table:table-cell>
          <table:table-cell office:value-type="float" office:value="76.72" calcext:value-type="float">
            <text:p>76.72</text:p>
          </table:table-cell>
          <table:table-cell office:value-type="float" office:value="73.85" calcext:value-type="float">
            <text:p>73.85</text:p>
          </table:table-cell>
          <table:table-cell office:value-type="float" office:value="74.48" calcext:value-type="float">
            <text:p>74.48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4.805" calcext:value-type="float">
            <text:p>104.805</text:p>
          </table:table-cell>
          <table:table-cell office:value-type="string" calcext:value-type="string">
            <text:p>3f1d2213c0fdb445ffc02989c03af08f70b77c8ab6d44bcf31b7740d1c894572</text:p>
          </table:table-cell>
          <table:table-cell office:value-type="float" office:value="97.15" calcext:value-type="float">
            <text:p>97.15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2.36" calcext:value-type="float">
            <text:p>72.36</text:p>
          </table:table-cell>
          <table:table-cell office:value-type="float" office:value="78.05" calcext:value-type="float">
            <text:p>78.05</text:p>
          </table:table-cell>
          <table:table-cell office:value-type="float" office:value="76.72" calcext:value-type="float">
            <text:p>76.72</text:p>
          </table:table-cell>
          <table:table-cell office:value-type="float" office:value="73.85" calcext:value-type="float">
            <text:p>73.85</text:p>
          </table:table-cell>
          <table:table-cell office:value-type="float" office:value="74.48" calcext:value-type="float">
            <text:p>74.48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7.637" calcext:value-type="float">
            <text:p>107.637</text:p>
          </table:table-cell>
          <table:table-cell office:value-type="string" calcext:value-type="string">
            <text:p>3f1d2213c0fdb445ffc02989c03af08f70b77c8ab6d44bcf31b7740d1c894572</text:p>
          </table:table-cell>
          <table:table-cell office:value-type="float" office:value="99.55" calcext:value-type="float">
            <text:p>99.55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84.07" calcext:value-type="float">
            <text:p>84.07</text:p>
          </table:table-cell>
          <table:table-cell office:value-type="float" office:value="80.16" calcext:value-type="float">
            <text:p>80.16</text:p>
          </table:table-cell>
          <table:table-cell office:value-type="float" office:value="87.97" calcext:value-type="float">
            <text:p>87.97</text:p>
          </table:table-cell>
          <table:table-cell office:value-type="float" office:value="86.99" calcext:value-type="float">
            <text:p>86.99</text:p>
          </table:table-cell>
          <table:table-cell office:value-type="float" office:value="81.62" calcext:value-type="float">
            <text:p>81.62</text:p>
          </table:table-cell>
          <table:table-cell office:value-type="float" office:value="83.42" calcext:value-type="float">
            <text:p>83.42</text:p>
          </table:table-cell>
          <table:table-cell office:value-type="float" office:value="19.23" calcext:value-type="float">
            <text:p>19.23</text:p>
          </table:table-cell>
          <table:table-cell office:value-type="float" office:value="5000" calcext:value-type="float">
            <text:p>5000</text:p>
          </table:table-cell>
          <table:table-cell office:value-type="float" office:value="514320" calcext:value-type="float">
            <text:p>5143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20" calcext:value-type="float">
            <text:p>59920</text:p>
          </table:table-cell>
          <table:table-cell office:value-type="float" office:value="4133.163" calcext:value-type="float">
            <text:p>4133.163</text:p>
          </table:table-cell>
          <table:table-cell office:value-type="string" calcext:value-type="string">
            <text:p>("ee4e9a3db5cb133490d34f2d23d1bd08d3a84a1ea7211012cd3ef09900ba4e75", "7b0fc684d293f4cd3f1271f75d804fd80a74da5a4b81c4d408855e7180706fa1", "d65c46085ef8503952b96e7f146d9869aba0d5a0d0898c36ee697bac2d7d2e82", "16d0f46edc9f59c852b9ee5049f36c44c15727d4fea5de974288eb52e8559e42", "7464980fb3f8d1619e17e81298f41a06246652513cc30c1ffa2cd2e6459fa261"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57" calcext:value-type="float">
            <text:p>98.57</text:p>
          </table:table-cell>
          <table:table-cell office:value-type="float" office:value="47.97" calcext:value-type="float">
            <text:p>47.97</text:p>
          </table:table-cell>
          <table:table-cell table:style-name="ce5" office:value-type="float" office:value="73.98" calcext:value-type="float">
            <text:p>73.98</text:p>
          </table:table-cell>
          <table:table-cell office:value-type="float" office:value="73.98" calcext:value-type="float">
            <text:p>73.98</text:p>
          </table:table-cell>
          <table:table-cell office:value-type="float" office:value="67.48" calcext:value-type="float">
            <text:p>67.48</text:p>
          </table:table-cell>
          <table:table-cell office:value-type="float" office:value="80.49" calcext:value-type="float">
            <text:p>80.49</text:p>
          </table:table-cell>
          <table:table-cell office:value-type="float" office:value="77.57" calcext:value-type="float">
            <text:p>77.57</text:p>
          </table:table-cell>
          <table:table-cell office:value-type="float" office:value="71.22" calcext:value-type="float">
            <text:p>71.22</text:p>
          </table:table-cell>
          <table:table-cell office:value-type="float" office:value="72.17" calcext:value-type="float">
            <text:p>72.1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4.408" calcext:value-type="float">
            <text:p>164.408</text:p>
          </table:table-cell>
          <table:table-cell office:value-type="string" calcext:value-type="string">
            <text:p>e8aeb568effe26553b566df040c561b263bbe79291891d29f6d7d3e044e41e56</text:p>
          </table:table-cell>
          <table:table-cell office:value-type="float" office:value="98.57" calcext:value-type="float">
            <text:p>98.5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67.48" calcext:value-type="float">
            <text:p>67.48</text:p>
          </table:table-cell>
          <table:table-cell office:value-type="float" office:value="80.49" calcext:value-type="float">
            <text:p>80.49</text:p>
          </table:table-cell>
          <table:table-cell office:value-type="float" office:value="77.57" calcext:value-type="float">
            <text:p>77.57</text:p>
          </table:table-cell>
          <table:table-cell office:value-type="float" office:value="71.22" calcext:value-type="float">
            <text:p>71.22</text:p>
          </table:table-cell>
          <table:table-cell office:value-type="float" office:value="72.17" calcext:value-type="float">
            <text:p>72.1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57.247" calcext:value-type="float">
            <text:p>157.247</text:p>
          </table:table-cell>
          <table:table-cell office:value-type="string" calcext:value-type="string">
            <text:p>e8aeb568effe26553b566df040c561b263bbe79291891d29f6d7d3e044e41e56</text:p>
          </table:table-cell>
          <table:table-cell office:value-type="float" office:value="98.57" calcext:value-type="float">
            <text:p>98.5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67.48" calcext:value-type="float">
            <text:p>67.48</text:p>
          </table:table-cell>
          <table:table-cell office:value-type="float" office:value="80.49" calcext:value-type="float">
            <text:p>80.49</text:p>
          </table:table-cell>
          <table:table-cell office:value-type="float" office:value="77.57" calcext:value-type="float">
            <text:p>77.57</text:p>
          </table:table-cell>
          <table:table-cell office:value-type="float" office:value="71.22" calcext:value-type="float">
            <text:p>71.22</text:p>
          </table:table-cell>
          <table:table-cell office:value-type="float" office:value="72.17" calcext:value-type="float">
            <text:p>72.1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55.399" calcext:value-type="float">
            <text:p>155.399</text:p>
          </table:table-cell>
          <table:table-cell office:value-type="string" calcext:value-type="string">
            <text:p>e8aeb568effe26553b566df040c561b263bbe79291891d29f6d7d3e044e41e56</text:p>
          </table:table-cell>
          <table:table-cell office:value-type="float" office:value="96.84" calcext:value-type="float">
            <text:p>96.84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9.11" calcext:value-type="float">
            <text:p>69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08" calcext:value-type="float">
            <text:p>70.08</text:p>
          </table:table-cell>
          <table:table-cell office:value-type="float" office:value="70.25" calcext:value-type="float">
            <text:p>70.25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1.718" calcext:value-type="float">
            <text:p>161.718</text:p>
          </table:table-cell>
          <table:table-cell office:value-type="string" calcext:value-type="string">
            <text:p>56b0755cc1fa41abbd4b158ec4c9fa274da19a64335b8b4b5835c1ab23effaa4</text:p>
          </table:table-cell>
          <table:table-cell office:value-type="float" office:value="96.84" calcext:value-type="float">
            <text:p>96.84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9.11" calcext:value-type="float">
            <text:p>69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08" calcext:value-type="float">
            <text:p>70.08</text:p>
          </table:table-cell>
          <table:table-cell office:value-type="float" office:value="70.25" calcext:value-type="float">
            <text:p>70.25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50.764" calcext:value-type="float">
            <text:p>150.764</text:p>
          </table:table-cell>
          <table:table-cell office:value-type="string" calcext:value-type="string">
            <text:p>56b0755cc1fa41abbd4b158ec4c9fa274da19a64335b8b4b5835c1ab23effaa4</text:p>
          </table:table-cell>
          <table:table-cell office:value-type="float" office:value="96.84" calcext:value-type="float">
            <text:p>96.84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9.11" calcext:value-type="float">
            <text:p>69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08" calcext:value-type="float">
            <text:p>70.08</text:p>
          </table:table-cell>
          <table:table-cell office:value-type="float" office:value="70.25" calcext:value-type="float">
            <text:p>70.25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50.219" calcext:value-type="float">
            <text:p>150.219</text:p>
          </table:table-cell>
          <table:table-cell office:value-type="string" calcext:value-type="string">
            <text:p>56b0755cc1fa41abbd4b158ec4c9fa274da19a64335b8b4b5835c1ab23effaa4</text:p>
          </table:table-cell>
          <table:table-cell office:value-type="float" office:value="99.47" calcext:value-type="float">
            <text:p>99.47</text:p>
          </table:table-cell>
          <table:table-cell office:value-type="float" office:value="59.67" calcext:value-type="float">
            <text:p>59.67</text:p>
          </table:table-cell>
          <table:table-cell table:number-columns-repeated="2" office:value-type="float" office:value="79.84" calcext:value-type="float">
            <text:p>79.84</text:p>
          </table:table-cell>
          <table:table-cell office:value-type="float" office:value="78.21" calcext:value-type="float">
            <text:p>78.21</text:p>
          </table:table-cell>
          <table:table-cell office:value-type="float" office:value="81.46" calcext:value-type="float">
            <text:p>81.46</text:p>
          </table:table-cell>
          <table:table-cell office:value-type="float" office:value="80.84" calcext:value-type="float">
            <text:p>80.84</text:p>
          </table:table-cell>
          <table:table-cell office:value-type="float" office:value="78.9" calcext:value-type="float">
            <text:p>78.9</text:p>
          </table:table-cell>
          <table:table-cell office:value-type="float" office:value="79.5" calcext:value-type="float">
            <text:p>79.5</text:p>
          </table:table-cell>
          <table:table-cell office:value-type="float" office:value="18.49" calcext:value-type="float">
            <text:p>18.49</text:p>
          </table:table-cell>
          <table:table-cell office:value-type="float" office:value="5000" calcext:value-type="float">
            <text:p>5000</text:p>
          </table:table-cell>
          <table:table-cell office:value-type="float" office:value="510680" calcext:value-type="float">
            <text:p>510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920" calcext:value-type="float">
            <text:p>465920</text:p>
          </table:table-cell>
          <table:table-cell office:value-type="float" office:value="3606.705" calcext:value-type="float">
            <text:p>3606.705</text:p>
          </table:table-cell>
          <table:table-cell office:value-type="string" calcext:value-type="string">
            <text:p>("2ec387d90ebf31c9727b798287033423ccb0b50d83f9a6d235bce643dc626bb2", "870534ef80a2fe680f090cb55fba2aab3c15ae06678640fee2b864fe8fa079c7", "515bcdc1187e1b5156767b38faff553c10a839d170cb29f9a296d1630ab39bf7", "55f7df6c5e3007ef4b395d43a15449efc2fbc4c2145253140a53e4141f98cbc8", "b51aea5af3d7f11e0ac6bee63e56e924d0441851a8efc1e0728fad782dccff09"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88" calcext:value-type="float">
            <text:p>98.88</text:p>
          </table:table-cell>
          <table:table-cell office:value-type="float" office:value="53.66" calcext:value-type="float">
            <text:p>53.66</text:p>
          </table:table-cell>
          <table:table-cell table:style-name="ce5" office:value-type="float" office:value="76.83" calcext:value-type="float">
            <text:p>76.83</text:p>
          </table:table-cell>
          <table:table-cell office:value-type="float" office:value="76.83" calcext:value-type="float">
            <text:p>76.83</text:p>
          </table:table-cell>
          <table:table-cell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7.97" calcext:value-type="float">
            <text:p>77.97</text:p>
          </table:table-cell>
          <table:table-cell office:value-type="float" office:value="75.78" calcext:value-type="float">
            <text:p>75.78</text:p>
          </table:table-cell>
          <table:table-cell office:value-type="float" office:value="76.35" calcext:value-type="float">
            <text:p>76.35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.067" calcext:value-type="float">
            <text:p>70.067</text:p>
          </table:table-cell>
          <table:table-cell office:value-type="string" calcext:value-type="string">
            <text:p>2fba4eb6b8bbc73941a0a519559c5f21a0b13deb505bd2b9d6a2ad9c2c36a5ad</text:p>
          </table:table-cell>
          <table:table-cell office:value-type="float" office:value="98.88" calcext:value-type="float">
            <text:p>98.8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7.97" calcext:value-type="float">
            <text:p>77.97</text:p>
          </table:table-cell>
          <table:table-cell office:value-type="float" office:value="75.78" calcext:value-type="float">
            <text:p>75.78</text:p>
          </table:table-cell>
          <table:table-cell office:value-type="float" office:value="76.35" calcext:value-type="float">
            <text:p>76.35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7.906" calcext:value-type="float">
            <text:p>67.906</text:p>
          </table:table-cell>
          <table:table-cell office:value-type="string" calcext:value-type="string">
            <text:p>2fba4eb6b8bbc73941a0a519559c5f21a0b13deb505bd2b9d6a2ad9c2c36a5ad</text:p>
          </table:table-cell>
          <table:table-cell office:value-type="float" office:value="98.88" calcext:value-type="float">
            <text:p>98.8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7.97" calcext:value-type="float">
            <text:p>77.97</text:p>
          </table:table-cell>
          <table:table-cell office:value-type="float" office:value="75.78" calcext:value-type="float">
            <text:p>75.78</text:p>
          </table:table-cell>
          <table:table-cell office:value-type="float" office:value="76.35" calcext:value-type="float">
            <text:p>76.35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8.115" calcext:value-type="float">
            <text:p>68.115</text:p>
          </table:table-cell>
          <table:table-cell office:value-type="string" calcext:value-type="string">
            <text:p>2fba4eb6b8bbc73941a0a519559c5f21a0b13deb505bd2b9d6a2ad9c2c36a5ad</text:p>
          </table:table-cell>
          <table:table-cell office:value-type="float" office:value="97.56" calcext:value-type="float">
            <text:p>97.56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3.17" calcext:value-type="float">
            <text:p>73.17</text:p>
          </table:table-cell>
          <table:table-cell office:value-type="float" office:value="79.67" calcext:value-type="float">
            <text:p>79.67</text:p>
          </table:table-cell>
          <table:table-cell office:value-type="float" office:value="78.26" calcext:value-type="float">
            <text:p>78.26</text:p>
          </table:table-cell>
          <table:table-cell office:value-type="float" office:value="74.81" calcext:value-type="float">
            <text:p>74.81</text:p>
          </table:table-cell>
          <table:table-cell office:value-type="float" office:value="75.63" calcext:value-type="float">
            <text:p>75.63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8.49" calcext:value-type="float">
            <text:p>68.49</text:p>
          </table:table-cell>
          <table:table-cell office:value-type="string" calcext:value-type="string">
            <text:p>e2bf681b69a79a7bb006c6fe4770df408679e1657db461bb7233190f4a061759</text:p>
          </table:table-cell>
          <table:table-cell office:value-type="float" office:value="97.56" calcext:value-type="float">
            <text:p>97.56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3.17" calcext:value-type="float">
            <text:p>73.17</text:p>
          </table:table-cell>
          <table:table-cell office:value-type="float" office:value="79.67" calcext:value-type="float">
            <text:p>79.67</text:p>
          </table:table-cell>
          <table:table-cell office:value-type="float" office:value="78.26" calcext:value-type="float">
            <text:p>78.26</text:p>
          </table:table-cell>
          <table:table-cell office:value-type="float" office:value="74.81" calcext:value-type="float">
            <text:p>74.81</text:p>
          </table:table-cell>
          <table:table-cell office:value-type="float" office:value="75.63" calcext:value-type="float">
            <text:p>75.63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8.833" calcext:value-type="float">
            <text:p>68.833</text:p>
          </table:table-cell>
          <table:table-cell office:value-type="string" calcext:value-type="string">
            <text:p>e2bf681b69a79a7bb006c6fe4770df408679e1657db461bb7233190f4a061759</text:p>
          </table:table-cell>
          <table:table-cell office:value-type="float" office:value="97.56" calcext:value-type="float">
            <text:p>97.56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3.17" calcext:value-type="float">
            <text:p>73.17</text:p>
          </table:table-cell>
          <table:table-cell office:value-type="float" office:value="79.67" calcext:value-type="float">
            <text:p>79.67</text:p>
          </table:table-cell>
          <table:table-cell office:value-type="float" office:value="78.26" calcext:value-type="float">
            <text:p>78.26</text:p>
          </table:table-cell>
          <table:table-cell office:value-type="float" office:value="74.81" calcext:value-type="float">
            <text:p>74.81</text:p>
          </table:table-cell>
          <table:table-cell office:value-type="float" office:value="75.63" calcext:value-type="float">
            <text:p>75.63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9.761" calcext:value-type="float">
            <text:p>69.761</text:p>
          </table:table-cell>
          <table:table-cell office:value-type="string" calcext:value-type="string">
            <text:p>e2bf681b69a79a7bb006c6fe4770df408679e1657db461bb7233190f4a061759</text:p>
          </table:table-cell>
          <table:table-cell office:value-type="float" office:value="99.27" calcext:value-type="float">
            <text:p>99.2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5.12" calcext:value-type="float">
            <text:p>75.12</text:p>
          </table:table-cell>
          <table:table-cell office:value-type="float" office:value="90.89" calcext:value-type="float">
            <text:p>90.89</text:p>
          </table:table-cell>
          <table:table-cell office:value-type="float" office:value="89.19" calcext:value-type="float">
            <text:p>89.19</text:p>
          </table:table-cell>
          <table:table-cell office:value-type="float" office:value="78.51" calcext:value-type="float">
            <text:p>78.51</text:p>
          </table:table-cell>
          <table:table-cell office:value-type="float" office:value="81.55" calcext:value-type="float">
            <text:p>81.55</text:p>
          </table:table-cell>
          <table:table-cell office:value-type="float" office:value="19.06" calcext:value-type="float">
            <text:p>19.06</text:p>
          </table:table-cell>
          <table:table-cell office:value-type="float" office:value="5000" calcext:value-type="float">
            <text:p>5000</text:p>
          </table:table-cell>
          <table:table-cell office:value-type="float" office:value="516120" calcext:value-type="float">
            <text:p>516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67520" calcext:value-type="float">
            <text:p>267520</text:p>
          </table:table-cell>
          <table:table-cell office:value-type="float" office:value="5186.395" calcext:value-type="float">
            <text:p>5186.395</text:p>
          </table:table-cell>
          <table:table-cell office:value-type="string" calcext:value-type="string">
            <text:p>("b20e467157ba73c168a66bf9c4952ba8d85dade7bd461bbb401623b928acc28c", "ac6efe93a269ff96a207bdd4be161ae55edfb2178489154efb251521d97053d9", "753f76e08799779cddbf556cbbc6a5c1819845165c9fea94f6fb7c93f841c79b", "d5ee4334321ab8c833ff8c290ddbb45ad2977c615be397bbf5966229916d912c", "4670f51dd4d53168f1c149708c62f3c55142e52a6fe2ebe40ce5f1e0aeb5912d"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style-name="ce5" office:value-type="float" office:value="77.24" calcext:value-type="float">
            <text:p>77.24</text:p>
          </table:table-cell>
          <table:table-cell office:value-type="float" office:value="77.24" calcext:value-type="float">
            <text:p>77.24</text:p>
          </table:table-cell>
          <table:table-cell office:value-type="float" office:value="79.67" calcext:value-type="float">
            <text:p>79.67</text:p>
          </table:table-cell>
          <table:table-cell office:value-type="float" office:value="74.8" calcext:value-type="float">
            <text:p>74.8</text:p>
          </table:table-cell>
          <table:table-cell office:value-type="float" office:value="75.97" calcext:value-type="float">
            <text:p>75.97</text:p>
          </table:table-cell>
          <table:table-cell office:value-type="float" office:value="78.63" calcext:value-type="float">
            <text:p>78.63</text:p>
          </table:table-cell>
          <table:table-cell office:value-type="float" office:value="77.78" calcext:value-type="float">
            <text:p>77.7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17.241" calcext:value-type="float">
            <text:p>117.241</text:p>
          </table:table-cell>
          <table:table-cell office:value-type="string" calcext:value-type="string">
            <text:p>c14fa4f2ccd18bc5e13b25afe7c0340f05a0792ee1df6cf83aa0b98dbc0bdbe4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9.67" calcext:value-type="float">
            <text:p>79.67</text:p>
          </table:table-cell>
          <table:table-cell office:value-type="float" office:value="74.8" calcext:value-type="float">
            <text:p>74.8</text:p>
          </table:table-cell>
          <table:table-cell office:value-type="float" office:value="75.97" calcext:value-type="float">
            <text:p>75.97</text:p>
          </table:table-cell>
          <table:table-cell office:value-type="float" office:value="78.63" calcext:value-type="float">
            <text:p>78.63</text:p>
          </table:table-cell>
          <table:table-cell office:value-type="float" office:value="77.78" calcext:value-type="float">
            <text:p>77.7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16.529" calcext:value-type="float">
            <text:p>116.529</text:p>
          </table:table-cell>
          <table:table-cell office:value-type="string" calcext:value-type="string">
            <text:p>c14fa4f2ccd18bc5e13b25afe7c0340f05a0792ee1df6cf83aa0b98dbc0bdbe4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9.67" calcext:value-type="float">
            <text:p>79.67</text:p>
          </table:table-cell>
          <table:table-cell office:value-type="float" office:value="74.8" calcext:value-type="float">
            <text:p>74.8</text:p>
          </table:table-cell>
          <table:table-cell office:value-type="float" office:value="75.97" calcext:value-type="float">
            <text:p>75.97</text:p>
          </table:table-cell>
          <table:table-cell office:value-type="float" office:value="78.63" calcext:value-type="float">
            <text:p>78.63</text:p>
          </table:table-cell>
          <table:table-cell office:value-type="float" office:value="77.78" calcext:value-type="float">
            <text:p>77.7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17.867" calcext:value-type="float">
            <text:p>117.867</text:p>
          </table:table-cell>
          <table:table-cell office:value-type="string" calcext:value-type="string">
            <text:p>c14fa4f2ccd18bc5e13b25afe7c0340f05a0792ee1df6cf83aa0b98dbc0bdbe4</text:p>
          </table:table-cell>
          <table:table-cell office:value-type="float" office:value="97.05" calcext:value-type="float">
            <text:p>97.05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6.42" calcext:value-type="float">
            <text:p>76.42</text:p>
          </table:table-cell>
          <table:table-cell office:value-type="float" office:value="76.8" calcext:value-type="float">
            <text:p>76.8</text:p>
          </table:table-cell>
          <table:table-cell office:value-type="float" office:value="77.69" calcext:value-type="float">
            <text:p>77.69</text:p>
          </table:table-cell>
          <table:table-cell office:value-type="float" office:value="77.42" calcext:value-type="float">
            <text:p>77.42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8.039" calcext:value-type="float">
            <text:p>78.039</text:p>
          </table:table-cell>
          <table:table-cell office:value-type="string" calcext:value-type="string">
            <text:p>191b12cc76a16ca3b3142b7c09106b3a5400110e0a07809874251ac107b61e4f</text:p>
          </table:table-cell>
          <table:table-cell office:value-type="float" office:value="97.05" calcext:value-type="float">
            <text:p>97.05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6.42" calcext:value-type="float">
            <text:p>76.42</text:p>
          </table:table-cell>
          <table:table-cell office:value-type="float" office:value="76.8" calcext:value-type="float">
            <text:p>76.8</text:p>
          </table:table-cell>
          <table:table-cell office:value-type="float" office:value="77.69" calcext:value-type="float">
            <text:p>77.69</text:p>
          </table:table-cell>
          <table:table-cell office:value-type="float" office:value="77.42" calcext:value-type="float">
            <text:p>77.42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9.094" calcext:value-type="float">
            <text:p>79.094</text:p>
          </table:table-cell>
          <table:table-cell office:value-type="string" calcext:value-type="string">
            <text:p>191b12cc76a16ca3b3142b7c09106b3a5400110e0a07809874251ac107b61e4f</text:p>
          </table:table-cell>
          <table:table-cell office:value-type="float" office:value="97.05" calcext:value-type="float">
            <text:p>97.05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6.42" calcext:value-type="float">
            <text:p>76.42</text:p>
          </table:table-cell>
          <table:table-cell office:value-type="float" office:value="76.8" calcext:value-type="float">
            <text:p>76.8</text:p>
          </table:table-cell>
          <table:table-cell office:value-type="float" office:value="77.69" calcext:value-type="float">
            <text:p>77.69</text:p>
          </table:table-cell>
          <table:table-cell office:value-type="float" office:value="77.42" calcext:value-type="float">
            <text:p>77.42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8.891" calcext:value-type="float">
            <text:p>78.891</text:p>
          </table:table-cell>
          <table:table-cell office:value-type="string" calcext:value-type="string">
            <text:p>191b12cc76a16ca3b3142b7c09106b3a5400110e0a07809874251ac107b61e4f</text:p>
          </table:table-cell>
          <table:table-cell office:value-type="float" office:value="99.57" calcext:value-type="float">
            <text:p>99.57</text:p>
          </table:table-cell>
          <table:table-cell office:value-type="float" office:value="71.87" calcext:value-type="float">
            <text:p>71.87</text:p>
          </table:table-cell>
          <table:table-cell table:number-columns-repeated="2" office:value-type="float" office:value="85.93" calcext:value-type="float">
            <text:p>85.93</text:p>
          </table:table-cell>
          <table:table-cell office:value-type="float" office:value="85.04" calcext:value-type="float">
            <text:p>85.04</text:p>
          </table:table-cell>
          <table:table-cell office:value-type="float" office:value="86.83" calcext:value-type="float">
            <text:p>86.83</text:p>
          </table:table-cell>
          <table:table-cell office:value-type="float" office:value="86.6" calcext:value-type="float">
            <text:p>86.6</text:p>
          </table:table-cell>
          <table:table-cell office:value-type="float" office:value="85.3" calcext:value-type="float">
            <text:p>85.3</text:p>
          </table:table-cell>
          <table:table-cell office:value-type="float" office:value="85.81" calcext:value-type="float">
            <text:p>85.81</text:p>
          </table:table-cell>
          <table:table-cell office:value-type="float" office:value="19.67" calcext:value-type="float">
            <text:p>19.67</text:p>
          </table:table-cell>
          <table:table-cell office:value-type="float" office:value="5000" calcext:value-type="float">
            <text:p>5000</text:p>
          </table:table-cell>
          <table:table-cell office:value-type="float" office:value="524040" calcext:value-type="float">
            <text:p>524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080" calcext:value-type="float">
            <text:p>226080</text:p>
          </table:table-cell>
          <table:table-cell office:value-type="float" office:value="4579.304" calcext:value-type="float">
            <text:p>4579.304</text:p>
          </table:table-cell>
          <table:table-cell office:value-type="string" calcext:value-type="string">
            <text:p>("aa4d4ea0762766a11ecff43f368217a5e3d0bfabefd0723c722ab408f2781e32", "bf541df29dd5a209fd67f3bb04d951e92cfcbdbd137d5c2822d704fe94a72456", "b5f26f8a30ed60d4cf2d6d2cc79d0e765483db3ff1de5e6678e0817bada71114", "6ee5a408181a871d6e24ab6bb3c497036218116361b92742ab12b52235e09406", "06341bf3e72084d633f17db32e9ed335a04c8471392f3d29eccc99e40cd020b9"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57" calcext:value-type="float">
            <text:p>98.57</text:p>
          </table:table-cell>
          <table:table-cell office:value-type="float" office:value="51.22" calcext:value-type="float">
            <text:p>51.22</text:p>
          </table:table-cell>
          <table:table-cell table:style-name="ce5" office:value-type="float" office:value="75.61" calcext:value-type="float">
            <text:p>75.61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14.82" calcext:value-type="float">
            <text:p>114.82</text:p>
          </table:table-cell>
          <table:table-cell office:value-type="string" calcext:value-type="string">
            <text:p>fa134031ef7d9712b20f64e959d7e1f21043d404b359596229c9bcf970f7f7b8</text:p>
          </table:table-cell>
          <table:table-cell office:value-type="float" office:value="98.57" calcext:value-type="float">
            <text:p>98.57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7.524" calcext:value-type="float">
            <text:p>107.524</text:p>
          </table:table-cell>
          <table:table-cell office:value-type="string" calcext:value-type="string">
            <text:p>fa134031ef7d9712b20f64e959d7e1f21043d404b359596229c9bcf970f7f7b8</text:p>
          </table:table-cell>
          <table:table-cell office:value-type="float" office:value="98.57" calcext:value-type="float">
            <text:p>98.57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8.122" calcext:value-type="float">
            <text:p>108.122</text:p>
          </table:table-cell>
          <table:table-cell office:value-type="string" calcext:value-type="string">
            <text:p>fa134031ef7d9712b20f64e959d7e1f21043d404b359596229c9bcf970f7f7b8</text:p>
          </table:table-cell>
          <table:table-cell office:value-type="float" office:value="97.35" calcext:value-type="float">
            <text:p>97.35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0.279" calcext:value-type="float">
            <text:p>100.279</text:p>
          </table:table-cell>
          <table:table-cell office:value-type="string" calcext:value-type="string">
            <text:p>a247db222fe36468bc18f0e2d9d9747b6c09365e47e315aec183c24ba98caf68</text:p>
          </table:table-cell>
          <table:table-cell office:value-type="float" office:value="97.35" calcext:value-type="float">
            <text:p>97.35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0.772" calcext:value-type="float">
            <text:p>100.772</text:p>
          </table:table-cell>
          <table:table-cell office:value-type="string" calcext:value-type="string">
            <text:p>a247db222fe36468bc18f0e2d9d9747b6c09365e47e315aec183c24ba98caf68</text:p>
          </table:table-cell>
          <table:table-cell office:value-type="float" office:value="97.35" calcext:value-type="float">
            <text:p>97.35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9.389" calcext:value-type="float">
            <text:p>99.389</text:p>
          </table:table-cell>
          <table:table-cell office:value-type="string" calcext:value-type="string">
            <text:p>a247db222fe36468bc18f0e2d9d9747b6c09365e47e315aec183c24ba98caf68</text:p>
          </table:table-cell>
          <table:table-cell office:value-type="float" office:value="99.53" calcext:value-type="float">
            <text:p>99.53</text:p>
          </table:table-cell>
          <table:table-cell office:value-type="float" office:value="60.33" calcext:value-type="float">
            <text:p>60.33</text:p>
          </table:table-cell>
          <table:table-cell table:number-columns-repeated="2" office:value-type="float" office:value="80.16" calcext:value-type="float">
            <text:p>80.16</text:p>
          </table:table-cell>
          <table:table-cell office:value-type="float" office:value="78.21" calcext:value-type="float">
            <text:p>78.21</text:p>
          </table:table-cell>
          <table:table-cell office:value-type="float" office:value="82.11" calcext:value-type="float">
            <text:p>82.11</text:p>
          </table:table-cell>
          <table:table-cell office:value-type="float" office:value="81.39" calcext:value-type="float">
            <text:p>81.39</text:p>
          </table:table-cell>
          <table:table-cell office:value-type="float" office:value="79.05" calcext:value-type="float">
            <text:p>79.05</text:p>
          </table:table-cell>
          <table:table-cell office:value-type="float" office:value="79.76" calcext:value-type="float">
            <text:p>79.76</text:p>
          </table:table-cell>
          <table:table-cell office:value-type="float" office:value="17.64" calcext:value-type="float">
            <text:p>17.64</text:p>
          </table:table-cell>
          <table:table-cell office:value-type="float" office:value="5000" calcext:value-type="float">
            <text:p>5000</text:p>
          </table:table-cell>
          <table:table-cell office:value-type="float" office:value="504800" calcext:value-type="float">
            <text:p>5048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00" calcext:value-type="float">
            <text:p>180800</text:p>
          </table:table-cell>
          <table:table-cell office:value-type="float" office:value="3861.285" calcext:value-type="float">
            <text:p>3861.285</text:p>
          </table:table-cell>
          <table:table-cell office:value-type="string" calcext:value-type="string">
            <text:p>("ffa520ff3b6e813c697e2fa91b30957000d3c691ccd2ebe83313b2f4393ab391", "df68ace504d1eb73bf1bed05079a1719bc7e470ba0b96a00f636040e08b47a6d", "17f3f29bc81af5dbf5112f638db6926bda720f1c247d40e713487e8086726a1e", "8c6a1c7ff853775fa0ebb6d59772b06b798695259970088870a0c7dfc44f0b8f", "14aba53563ab416886cefdfc2fe1b17e1ef1f3747c3709b9db77befa95e04d54"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7.15" calcext:value-type="float">
            <text:p>47.15</text:p>
          </table:table-cell>
          <table:table-cell table:style-name="ce5" office:value-type="float" office:value="73.58" calcext:value-type="float">
            <text:p>73.58</text:p>
          </table:table-cell>
          <table:table-cell office:value-type="float" office:value="73.58" calcext:value-type="float">
            <text:p>73.58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" calcext:value-type="float">
            <text:p>74.8</text:p>
          </table:table-cell>
          <table:table-cell office:value-type="float" office:value="74.17" calcext:value-type="float">
            <text:p>74.17</text:p>
          </table:table-cell>
          <table:table-cell office:value-type="float" office:value="73.02" calcext:value-type="float">
            <text:p>73.02</text:p>
          </table:table-cell>
          <table:table-cell office:value-type="float" office:value="73.25" calcext:value-type="float">
            <text:p>73.2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6.051" calcext:value-type="float">
            <text:p>146.051</text:p>
          </table:table-cell>
          <table:table-cell office:value-type="string" calcext:value-type="string">
            <text:p>47793e58ce0bc322901116f52bd31aaec1d5a0d500b32552da1c8f64989d0a78</text:p>
          </table:table-cell>
          <table:table-cell office:value-type="float" office:value="98.47" calcext:value-type="float">
            <text:p>98.4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" calcext:value-type="float">
            <text:p>74.8</text:p>
          </table:table-cell>
          <table:table-cell office:value-type="float" office:value="74.17" calcext:value-type="float">
            <text:p>74.17</text:p>
          </table:table-cell>
          <table:table-cell office:value-type="float" office:value="73.02" calcext:value-type="float">
            <text:p>73.02</text:p>
          </table:table-cell>
          <table:table-cell office:value-type="float" office:value="73.25" calcext:value-type="float">
            <text:p>73.2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0.714" calcext:value-type="float">
            <text:p>130.714</text:p>
          </table:table-cell>
          <table:table-cell office:value-type="string" calcext:value-type="string">
            <text:p>47793e58ce0bc322901116f52bd31aaec1d5a0d500b32552da1c8f64989d0a78</text:p>
          </table:table-cell>
          <table:table-cell office:value-type="float" office:value="98.47" calcext:value-type="float">
            <text:p>98.4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" calcext:value-type="float">
            <text:p>74.8</text:p>
          </table:table-cell>
          <table:table-cell office:value-type="float" office:value="74.17" calcext:value-type="float">
            <text:p>74.17</text:p>
          </table:table-cell>
          <table:table-cell office:value-type="float" office:value="73.02" calcext:value-type="float">
            <text:p>73.02</text:p>
          </table:table-cell>
          <table:table-cell office:value-type="float" office:value="73.25" calcext:value-type="float">
            <text:p>73.2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3.39" calcext:value-type="float">
            <text:p>143.39</text:p>
          </table:table-cell>
          <table:table-cell office:value-type="string" calcext:value-type="string">
            <text:p>47793e58ce0bc322901116f52bd31aaec1d5a0d500b32552da1c8f64989d0a78</text:p>
          </table:table-cell>
          <table:table-cell office:value-type="float" office:value="97.66" calcext:value-type="float">
            <text:p>97.66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2.36" calcext:value-type="float">
            <text:p>72.36</text:p>
          </table:table-cell>
          <table:table-cell office:value-type="float" office:value="69.11" calcext:value-type="float">
            <text:p>69.11</text:p>
          </table:table-cell>
          <table:table-cell office:value-type="float" office:value="70.08" calcext:value-type="float">
            <text:p>70.08</text:p>
          </table:table-cell>
          <table:table-cell office:value-type="float" office:value="71.43" calcext:value-type="float">
            <text:p>71.43</text:p>
          </table:table-cell>
          <table:table-cell office:value-type="float" office:value="71.2" calcext:value-type="float">
            <text:p>71.2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8.784" calcext:value-type="float">
            <text:p>138.784</text:p>
          </table:table-cell>
          <table:table-cell office:value-type="string" calcext:value-type="string">
            <text:p>0fe7937a5c644799040cc805ffa772b53b69c599d8a40e83c2b860893b111029</text:p>
          </table:table-cell>
          <table:table-cell office:value-type="float" office:value="97.66" calcext:value-type="float">
            <text:p>97.66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2.36" calcext:value-type="float">
            <text:p>72.36</text:p>
          </table:table-cell>
          <table:table-cell office:value-type="float" office:value="69.11" calcext:value-type="float">
            <text:p>69.11</text:p>
          </table:table-cell>
          <table:table-cell office:value-type="float" office:value="70.08" calcext:value-type="float">
            <text:p>70.08</text:p>
          </table:table-cell>
          <table:table-cell office:value-type="float" office:value="71.43" calcext:value-type="float">
            <text:p>71.43</text:p>
          </table:table-cell>
          <table:table-cell office:value-type="float" office:value="71.2" calcext:value-type="float">
            <text:p>71.2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3.803" calcext:value-type="float">
            <text:p>153.803</text:p>
          </table:table-cell>
          <table:table-cell office:value-type="string" calcext:value-type="string">
            <text:p>0fe7937a5c644799040cc805ffa772b53b69c599d8a40e83c2b860893b111029</text:p>
          </table:table-cell>
          <table:table-cell office:value-type="float" office:value="97.66" calcext:value-type="float">
            <text:p>97.66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2.36" calcext:value-type="float">
            <text:p>72.36</text:p>
          </table:table-cell>
          <table:table-cell office:value-type="float" office:value="69.11" calcext:value-type="float">
            <text:p>69.11</text:p>
          </table:table-cell>
          <table:table-cell office:value-type="float" office:value="70.08" calcext:value-type="float">
            <text:p>70.08</text:p>
          </table:table-cell>
          <table:table-cell office:value-type="float" office:value="71.43" calcext:value-type="float">
            <text:p>71.43</text:p>
          </table:table-cell>
          <table:table-cell office:value-type="float" office:value="71.2" calcext:value-type="float">
            <text:p>71.2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8.485" calcext:value-type="float">
            <text:p>158.485</text:p>
          </table:table-cell>
          <table:table-cell office:value-type="string" calcext:value-type="string">
            <text:p>0fe7937a5c644799040cc805ffa772b53b69c599d8a40e83c2b860893b111029</text:p>
          </table:table-cell>
          <table:table-cell office:value-type="float" office:value="99.53" calcext:value-type="float">
            <text:p>99.5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1.91" calcext:value-type="float">
            <text:p>81.91</text:p>
          </table:table-cell>
          <table:table-cell office:value-type="float" office:value="78.46" calcext:value-type="float">
            <text:p>78.46</text:p>
          </table:table-cell>
          <table:table-cell office:value-type="float" office:value="79.5" calcext:value-type="float">
            <text:p>79.5</text:p>
          </table:table-cell>
          <table:table-cell office:value-type="float" office:value="18.07" calcext:value-type="float">
            <text:p>18.07</text:p>
          </table:table-cell>
          <table:table-cell office:value-type="float" office:value="5000" calcext:value-type="float">
            <text:p>5000</text:p>
          </table:table-cell>
          <table:table-cell office:value-type="float" office:value="500200" calcext:value-type="float">
            <text:p>50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7000" calcext:value-type="float">
            <text:p>177000</text:p>
          </table:table-cell>
          <table:table-cell office:value-type="float" office:value="5190.047" calcext:value-type="float">
            <text:p>5190.047</text:p>
          </table:table-cell>
          <table:table-cell office:value-type="string" calcext:value-type="string">
            <text:p>("9612aeb41a72c91ece5c60e7dbe36e37a222c7baf1a4fecd2c8cbdd5943b68da", "091a4c70ce6b5c85af7051004d53ff086b7b88a252c0ed3252da948a06770d67", "e8e7d7d801e9fc6fef1ef8c788efde47059df91c0f71c0b8fca631d8729d07fe", "d6bf0ee2a695c73376b24b9d806fd2ab3986dcf5318923804297ee6b10e3dac6", "b78331b1f01b9028c5fa8cdf03c1d9fe6491153030481d7f59c19b73900e9940"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6.699" calcext:value-type="float">
            <text:p>66.699</text:p>
          </table:table-cell>
          <table:table-cell office:value-type="string" calcext:value-type="string">
            <text:p>c8d1fd6ced5546e1c7d4c54d29777adb3c0622c853ab1dbe4861e6ca32c77525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.996" calcext:value-type="float">
            <text:p>15.996</text:p>
          </table:table-cell>
          <table:table-cell office:value-type="string" calcext:value-type="string">
            <text:p>c8d1fd6ced5546e1c7d4c54d29777adb3c0622c853ab1dbe4861e6ca32c77525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.813" calcext:value-type="float">
            <text:p>15.813</text:p>
          </table:table-cell>
          <table:table-cell office:value-type="string" calcext:value-type="string">
            <text:p>c8d1fd6ced5546e1c7d4c54d29777adb3c0622c853ab1dbe4861e6ca32c77525</text:p>
          </table:table-cell>
          <table:table-cell office:value-type="float" office:value="98.47" calcext:value-type="float">
            <text:p>98.47</text:p>
          </table:table-cell>
          <table:table-cell office:value-type="float" office:value="60.98" calcext:value-type="float">
            <text:p>60.98</text:p>
          </table:table-cell>
          <table:table-cell table:number-columns-repeated="7" office:value-type="float" office:value="80.49" calcext:value-type="float">
            <text:p>80.4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.534" calcext:value-type="float">
            <text:p>15.534</text:p>
          </table:table-cell>
          <table:table-cell office:value-type="string" calcext:value-type="string">
            <text:p>af11363ba88dc8da3b993fc8a9d7a758ca7255559d0e3024bb9a080338d19071</text:p>
          </table:table-cell>
          <table:table-cell office:value-type="float" office:value="98.47" calcext:value-type="float">
            <text:p>98.47</text:p>
          </table:table-cell>
          <table:table-cell office:value-type="float" office:value="60.98" calcext:value-type="float">
            <text:p>60.98</text:p>
          </table:table-cell>
          <table:table-cell table:number-columns-repeated="7" office:value-type="float" office:value="80.49" calcext:value-type="float">
            <text:p>80.4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.467" calcext:value-type="float">
            <text:p>15.467</text:p>
          </table:table-cell>
          <table:table-cell office:value-type="string" calcext:value-type="string">
            <text:p>af11363ba88dc8da3b993fc8a9d7a758ca7255559d0e3024bb9a080338d19071</text:p>
          </table:table-cell>
          <table:table-cell office:value-type="float" office:value="98.47" calcext:value-type="float">
            <text:p>98.47</text:p>
          </table:table-cell>
          <table:table-cell office:value-type="float" office:value="60.98" calcext:value-type="float">
            <text:p>60.98</text:p>
          </table:table-cell>
          <table:table-cell table:number-columns-repeated="7" office:value-type="float" office:value="80.49" calcext:value-type="float">
            <text:p>80.4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.644" calcext:value-type="float">
            <text:p>15.644</text:p>
          </table:table-cell>
          <table:table-cell office:value-type="string" calcext:value-type="string">
            <text:p>af11363ba88dc8da3b993fc8a9d7a758ca7255559d0e3024bb9a080338d19071</text:p>
          </table:table-cell>
          <table:table-cell office:value-type="float" office:value="99.57" calcext:value-type="float">
            <text:p>99.57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0.73" calcext:value-type="float">
            <text:p>70.73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8" calcext:value-type="float">
            <text:p>87.88</text:p>
          </table:table-cell>
          <table:table-cell office:value-type="float" office:value="75.51" calcext:value-type="float">
            <text:p>75.51</text:p>
          </table:table-cell>
          <table:table-cell office:value-type="float" office:value="78.38" calcext:value-type="float">
            <text:p>78.38</text:p>
          </table:table-cell>
          <table:table-cell office:value-type="float" office:value="8.28" calcext:value-type="float">
            <text:p>8.28</text:p>
          </table:table-cell>
          <table:table-cell office:value-type="float" office:value="5000" calcext:value-type="float">
            <text:p>5000</text:p>
          </table:table-cell>
          <table:table-cell office:value-type="float" office:value="100240" calcext:value-type="float">
            <text:p>100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080" calcext:value-type="float">
            <text:p>20080</text:p>
          </table:table-cell>
          <table:table-cell office:value-type="float" office:value="550.768" calcext:value-type="float">
            <text:p>550.768</text:p>
          </table:table-cell>
          <table:table-cell office:value-type="string" calcext:value-type="string">
            <text:p>("7b5055c31d6ce2f6e96d1add358d2ff6988dfca7a2fca14c80b22108c211013f", "bda8948a1228b1148a0f208344a85def175d4cdc6491ae085a15202f8d220896", "3680a9c8aff6734be60e716c1d8e4b561e8c65960b1a50498201118f5e5a7f59", "d1eaf87f8522fc4e85cc861b7e153f2080ce5ef2b8a438fdda77b5b40622f2f8", "ebbcdc3c673bd19188e5065a4f54a8c85731140a5e5860842b116979c53fca95"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2.68" calcext:value-type="float">
            <text:p>92.68</text:p>
          </table:table-cell>
          <table:table-cell office:value-type="float" office:value="85.37" calcext:value-type="float">
            <text:p>85.37</text:p>
          </table:table-cell>
          <table:table-cell office:value-type="float" office:value="86.36" calcext:value-type="float">
            <text:p>86.36</text:p>
          </table:table-cell>
          <table:table-cell office:value-type="float" office:value="92.11" calcext:value-type="float">
            <text:p>92.11</text:p>
          </table:table-cell>
          <table:table-cell office:value-type="float" office:value="89.41" calcext:value-type="float">
            <text:p>89.4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.239" calcext:value-type="float">
            <text:p>52.239</text:p>
          </table:table-cell>
          <table:table-cell office:value-type="string" calcext:value-type="string">
            <text:p>685735eb6784c352a77a1c0375ee650b238fc62bba06695b88faa885ba818fe8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2.68" calcext:value-type="float">
            <text:p>92.68</text:p>
          </table:table-cell>
          <table:table-cell office:value-type="float" office:value="85.37" calcext:value-type="float">
            <text:p>85.37</text:p>
          </table:table-cell>
          <table:table-cell office:value-type="float" office:value="86.36" calcext:value-type="float">
            <text:p>86.36</text:p>
          </table:table-cell>
          <table:table-cell office:value-type="float" office:value="92.11" calcext:value-type="float">
            <text:p>92.11</text:p>
          </table:table-cell>
          <table:table-cell office:value-type="float" office:value="89.41" calcext:value-type="float">
            <text:p>89.4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.652" calcext:value-type="float">
            <text:p>18.652</text:p>
          </table:table-cell>
          <table:table-cell office:value-type="string" calcext:value-type="string">
            <text:p>685735eb6784c352a77a1c0375ee650b238fc62bba06695b88faa885ba818fe8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2.68" calcext:value-type="float">
            <text:p>92.68</text:p>
          </table:table-cell>
          <table:table-cell office:value-type="float" office:value="85.37" calcext:value-type="float">
            <text:p>85.37</text:p>
          </table:table-cell>
          <table:table-cell office:value-type="float" office:value="86.36" calcext:value-type="float">
            <text:p>86.36</text:p>
          </table:table-cell>
          <table:table-cell office:value-type="float" office:value="92.11" calcext:value-type="float">
            <text:p>92.11</text:p>
          </table:table-cell>
          <table:table-cell office:value-type="float" office:value="89.41" calcext:value-type="float">
            <text:p>89.4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.677" calcext:value-type="float">
            <text:p>18.677</text:p>
          </table:table-cell>
          <table:table-cell office:value-type="string" calcext:value-type="string">
            <text:p>685735eb6784c352a77a1c0375ee650b238fc62bba06695b88faa885ba818fe8</text:p>
          </table:table-cell>
          <table:table-cell office:value-type="float" office:value="97.24" calcext:value-type="float">
            <text:p>97.24</text:p>
          </table:table-cell>
          <table:table-cell office:value-type="float" office:value="80.49" calcext:value-type="float">
            <text:p>80.49</text:p>
          </table:table-cell>
          <table:table-cell table:number-columns-repeated="7" office:value-type="float" office:value="90.24" calcext:value-type="float">
            <text:p>90.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.025" calcext:value-type="float">
            <text:p>17.025</text:p>
          </table:table-cell>
          <table:table-cell office:value-type="string" calcext:value-type="string">
            <text:p>f775badfe8e43e4683d533e537008ba425a1f525c7d18374012051799f691beb</text:p>
          </table:table-cell>
          <table:table-cell office:value-type="float" office:value="97.24" calcext:value-type="float">
            <text:p>97.24</text:p>
          </table:table-cell>
          <table:table-cell office:value-type="float" office:value="80.49" calcext:value-type="float">
            <text:p>80.49</text:p>
          </table:table-cell>
          <table:table-cell table:number-columns-repeated="7" office:value-type="float" office:value="90.24" calcext:value-type="float">
            <text:p>90.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.039" calcext:value-type="float">
            <text:p>17.039</text:p>
          </table:table-cell>
          <table:table-cell office:value-type="string" calcext:value-type="string">
            <text:p>f775badfe8e43e4683d533e537008ba425a1f525c7d18374012051799f691beb</text:p>
          </table:table-cell>
          <table:table-cell office:value-type="float" office:value="97.24" calcext:value-type="float">
            <text:p>97.24</text:p>
          </table:table-cell>
          <table:table-cell office:value-type="float" office:value="80.49" calcext:value-type="float">
            <text:p>80.49</text:p>
          </table:table-cell>
          <table:table-cell table:number-columns-repeated="7" office:value-type="float" office:value="90.24" calcext:value-type="float">
            <text:p>90.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.835" calcext:value-type="float">
            <text:p>16.835</text:p>
          </table:table-cell>
          <table:table-cell office:value-type="string" calcext:value-type="string">
            <text:p>f775badfe8e43e4683d533e537008ba425a1f525c7d18374012051799f691beb</text:p>
          </table:table-cell>
          <table:table-cell office:value-type="float" office:value="99.45" calcext:value-type="float">
            <text:p>99.45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7.32" calcext:value-type="float">
            <text:p>87.32</text:p>
          </table:table-cell>
          <table:table-cell office:value-type="float" office:value="90.24" calcext:value-type="float">
            <text:p>90.24</text:p>
          </table:table-cell>
          <table:table-cell office:value-type="float" office:value="89.99" calcext:value-type="float">
            <text:p>89.99</text:p>
          </table:table-cell>
          <table:table-cell office:value-type="float" office:value="87.68" calcext:value-type="float">
            <text:p>87.68</text:p>
          </table:table-cell>
          <table:table-cell office:value-type="float" office:value="88.62" calcext:value-type="float">
            <text:p>88.62</text:p>
          </table:table-cell>
          <table:table-cell office:value-type="float" office:value="9.82" calcext:value-type="float">
            <text:p>9.82</text:p>
          </table:table-cell>
          <table:table-cell office:value-type="float" office:value="5000" calcext:value-type="float">
            <text:p>5000</text:p>
          </table:table-cell>
          <table:table-cell office:value-type="float" office:value="108680" calcext:value-type="float">
            <text:p>1086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661.167" calcext:value-type="float">
            <text:p>661.167</text:p>
          </table:table-cell>
          <table:table-cell office:value-type="string" calcext:value-type="string">
            <text:p>("3129f2b70ef900d313e779a078c5fd977980460d08c586ca3d87e3b557cb3ad8", "9febf92f80d7903d0e12c458e5ba3c535ecd8fb989d535c00587344770173356", "f28c050d5b692a5e59f8df3ec8405a4ec460a187adb9605e4e50fad7d4cf3d6d", "50f8fcd0549fa806c98f9fa921a60d106330ea19405f8f59c9afbcc37a67ddd3", "9ced6f4314e96df59874ff9fd19f02243ce404cba9b79fff41143083416e5c41"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9" calcext:value-type="float">
            <text:p>99.69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.794" calcext:value-type="float">
            <text:p>25.794</text:p>
          </table:table-cell>
          <table:table-cell office:value-type="string" calcext:value-type="string">
            <text:p>d628c653127bcae2c3e772217b01d99103af347669e381e4a9da0642f1fd123f</text:p>
          </table:table-cell>
          <table:table-cell office:value-type="float" office:value="99.69" calcext:value-type="float">
            <text:p>99.69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706" calcext:value-type="float">
            <text:p>9.706</text:p>
          </table:table-cell>
          <table:table-cell office:value-type="string" calcext:value-type="string">
            <text:p>d628c653127bcae2c3e772217b01d99103af347669e381e4a9da0642f1fd123f</text:p>
          </table:table-cell>
          <table:table-cell office:value-type="float" office:value="99.69" calcext:value-type="float">
            <text:p>99.69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468" calcext:value-type="float">
            <text:p>9.468</text:p>
          </table:table-cell>
          <table:table-cell office:value-type="string" calcext:value-type="string">
            <text:p>d628c653127bcae2c3e772217b01d99103af347669e381e4a9da0642f1fd123f</text:p>
          </table:table-cell>
          <table:table-cell office:value-type="float" office:value="98.16" calcext:value-type="float">
            <text:p>98.16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321" calcext:value-type="float">
            <text:p>10.321</text:p>
          </table:table-cell>
          <table:table-cell office:value-type="string" calcext:value-type="string">
            <text:p>c30e464737679aabd87f535dbad1c546106963cb6f670586e4fc5bfeb040986d</text:p>
          </table:table-cell>
          <table:table-cell office:value-type="float" office:value="98.16" calcext:value-type="float">
            <text:p>98.16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077" calcext:value-type="float">
            <text:p>10.077</text:p>
          </table:table-cell>
          <table:table-cell office:value-type="string" calcext:value-type="string">
            <text:p>c30e464737679aabd87f535dbad1c546106963cb6f670586e4fc5bfeb040986d</text:p>
          </table:table-cell>
          <table:table-cell office:value-type="float" office:value="98.16" calcext:value-type="float">
            <text:p>98.16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251" calcext:value-type="float">
            <text:p>9.251</text:p>
          </table:table-cell>
          <table:table-cell office:value-type="string" calcext:value-type="string">
            <text:p>c30e464737679aabd87f535dbad1c546106963cb6f670586e4fc5bfeb040986d</text:p>
          </table:table-cell>
          <table:table-cell office:value-type="float" office:value="99.51" calcext:value-type="float">
            <text:p>99.51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9.76" calcext:value-type="float">
            <text:p>89.76</text:p>
          </table:table-cell>
          <table:table-cell office:value-type="float" office:value="90.73" calcext:value-type="float">
            <text:p>90.73</text:p>
          </table:table-cell>
          <table:table-cell office:value-type="float" office:value="90.65" calcext:value-type="float">
            <text:p>90.65</text:p>
          </table:table-cell>
          <table:table-cell office:value-type="float" office:value="89.86" calcext:value-type="float">
            <text:p>89.86</text:p>
          </table:table-cell>
          <table:table-cell office:value-type="float" office:value="90.2" calcext:value-type="float">
            <text:p>90.2</text:p>
          </table:table-cell>
          <table:table-cell office:value-type="float" office:value="9.02" calcext:value-type="float">
            <text:p>9.02</text:p>
          </table:table-cell>
          <table:table-cell office:value-type="float" office:value="5000" calcext:value-type="float">
            <text:p>50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00" calcext:value-type="float">
            <text:p>48600</text:p>
          </table:table-cell>
          <table:table-cell office:value-type="float" office:value="467.391" calcext:value-type="float">
            <text:p>467.391</text:p>
          </table:table-cell>
          <table:table-cell office:value-type="string" calcext:value-type="string">
            <text:p>("302c5b112a335c4a00ab46c39c218a8e92988ff9932bc9ef1e7eb6a789c71ae0", "ece3997f29f3424d8a197d2766f8a5692ade6f7b07878496de5c2d9939532a57", "d00477ab2c1315a6d9db9e23f200839042bed9f34ecaadf490ef6abfc7de8384", "b19f906f808649f5670e808ea5ef405a02324d1ed3e85969fc283de800ce9556", "5816a6e66addc1233790a35fc00c7779bbb3aebb7a6f1c89eb24f6e4b7172d61")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79.55" calcext:value-type="float">
            <text:p>79.55</text:p>
          </table:table-cell>
          <table:table-cell office:value-type="float" office:value="84.21" calcext:value-type="float">
            <text:p>84.21</text:p>
          </table:table-cell>
          <table:table-cell office:value-type="float" office:value="82.35" calcext:value-type="float">
            <text:p>82.3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.435" calcext:value-type="float">
            <text:p>23.435</text:p>
          </table:table-cell>
          <table:table-cell office:value-type="string" calcext:value-type="string">
            <text:p>64f06490569386dd8a46ea87b9ebbbc8bf47f9265521f9e5f6f2a06437b64f8c</text:p>
          </table:table-cell>
          <table:table-cell office:value-type="float" office:value="99.39" calcext:value-type="float">
            <text:p>99.39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79.55" calcext:value-type="float">
            <text:p>79.55</text:p>
          </table:table-cell>
          <table:table-cell office:value-type="float" office:value="84.21" calcext:value-type="float">
            <text:p>84.21</text:p>
          </table:table-cell>
          <table:table-cell office:value-type="float" office:value="82.35" calcext:value-type="float">
            <text:p>82.3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.314" calcext:value-type="float">
            <text:p>11.314</text:p>
          </table:table-cell>
          <table:table-cell office:value-type="string" calcext:value-type="string">
            <text:p>64f06490569386dd8a46ea87b9ebbbc8bf47f9265521f9e5f6f2a06437b64f8c</text:p>
          </table:table-cell>
          <table:table-cell office:value-type="float" office:value="99.39" calcext:value-type="float">
            <text:p>99.39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79.55" calcext:value-type="float">
            <text:p>79.55</text:p>
          </table:table-cell>
          <table:table-cell office:value-type="float" office:value="84.21" calcext:value-type="float">
            <text:p>84.21</text:p>
          </table:table-cell>
          <table:table-cell office:value-type="float" office:value="82.35" calcext:value-type="float">
            <text:p>82.3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.232" calcext:value-type="float">
            <text:p>11.232</text:p>
          </table:table-cell>
          <table:table-cell office:value-type="string" calcext:value-type="string">
            <text:p>64f06490569386dd8a46ea87b9ebbbc8bf47f9265521f9e5f6f2a06437b64f8c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123" calcext:value-type="float">
            <text:p>11.123</text:p>
          </table:table-cell>
          <table:table-cell office:value-type="string" calcext:value-type="string">
            <text:p>2e35ef36e3f917ff5748a035bddaae4be0e5e7ec9d7a90e02a75c3e61131ac53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138" calcext:value-type="float">
            <text:p>11.138</text:p>
          </table:table-cell>
          <table:table-cell office:value-type="string" calcext:value-type="string">
            <text:p>2e35ef36e3f917ff5748a035bddaae4be0e5e7ec9d7a90e02a75c3e61131ac53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063" calcext:value-type="float">
            <text:p>11.063</text:p>
          </table:table-cell>
          <table:table-cell office:value-type="string" calcext:value-type="string">
            <text:p>2e35ef36e3f917ff5748a035bddaae4be0e5e7ec9d7a90e02a75c3e61131ac53</text:p>
          </table:table-cell>
          <table:table-cell office:value-type="float" office:value="99.45" calcext:value-type="float">
            <text:p>99.45</text:p>
          </table:table-cell>
          <table:table-cell office:value-type="float" office:value="86.34" calcext:value-type="float">
            <text:p>86.34</text:p>
          </table:table-cell>
          <table:table-cell table:number-columns-repeated="2" office:value-type="float" office:value="93.17" calcext:value-type="float">
            <text:p>93.17</text:p>
          </table:table-cell>
          <table:table-cell office:value-type="float" office:value="89.27" calcext:value-type="float">
            <text:p>89.27</text:p>
          </table:table-cell>
          <table:table-cell office:value-type="float" office:value="97.07" calcext:value-type="float">
            <text:p>97.07</text:p>
          </table:table-cell>
          <table:table-cell office:value-type="float" office:value="96.92" calcext:value-type="float">
            <text:p>96.92</text:p>
          </table:table-cell>
          <table:table-cell office:value-type="float" office:value="90.09" calcext:value-type="float">
            <text:p>90.09</text:p>
          </table:table-cell>
          <table:table-cell office:value-type="float" office:value="92.9" calcext:value-type="float">
            <text:p>92.9</text:p>
          </table:table-cell>
          <table:table-cell office:value-type="float" office:value="10.31" calcext:value-type="float">
            <text:p>10.31</text:p>
          </table:table-cell>
          <table:table-cell office:value-type="float" office:value="5000" calcext:value-type="float">
            <text:p>5000</text:p>
          </table:table-cell>
          <table:table-cell office:value-type="float" office:value="109240" calcext:value-type="float">
            <text:p>109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80" calcext:value-type="float">
            <text:p>55680</text:p>
          </table:table-cell>
          <table:table-cell office:value-type="float" office:value="435.422" calcext:value-type="float">
            <text:p>435.422</text:p>
          </table:table-cell>
          <table:table-cell office:value-type="string" calcext:value-type="string">
            <text:p>("42a0ef15f7bd27929546b1e8d34eb2708d847fae9f447ece4e50a95d0ebc39fd", "12fc6688ed7b99bc14b1f430cb20b451b8df89ee1cd28d2a16674a90e47e4a64", "c00686032f81e163242036d2e962c071f3e35ffc75603404e2534aa55cf66fac", "7aeab6d57aaf5f9165e7e5f9f34fe098a3c150c7d2921832fc64fb8149e6279d", "3e17f580900a7f35f40c43e85d2cd2a0c2667ba8dc014a631231293997e4bd8c"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.911" calcext:value-type="float">
            <text:p>16.911</text:p>
          </table:table-cell>
          <table:table-cell office:value-type="string" calcext:value-type="string">
            <text:p>dd27aaf54d38ab1ba630aded77e41074a8ece1e925e9fbe0bffb31cfc2e621bf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047" calcext:value-type="float">
            <text:p>10.047</text:p>
          </table:table-cell>
          <table:table-cell office:value-type="string" calcext:value-type="string">
            <text:p>dd27aaf54d38ab1ba630aded77e41074a8ece1e925e9fbe0bffb31cfc2e621bf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.948" calcext:value-type="float">
            <text:p>9.948</text:p>
          </table:table-cell>
          <table:table-cell office:value-type="string" calcext:value-type="string">
            <text:p>dd27aaf54d38ab1ba630aded77e41074a8ece1e925e9fbe0bffb31cfc2e621bf</text:p>
          </table:table-cell>
          <table:table-cell office:value-type="float" office:value="98.77" calcext:value-type="float">
            <text:p>98.77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.871" calcext:value-type="float">
            <text:p>9.871</text:p>
          </table:table-cell>
          <table:table-cell office:value-type="string" calcext:value-type="string">
            <text:p>83c792a1932a2a9b778a5255fdd30849af9fd0fa028e70665b1f49ad98abf3da</text:p>
          </table:table-cell>
          <table:table-cell office:value-type="float" office:value="98.77" calcext:value-type="float">
            <text:p>98.77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.905" calcext:value-type="float">
            <text:p>9.905</text:p>
          </table:table-cell>
          <table:table-cell office:value-type="string" calcext:value-type="string">
            <text:p>83c792a1932a2a9b778a5255fdd30849af9fd0fa028e70665b1f49ad98abf3da</text:p>
          </table:table-cell>
          <table:table-cell office:value-type="float" office:value="98.77" calcext:value-type="float">
            <text:p>98.77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037" calcext:value-type="float">
            <text:p>10.037</text:p>
          </table:table-cell>
          <table:table-cell office:value-type="string" calcext:value-type="string">
            <text:p>83c792a1932a2a9b778a5255fdd30849af9fd0fa028e70665b1f49ad98abf3da</text:p>
          </table:table-cell>
          <table:table-cell office:value-type="float" office:value="99.26" calcext:value-type="float">
            <text:p>99.26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7.07" calcext:value-type="float">
            <text:p>97.07</text:p>
          </table:table-cell>
          <table:table-cell office:value-type="float" office:value="96.5" calcext:value-type="float">
            <text:p>96.5</text:p>
          </table:table-cell>
          <table:table-cell office:value-type="float" office:value="83.26" calcext:value-type="float">
            <text:p>83.26</text:p>
          </table:table-cell>
          <table:table-cell office:value-type="float" office:value="87.77" calcext:value-type="float">
            <text:p>87.77</text:p>
          </table:table-cell>
          <table:table-cell office:value-type="float" office:value="9.26" calcext:value-type="float">
            <text:p>9.26</text:p>
          </table:table-cell>
          <table:table-cell office:value-type="float" office:value="5000" calcext:value-type="float">
            <text:p>5000</text:p>
          </table:table-cell>
          <table:table-cell office:value-type="float" office:value="109800" calcext:value-type="float">
            <text:p>109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506.787" calcext:value-type="float">
            <text:p>506.787</text:p>
          </table:table-cell>
          <table:table-cell office:value-type="string" calcext:value-type="string">
            <text:p>("f4094561cac29d541f28c7d80330671bc54fd2230bb1b19e7f277b734ce71b59", "af4a59d71da9397663b1123cf07331fbf4c181d7d9efe29407b5729840adad48", "5af7c77c42b1727102e04f811642605884bd9faa0d06ac7c7798aa2d21eff19c", "87e5549413d41015fef619f60c3f47d9b6cd41e767928ee8cb7556b3726415d0", "8c7610b32c91924ff078e347ac90c3a309114426d0904c6eaa79f71f27ce8ba0"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.673" calcext:value-type="float">
            <text:p>18.673</text:p>
          </table:table-cell>
          <table:table-cell office:value-type="string" calcext:value-type="string">
            <text:p>bc367a181f2d2694f2c0a8a69f95d4d069695daaea03665583458873b28d1c97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452" calcext:value-type="float">
            <text:p>12.452</text:p>
          </table:table-cell>
          <table:table-cell office:value-type="string" calcext:value-type="string">
            <text:p>bc367a181f2d2694f2c0a8a69f95d4d069695daaea03665583458873b28d1c97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361" calcext:value-type="float">
            <text:p>12.361</text:p>
          </table:table-cell>
          <table:table-cell office:value-type="string" calcext:value-type="string">
            <text:p>bc367a181f2d2694f2c0a8a69f95d4d069695daaea03665583458873b28d1c97</text:p>
          </table:table-cell>
          <table:table-cell office:value-type="float" office:value="97.24" calcext:value-type="float">
            <text:p>97.24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357" calcext:value-type="float">
            <text:p>12.357</text:p>
          </table:table-cell>
          <table:table-cell office:value-type="string" calcext:value-type="string">
            <text:p>997a1c9f61afcc36bd000dc9395c94bee4b30806920b92303a333ce475be11f1</text:p>
          </table:table-cell>
          <table:table-cell office:value-type="float" office:value="97.24" calcext:value-type="float">
            <text:p>97.24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375" calcext:value-type="float">
            <text:p>12.375</text:p>
          </table:table-cell>
          <table:table-cell office:value-type="string" calcext:value-type="string">
            <text:p>997a1c9f61afcc36bd000dc9395c94bee4b30806920b92303a333ce475be11f1</text:p>
          </table:table-cell>
          <table:table-cell office:value-type="float" office:value="97.24" calcext:value-type="float">
            <text:p>97.24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372" calcext:value-type="float">
            <text:p>12.372</text:p>
          </table:table-cell>
          <table:table-cell office:value-type="string" calcext:value-type="string">
            <text:p>997a1c9f61afcc36bd000dc9395c94bee4b30806920b92303a333ce475be11f1</text:p>
          </table:table-cell>
          <table:table-cell office:value-type="float" office:value="99.39" calcext:value-type="float">
            <text:p>99.39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95.12" calcext:value-type="float">
            <text:p>95.12</text:p>
          </table:table-cell>
          <table:table-cell office:value-type="float" office:value="92.68" calcext:value-type="float">
            <text:p>92.68</text:p>
          </table:table-cell>
          <table:table-cell office:value-type="float" office:value="97.56" calcext:value-type="float">
            <text:p>97.56</text:p>
          </table:table-cell>
          <table:table-cell office:value-type="float" office:value="97.44" calcext:value-type="float">
            <text:p>97.44</text:p>
          </table:table-cell>
          <table:table-cell office:value-type="float" office:value="93.04" calcext:value-type="float">
            <text:p>93.04</text:p>
          </table:table-cell>
          <table:table-cell office:value-type="float" office:value="94.99" calcext:value-type="float">
            <text:p>94.99</text:p>
          </table:table-cell>
          <table:table-cell office:value-type="float" office:value="10.67" calcext:value-type="float">
            <text:p>10.67</text:p>
          </table:table-cell>
          <table:table-cell office:value-type="float" office:value="5000" calcext:value-type="float">
            <text:p>5000</text:p>
          </table:table-cell>
          <table:table-cell office:value-type="float" office:value="110200" calcext:value-type="float">
            <text:p>11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3200" calcext:value-type="float">
            <text:p>43200</text:p>
          </table:table-cell>
          <table:table-cell office:value-type="float" office:value="405.967" calcext:value-type="float">
            <text:p>405.967</text:p>
          </table:table-cell>
          <table:table-cell office:value-type="string" calcext:value-type="string">
            <text:p>("ae2b7549b7b873115e9b99d85c3fcd23a79756b4ffd14172866ef54e192d4e1e", "5f7988a47e0cc98511132e23b8e181d33bef2a75e3ac0bf084b0b535f4abc486", "4632f7db0a1bd840b73760d30b2d7f19bee42b95d216a0a35334dd7a6c4743fb", "c8fe4745810e4966e05468d961e653e4da101c806fdc639f291edb5e2bbda050", "584328ae93c75ae052ee6edd12c5c6be7b1b91047acc683c2db1dba17068ef31"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.628" calcext:value-type="float">
            <text:p>13.628</text:p>
          </table:table-cell>
          <table:table-cell office:value-type="string" calcext:value-type="string">
            <text:p>2420dfb4f8d7129fa455e5d1b93d50136b8199a20226740c1fec140668592e52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.253" calcext:value-type="float">
            <text:p>9.253</text:p>
          </table:table-cell>
          <table:table-cell office:value-type="string" calcext:value-type="string">
            <text:p>2420dfb4f8d7129fa455e5d1b93d50136b8199a20226740c1fec140668592e52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.233" calcext:value-type="float">
            <text:p>9.233</text:p>
          </table:table-cell>
          <table:table-cell office:value-type="string" calcext:value-type="string">
            <text:p>2420dfb4f8d7129fa455e5d1b93d50136b8199a20226740c1fec140668592e52</text:p>
          </table:table-cell>
          <table:table-cell office:value-type="float" office:value="97.55" calcext:value-type="float">
            <text:p>97.55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174" calcext:value-type="float">
            <text:p>9.174</text:p>
          </table:table-cell>
          <table:table-cell office:value-type="string" calcext:value-type="string">
            <text:p>55cb199326fd6a94bdd228a3dca596d84d9ee46dbe569757920e06d730888e86</text:p>
          </table:table-cell>
          <table:table-cell office:value-type="float" office:value="97.55" calcext:value-type="float">
            <text:p>97.55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225" calcext:value-type="float">
            <text:p>9.225</text:p>
          </table:table-cell>
          <table:table-cell office:value-type="string" calcext:value-type="string">
            <text:p>55cb199326fd6a94bdd228a3dca596d84d9ee46dbe569757920e06d730888e86</text:p>
          </table:table-cell>
          <table:table-cell office:value-type="float" office:value="97.55" calcext:value-type="float">
            <text:p>97.55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167" calcext:value-type="float">
            <text:p>9.167</text:p>
          </table:table-cell>
          <table:table-cell office:value-type="string" calcext:value-type="string">
            <text:p>55cb199326fd6a94bdd228a3dca596d84d9ee46dbe569757920e06d730888e86</text:p>
          </table:table-cell>
          <table:table-cell office:value-type="float" office:value="99.2" calcext:value-type="float">
            <text:p>99.2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89.76" calcext:value-type="float">
            <text:p>89.76</text:p>
          </table:table-cell>
          <table:table-cell office:value-type="float" office:value="84.88" calcext:value-type="float">
            <text:p>84.88</text:p>
          </table:table-cell>
          <table:table-cell office:value-type="float" office:value="94.63" calcext:value-type="float">
            <text:p>94.63</text:p>
          </table:table-cell>
          <table:table-cell office:value-type="float" office:value="94.05" calcext:value-type="float">
            <text:p>94.05</text:p>
          </table:table-cell>
          <table:table-cell office:value-type="float" office:value="86.22" calcext:value-type="float">
            <text:p>86.2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9" calcext:value-type="float">
            <text:p>9.69</text:p>
          </table:table-cell>
          <table:table-cell office:value-type="float" office:value="5000" calcext:value-type="float">
            <text:p>5000</text:p>
          </table:table-cell>
          <table:table-cell office:value-type="float" office:value="108560" calcext:value-type="float">
            <text:p>10856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80" calcext:value-type="float">
            <text:p>9880</text:p>
          </table:table-cell>
          <table:table-cell office:value-type="float" office:value="401.679" calcext:value-type="float">
            <text:p>401.679</text:p>
          </table:table-cell>
          <table:table-cell office:value-type="string" calcext:value-type="string">
            <text:p>("54645bc7888a06b69af8cd5344def857ca68555d0261226046a174a83145d12f", "1f04941f8b3899ece4567931311cec17f72ba75c5cda3a632025c42db116ad4b", "07b8bc272efc423b9b8bd3ce4038826336c2d59da9626906603300fd5c66401e", "79b1090e070cb575af5d7b346b67890a20c2538a7a45dc7275bfeb5ee0c6aa34", "98258faf68f6b4f83364c576199ca491560ec66a2afb87f9ecb52a82b61cecc3"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7" office:value-type="float" office:value="82.93" calcext:value-type="float">
            <text:p>82.9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602" calcext:value-type="float">
            <text:p>13.602</text:p>
          </table:table-cell>
          <table:table-cell office:value-type="string" calcext:value-type="string">
            <text:p>187b78f5c1f8509bc44f9d4028a27f8ac076ea96a5f89738bbbd89b8dbc28280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7" office:value-type="float" office:value="82.93" calcext:value-type="float">
            <text:p>82.9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608" calcext:value-type="float">
            <text:p>9.608</text:p>
          </table:table-cell>
          <table:table-cell office:value-type="string" calcext:value-type="string">
            <text:p>187b78f5c1f8509bc44f9d4028a27f8ac076ea96a5f89738bbbd89b8dbc28280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7" office:value-type="float" office:value="82.93" calcext:value-type="float">
            <text:p>82.9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585" calcext:value-type="float">
            <text:p>9.585</text:p>
          </table:table-cell>
          <table:table-cell office:value-type="string" calcext:value-type="string">
            <text:p>187b78f5c1f8509bc44f9d4028a27f8ac076ea96a5f89738bbbd89b8dbc28280</text:p>
          </table:table-cell>
          <table:table-cell office:value-type="float" office:value="97.85" calcext:value-type="float">
            <text:p>97.8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527" calcext:value-type="float">
            <text:p>9.527</text:p>
          </table:table-cell>
          <table:table-cell office:value-type="string" calcext:value-type="string">
            <text:p>55db58aa622f088cfb4b6c6cfab3ef322e0f3c6c984549c88487b9d29f9d8bca</text:p>
          </table:table-cell>
          <table:table-cell office:value-type="float" office:value="97.85" calcext:value-type="float">
            <text:p>97.8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55db58aa622f088cfb4b6c6cfab3ef322e0f3c6c984549c88487b9d29f9d8bca</text:p>
          </table:table-cell>
          <table:table-cell office:value-type="float" office:value="97.85" calcext:value-type="float">
            <text:p>97.8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641" calcext:value-type="float">
            <text:p>9.641</text:p>
          </table:table-cell>
          <table:table-cell office:value-type="string" calcext:value-type="string">
            <text:p>55db58aa622f088cfb4b6c6cfab3ef322e0f3c6c984549c88487b9d29f9d8bca</text:p>
          </table:table-cell>
          <table:table-cell office:value-type="float" office:value="99.45" calcext:value-type="float">
            <text:p>99.45</text:p>
          </table:table-cell>
          <table:table-cell office:value-type="float" office:value="80.98" calcext:value-type="float">
            <text:p>80.98</text:p>
          </table:table-cell>
          <table:table-cell table:number-columns-repeated="2" office:value-type="float" office:value="90.49" calcext:value-type="float">
            <text:p>90.49</text:p>
          </table:table-cell>
          <table:table-cell office:value-type="float" office:value="84.88" calcext:value-type="float">
            <text:p>84.88</text:p>
          </table:table-cell>
          <table:table-cell office:value-type="float" office:value="96.1" calcext:value-type="float">
            <text:p>96.1</text:p>
          </table:table-cell>
          <table:table-cell office:value-type="float" office:value="95.63" calcext:value-type="float">
            <text:p>95.63</text:p>
          </table:table-cell>
          <table:table-cell office:value-type="float" office:value="86.41" calcext:value-type="float">
            <text:p>86.41</text:p>
          </table:table-cell>
          <table:table-cell office:value-type="float" office:value="89.92" calcext:value-type="float">
            <text:p>89.92</text:p>
          </table:table-cell>
          <table:table-cell office:value-type="float" office:value="9.02" calcext:value-type="float">
            <text:p>9.02</text:p>
          </table:table-cell>
          <table:table-cell office:value-type="float" office:value="5000" calcext:value-type="float">
            <text:p>5000</text:p>
          </table:table-cell>
          <table:table-cell office:value-type="float" office:value="108360" calcext:value-type="float">
            <text:p>1083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8080" calcext:value-type="float">
            <text:p>58080</text:p>
          </table:table-cell>
          <table:table-cell office:value-type="float" office:value="412.298" calcext:value-type="float">
            <text:p>412.298</text:p>
          </table:table-cell>
          <table:table-cell office:value-type="string" calcext:value-type="string">
            <text:p>("1dab0298dcbe78421aa732fc54c35f3e5d87e58dfd07d766d511442b4c79291a", "39ceb20ce572a71d9a43a26fcbf983c0511c06723c2764a4f58768a5dec66309", "a46fbba5ee732b4137331c6e5d746021e207e2b0736676e817d33514c61b6d25", "826fd5d908ff7a0833387251eedd764f7e3c4a3c4bebcd9546194ee44fbf5f19", "1b65a7361eed41252d24982d40ebab98b13c16efaeecd705f8e7e4f448ce8589")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9" calcext:value-type="float">
            <text:p>99.6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.37" calcext:value-type="float">
            <text:p>14.37</text:p>
          </table:table-cell>
          <table:table-cell office:value-type="string" calcext:value-type="string">
            <text:p>4984cc427acc2411a5324af1b839045a73dd5d0f3e1b2152dccc9bc8334f494c</text:p>
          </table:table-cell>
          <table:table-cell office:value-type="float" office:value="99.69" calcext:value-type="float">
            <text:p>99.6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.871" calcext:value-type="float">
            <text:p>10.871</text:p>
          </table:table-cell>
          <table:table-cell office:value-type="string" calcext:value-type="string">
            <text:p>4984cc427acc2411a5324af1b839045a73dd5d0f3e1b2152dccc9bc8334f494c</text:p>
          </table:table-cell>
          <table:table-cell office:value-type="float" office:value="99.69" calcext:value-type="float">
            <text:p>99.6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.864" calcext:value-type="float">
            <text:p>10.864</text:p>
          </table:table-cell>
          <table:table-cell office:value-type="string" calcext:value-type="string">
            <text:p>4984cc427acc2411a5324af1b839045a73dd5d0f3e1b2152dccc9bc8334f494c</text:p>
          </table:table-cell>
          <table:table-cell office:value-type="float" office:value="98.16" calcext:value-type="float">
            <text:p>98.16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863" calcext:value-type="float">
            <text:p>10.863</text:p>
          </table:table-cell>
          <table:table-cell office:value-type="string" calcext:value-type="string">
            <text:p>04df1e21ed876bdf6e7f8e2491cbc5430e0e226da5d3edf45d6569aa1fa34054</text:p>
          </table:table-cell>
          <table:table-cell office:value-type="float" office:value="98.16" calcext:value-type="float">
            <text:p>98.16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859" calcext:value-type="float">
            <text:p>10.859</text:p>
          </table:table-cell>
          <table:table-cell office:value-type="string" calcext:value-type="string">
            <text:p>04df1e21ed876bdf6e7f8e2491cbc5430e0e226da5d3edf45d6569aa1fa34054</text:p>
          </table:table-cell>
          <table:table-cell office:value-type="float" office:value="98.16" calcext:value-type="float">
            <text:p>98.16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853" calcext:value-type="float">
            <text:p>10.853</text:p>
          </table:table-cell>
          <table:table-cell office:value-type="string" calcext:value-type="string">
            <text:p>04df1e21ed876bdf6e7f8e2491cbc5430e0e226da5d3edf45d6569aa1fa34054</text:p>
          </table:table-cell>
          <table:table-cell office:value-type="float" office:value="99.45" calcext:value-type="float">
            <text:p>99.45</text:p>
          </table:table-cell>
          <table:table-cell office:value-type="float" office:value="81.46" calcext:value-type="float">
            <text:p>81.46</text:p>
          </table:table-cell>
          <table:table-cell table:number-columns-repeated="2" office:value-type="float" office:value="90.73" calcext:value-type="float">
            <text:p>90.73</text:p>
          </table:table-cell>
          <table:table-cell office:value-type="float" office:value="82.44" calcext:value-type="float">
            <text:p>82.44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6" calcext:value-type="float">
            <text:p>98.86</text:p>
          </table:table-cell>
          <table:table-cell office:value-type="float" office:value="84.94" calcext:value-type="float">
            <text:p>84.94</text:p>
          </table:table-cell>
          <table:table-cell office:value-type="float" office:value="89.89" calcext:value-type="float">
            <text:p>89.89</text:p>
          </table:table-cell>
          <table:table-cell office:value-type="float" office:value="9.69" calcext:value-type="float">
            <text:p>9.69</text:p>
          </table:table-cell>
          <table:table-cell office:value-type="float" office:value="5000" calcext:value-type="float">
            <text:p>5000</text:p>
          </table:table-cell>
          <table:table-cell office:value-type="float" office:value="101160" calcext:value-type="float">
            <text:p>1011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80" calcext:value-type="float">
            <text:p>101480</text:p>
          </table:table-cell>
          <table:table-cell office:value-type="float" office:value="415.376" calcext:value-type="float">
            <text:p>415.376</text:p>
          </table:table-cell>
          <table:table-cell office:value-type="string" calcext:value-type="string">
            <text:p>("5d89f3b4e25be05a7aa92aeb254ce6d2e882a60bb9e8965666230bbd5e25d65b", "41d1515ba43e2fdddcb1c51a55c1e5e143ac920ec7046136d35ee19b04339095", "5be86f912fe2972eb8388c12e96db02abd687b6570ce89a99240f2ed5e26b458", "5c97e90169a17c74e3fce6c98a8a47d94af0d0fc2393f79e3b7b5528fa343b10", "5e760e1320737c2c4ff8a67a15ab06d3ba7dcd7847ff25d3941bfd02ad785b92"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2.93" calcext:value-type="float">
            <text:p>82.93</text:p>
          </table:table-cell>
          <table:table-cell office:value-type="float" office:value="90.24" calcext:value-type="float">
            <text:p>90.24</text:p>
          </table:table-cell>
          <table:table-cell office:value-type="float" office:value="89.47" calcext:value-type="float">
            <text:p>89.47</text:p>
          </table:table-cell>
          <table:table-cell office:value-type="float" office:value="84.09" calcext:value-type="float">
            <text:p>84.09</text:p>
          </table:table-cell>
          <table:table-cell office:value-type="float" office:value="86.08" calcext:value-type="float">
            <text:p>86.0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.154" calcext:value-type="float">
            <text:p>15.154</text:p>
          </table:table-cell>
          <table:table-cell office:value-type="string" calcext:value-type="string">
            <text:p>fbf9daac0c8b7ad4af24fef09e6d4723673cb9ddabd55ab92d44191016e96763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2.93" calcext:value-type="float">
            <text:p>82.93</text:p>
          </table:table-cell>
          <table:table-cell office:value-type="float" office:value="90.24" calcext:value-type="float">
            <text:p>90.24</text:p>
          </table:table-cell>
          <table:table-cell office:value-type="float" office:value="89.47" calcext:value-type="float">
            <text:p>89.47</text:p>
          </table:table-cell>
          <table:table-cell office:value-type="float" office:value="84.09" calcext:value-type="float">
            <text:p>84.09</text:p>
          </table:table-cell>
          <table:table-cell office:value-type="float" office:value="86.08" calcext:value-type="float">
            <text:p>86.0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627" calcext:value-type="float">
            <text:p>12.627</text:p>
          </table:table-cell>
          <table:table-cell office:value-type="string" calcext:value-type="string">
            <text:p>fbf9daac0c8b7ad4af24fef09e6d4723673cb9ddabd55ab92d44191016e96763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2.93" calcext:value-type="float">
            <text:p>82.93</text:p>
          </table:table-cell>
          <table:table-cell office:value-type="float" office:value="90.24" calcext:value-type="float">
            <text:p>90.24</text:p>
          </table:table-cell>
          <table:table-cell office:value-type="float" office:value="89.47" calcext:value-type="float">
            <text:p>89.47</text:p>
          </table:table-cell>
          <table:table-cell office:value-type="float" office:value="84.09" calcext:value-type="float">
            <text:p>84.09</text:p>
          </table:table-cell>
          <table:table-cell office:value-type="float" office:value="86.08" calcext:value-type="float">
            <text:p>86.0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635" calcext:value-type="float">
            <text:p>12.635</text:p>
          </table:table-cell>
          <table:table-cell office:value-type="string" calcext:value-type="string">
            <text:p>fbf9daac0c8b7ad4af24fef09e6d4723673cb9ddabd55ab92d44191016e96763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9f7205e1847fe3ec4997dfb2effd0afebe430a1dca26b1718a6d8f498e605ef7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793" calcext:value-type="float">
            <text:p>11.793</text:p>
          </table:table-cell>
          <table:table-cell office:value-type="string" calcext:value-type="string">
            <text:p>9f7205e1847fe3ec4997dfb2effd0afebe430a1dca26b1718a6d8f498e605ef7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835" calcext:value-type="float">
            <text:p>11.835</text:p>
          </table:table-cell>
          <table:table-cell office:value-type="string" calcext:value-type="string">
            <text:p>9f7205e1847fe3ec4997dfb2effd0afebe430a1dca26b1718a6d8f498e605ef7</text:p>
          </table:table-cell>
          <table:table-cell office:value-type="float" office:value="99.63" calcext:value-type="float">
            <text:p>99.63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2.93" calcext:value-type="float">
            <text:p>82.93</text:p>
          </table:table-cell>
          <table:table-cell office:value-type="float" office:value="94.63" calcext:value-type="float">
            <text:p>94.63</text:p>
          </table:table-cell>
          <table:table-cell office:value-type="float" office:value="93.93" calcext:value-type="float">
            <text:p>93.93</text:p>
          </table:table-cell>
          <table:table-cell office:value-type="float" office:value="84.71" calcext:value-type="float">
            <text:p>84.71</text:p>
          </table:table-cell>
          <table:table-cell office:value-type="float" office:value="88.09" calcext:value-type="float">
            <text:p>88.09</text:p>
          </table:table-cell>
          <table:table-cell office:value-type="float" office:value="7.98" calcext:value-type="float">
            <text:p>7.98</text:p>
          </table:table-cell>
          <table:table-cell office:value-type="float" office:value="5000" calcext:value-type="float">
            <text:p>5000</text:p>
          </table:table-cell>
          <table:table-cell office:value-type="float" office:value="105040" calcext:value-type="float">
            <text:p>105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280" calcext:value-type="float">
            <text:p>54280</text:p>
          </table:table-cell>
          <table:table-cell office:value-type="float" office:value="470.017" calcext:value-type="float">
            <text:p>470.017</text:p>
          </table:table-cell>
          <table:table-cell office:value-type="string" calcext:value-type="string">
            <text:p>("4ca98f478169c1b3bb9bcb527858c9607fdbbdc31a7b3abd46cb98f422b96472", "b7d91795ac875e984b651eb3e0f17af133706a8ff898497570e0e5b80ab70ba7", "193063c24e6442ac3ef547ed7d79b7f5d346ff4cd409c8a133652baf83d2d784", "1b92042615347a1fa68aa74c094300b56a6ba5a5535c34a28e8bba144bec217f", "007f3f5549cebd6ff96e39588675df3913cd8b0e7144be1012671ebfe23e7d98"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8.922" calcext:value-type="float">
            <text:p>88.922</text:p>
          </table:table-cell>
          <table:table-cell office:value-type="string" calcext:value-type="string">
            <text:p>8ba8a6626744be2576bf808362492808d0b41e7f8fde463f5af106f38f17f644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.175" calcext:value-type="float">
            <text:p>17.175</text:p>
          </table:table-cell>
          <table:table-cell office:value-type="string" calcext:value-type="string">
            <text:p>8ba8a6626744be2576bf808362492808d0b41e7f8fde463f5af106f38f17f644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.011" calcext:value-type="float">
            <text:p>17.011</text:p>
          </table:table-cell>
          <table:table-cell office:value-type="string" calcext:value-type="string">
            <text:p>8ba8a6626744be2576bf808362492808d0b41e7f8fde463f5af106f38f17f644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825" calcext:value-type="float">
            <text:p>16.825</text:p>
          </table:table-cell>
          <table:table-cell office:value-type="string" calcext:value-type="string">
            <text:p>8e5c64877b07a2050571ce185ab55da471cfd6de67dafbf1c626254d58a36d3e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753" calcext:value-type="float">
            <text:p>16.753</text:p>
          </table:table-cell>
          <table:table-cell office:value-type="string" calcext:value-type="string">
            <text:p>8e5c64877b07a2050571ce185ab55da471cfd6de67dafbf1c626254d58a36d3e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846" calcext:value-type="float">
            <text:p>16.846</text:p>
          </table:table-cell>
          <table:table-cell office:value-type="string" calcext:value-type="string">
            <text:p>8e5c64877b07a2050571ce185ab55da471cfd6de67dafbf1c626254d58a36d3e</text:p>
          </table:table-cell>
          <table:table-cell office:value-type="float" office:value="99.65" calcext:value-type="float">
            <text:p>99.65</text:p>
          </table:table-cell>
          <table:table-cell office:value-type="float" office:value="79.44" calcext:value-type="float">
            <text:p>79.44</text:p>
          </table:table-cell>
          <table:table-cell table:number-columns-repeated="2" office:value-type="float" office:value="89.72" calcext:value-type="float">
            <text:p>89.72</text:p>
          </table:table-cell>
          <table:table-cell office:value-type="float" office:value="80" calcext:value-type="float">
            <text:p>80</text:p>
          </table:table-cell>
          <table:table-cell office:value-type="float" office:value="99.44" calcext:value-type="float">
            <text:p>99.44</text:p>
          </table:table-cell>
          <table:table-cell office:value-type="float" office:value="99.33" calcext:value-type="float">
            <text:p>99.33</text:p>
          </table:table-cell>
          <table:table-cell office:value-type="float" office:value="83.32" calcext:value-type="float">
            <text:p>83.32</text:p>
          </table:table-cell>
          <table:table-cell office:value-type="float" office:value="88.58" calcext:value-type="float">
            <text:p>88.58</text:p>
          </table:table-cell>
          <table:table-cell office:value-type="float" office:value="4.2" calcext:value-type="float">
            <text:p>4.2</text:p>
          </table:table-cell>
          <table:table-cell office:value-type="float" office:value="5000" calcext:value-type="float">
            <text:p>5000</text:p>
          </table:table-cell>
          <table:table-cell office:value-type="float" office:value="71000" calcext:value-type="float">
            <text:p>710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48.933" calcext:value-type="float">
            <text:p>348.933</text:p>
          </table:table-cell>
          <table:table-cell office:value-type="string" calcext:value-type="string">
            <text:p>("9854979c2fcfe862de449525e2680d7df8502d5b34292473cbdf349fd7b02201", "ebad01c9f4788c66a328c8b3c86998cc7ce5beaec2753092674012bd94d3252f", "e15956ae1c2102f28177994a931303ad352645a4a7eb4caa9fbe03e8a5465061", "02167f852fef215d50eeb953b89e12f34124d605bd1b2207fc92707880a8bbeb", "14272adf6cf3e63564152dede51806da5cdd2d01c9f47265433e9a46fcc8a320"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.439" calcext:value-type="float">
            <text:p>15.439</text:p>
          </table:table-cell>
          <table:table-cell office:value-type="string" calcext:value-type="string">
            <text:p>aa9d694faaba069efe1f01b7fb8f1d7600a2bab2678026684f48d34e57150f66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748" calcext:value-type="float">
            <text:p>7.748</text:p>
          </table:table-cell>
          <table:table-cell office:value-type="string" calcext:value-type="string">
            <text:p>aa9d694faaba069efe1f01b7fb8f1d7600a2bab2678026684f48d34e57150f66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28" calcext:value-type="float">
            <text:p>7.428</text:p>
          </table:table-cell>
          <table:table-cell office:value-type="string" calcext:value-type="string">
            <text:p>aa9d694faaba069efe1f01b7fb8f1d7600a2bab2678026684f48d34e57150f66</text:p>
          </table:table-cell>
          <table:table-cell office:value-type="float" office:value="99.3" calcext:value-type="float">
            <text:p>99.3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03" calcext:value-type="float">
            <text:p>7.403</text:p>
          </table:table-cell>
          <table:table-cell office:value-type="string" calcext:value-type="string">
            <text:p>a583e87a5f29d819f0e3aa13bd8d3ac76ac10b6b672e203db0529f05157def48</text:p>
          </table:table-cell>
          <table:table-cell office:value-type="float" office:value="99.3" calcext:value-type="float">
            <text:p>99.3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21" calcext:value-type="float">
            <text:p>7.421</text:p>
          </table:table-cell>
          <table:table-cell office:value-type="string" calcext:value-type="string">
            <text:p>a583e87a5f29d819f0e3aa13bd8d3ac76ac10b6b672e203db0529f05157def48</text:p>
          </table:table-cell>
          <table:table-cell office:value-type="float" office:value="99.3" calcext:value-type="float">
            <text:p>99.3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23" calcext:value-type="float">
            <text:p>7.423</text:p>
          </table:table-cell>
          <table:table-cell office:value-type="string" calcext:value-type="string">
            <text:p>a583e87a5f29d819f0e3aa13bd8d3ac76ac10b6b672e203db0529f05157def48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5.17" calcext:value-type="float">
            <text:p>5.17</text:p>
          </table:table-cell>
          <table:table-cell office:value-type="float" office:value="5000" calcext:value-type="float">
            <text:p>5000</text:p>
          </table:table-cell>
          <table:table-cell office:value-type="float" office:value="80360" calcext:value-type="float">
            <text:p>80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5080" calcext:value-type="float">
            <text:p>35080</text:p>
          </table:table-cell>
          <table:table-cell office:value-type="float" office:value="370.695" calcext:value-type="float">
            <text:p>370.695</text:p>
          </table:table-cell>
          <table:table-cell office:value-type="string" calcext:value-type="string">
            <text:p>("3541c3b514a6de8f98b92147f3011de8077831fd12c96dba7bdb7f3bc8ee3802", "962421ffae74718651fe787ceacc93a88e205632070da551f02701b26a7df176", "d24429bef8e784f0ca4ceca2e984d109180906a13543bd86cd91a13f6c57710b", "d545d184a3ddde2d0a1b8e1dcafd0c7e0e85098984220d85c719c7f9bb0f00a2", "69b258a1c2295a6881f88607a5fcfa1d28719fbda64e7e64a607b54f5a15ab6e"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.176" calcext:value-type="float">
            <text:p>20.176</text:p>
          </table:table-cell>
          <table:table-cell office:value-type="string" calcext:value-type="string">
            <text:p>934e689696576e8cf362ea4c66383ca0ec0d7f4593398fd3a1628033c0f03239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824" calcext:value-type="float">
            <text:p>14.824</text:p>
          </table:table-cell>
          <table:table-cell office:value-type="string" calcext:value-type="string">
            <text:p>934e689696576e8cf362ea4c66383ca0ec0d7f4593398fd3a1628033c0f03239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817" calcext:value-type="float">
            <text:p>14.817</text:p>
          </table:table-cell>
          <table:table-cell office:value-type="string" calcext:value-type="string">
            <text:p>934e689696576e8cf362ea4c66383ca0ec0d7f4593398fd3a1628033c0f03239</text:p>
          </table:table-cell>
          <table:table-cell office:value-type="float" office:value="97.55" calcext:value-type="float">
            <text:p>97.5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86.84" calcext:value-type="float">
            <text:p>86.84</text:p>
          </table:table-cell>
          <table:table-cell office:value-type="float" office:value="91.18" calcext:value-type="float">
            <text:p>91.18</text:p>
          </table:table-cell>
          <table:table-cell office:value-type="float" office:value="89.19" calcext:value-type="float">
            <text:p>89.1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798" calcext:value-type="float">
            <text:p>14.798</text:p>
          </table:table-cell>
          <table:table-cell office:value-type="string" calcext:value-type="string">
            <text:p>a029e4af27fdac76c4ca70b547f2aab19277908139b0d85162a1d93f0165cf7e</text:p>
          </table:table-cell>
          <table:table-cell office:value-type="float" office:value="97.55" calcext:value-type="float">
            <text:p>97.5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86.84" calcext:value-type="float">
            <text:p>86.84</text:p>
          </table:table-cell>
          <table:table-cell office:value-type="float" office:value="91.18" calcext:value-type="float">
            <text:p>91.18</text:p>
          </table:table-cell>
          <table:table-cell office:value-type="float" office:value="89.19" calcext:value-type="float">
            <text:p>89.1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841" calcext:value-type="float">
            <text:p>14.841</text:p>
          </table:table-cell>
          <table:table-cell office:value-type="string" calcext:value-type="string">
            <text:p>a029e4af27fdac76c4ca70b547f2aab19277908139b0d85162a1d93f0165cf7e</text:p>
          </table:table-cell>
          <table:table-cell office:value-type="float" office:value="97.55" calcext:value-type="float">
            <text:p>97.5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86.84" calcext:value-type="float">
            <text:p>86.84</text:p>
          </table:table-cell>
          <table:table-cell office:value-type="float" office:value="91.18" calcext:value-type="float">
            <text:p>91.18</text:p>
          </table:table-cell>
          <table:table-cell office:value-type="float" office:value="89.19" calcext:value-type="float">
            <text:p>89.1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845" calcext:value-type="float">
            <text:p>14.845</text:p>
          </table:table-cell>
          <table:table-cell office:value-type="string" calcext:value-type="string">
            <text:p>a029e4af27fdac76c4ca70b547f2aab19277908139b0d85162a1d93f0165cf7e</text:p>
          </table:table-cell>
          <table:table-cell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99.17" calcext:value-type="float">
            <text:p>99.17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8" calcext:value-type="float">
            <text:p>98.38</text:p>
          </table:table-cell>
          <table:table-cell office:value-type="float" office:value="99.15" calcext:value-type="float">
            <text:p>99.15</text:p>
          </table:table-cell>
          <table:table-cell office:value-type="float" office:value="4.41" calcext:value-type="float">
            <text:p>4.41</text:p>
          </table:table-cell>
          <table:table-cell office:value-type="float" office:value="5000" calcext:value-type="float">
            <text:p>5000</text:p>
          </table:table-cell>
          <table:table-cell office:value-type="float" office:value="86240" calcext:value-type="float">
            <text:p>86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0" calcext:value-type="float">
            <text:p>18080</text:p>
          </table:table-cell>
          <table:table-cell office:value-type="float" office:value="353.494" calcext:value-type="float">
            <text:p>353.494</text:p>
          </table:table-cell>
          <table:table-cell office:value-type="string" calcext:value-type="string">
            <text:p>("562a1b66b20113d9932a1f115e21f5dd7d4b8068be460154378d9fab9d44b28e", "a5506867690c863387d32613b182499ee73cf2497db5c595e6fbe8900774d3eb", "a63e96fc92400bdb2445ca0511fd831118ccb3d0d3a45bbfa4d6e10e42d6bd06", "16cc7497a233d1569b688da3c9bdf6b0ca875569fa3a8010d1ac4acb8fadceea", "d40ad038a133361f497be0a90aa2ba3925b73448e3c14f0b5f34d67c01849028")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.704" calcext:value-type="float">
            <text:p>13.704</text:p>
          </table:table-cell>
          <table:table-cell office:value-type="string" calcext:value-type="string">
            <text:p>680324f48242bad404ee080ac64d03d63ce88bbdd342fce22466e5db718a195e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969" calcext:value-type="float">
            <text:p>12.969</text:p>
          </table:table-cell>
          <table:table-cell office:value-type="string" calcext:value-type="string">
            <text:p>680324f48242bad404ee080ac64d03d63ce88bbdd342fce22466e5db718a195e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953" calcext:value-type="float">
            <text:p>12.953</text:p>
          </table:table-cell>
          <table:table-cell office:value-type="string" calcext:value-type="string">
            <text:p>680324f48242bad404ee080ac64d03d63ce88bbdd342fce22466e5db718a195e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.014" calcext:value-type="float">
            <text:p>13.014</text:p>
          </table:table-cell>
          <table:table-cell office:value-type="string" calcext:value-type="string">
            <text:p>b39b6d8ebbe6aa2602f5e546b9abb01b8ab8cffc925103066fe4b9a595329f1b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906" calcext:value-type="float">
            <text:p>12.906</text:p>
          </table:table-cell>
          <table:table-cell office:value-type="string" calcext:value-type="string">
            <text:p>b39b6d8ebbe6aa2602f5e546b9abb01b8ab8cffc925103066fe4b9a595329f1b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853" calcext:value-type="float">
            <text:p>12.853</text:p>
          </table:table-cell>
          <table:table-cell office:value-type="string" calcext:value-type="string">
            <text:p>b39b6d8ebbe6aa2602f5e546b9abb01b8ab8cffc925103066fe4b9a595329f1b</text:p>
          </table:table-cell>
          <table:table-cell office:value-type="float" office:value="99.93" calcext:value-type="float">
            <text:p>99.9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3" calcext:value-type="float">
            <text:p>92.33</text:p>
          </table:table-cell>
          <table:table-cell office:value-type="float" office:value="95.64" calcext:value-type="float">
            <text:p>95.64</text:p>
          </table:table-cell>
          <table:table-cell office:value-type="float" office:value="3.64" calcext:value-type="float">
            <text:p>3.64</text:p>
          </table:table-cell>
          <table:table-cell office:value-type="float" office:value="5000" calcext:value-type="float">
            <text:p>5000</text:p>
          </table:table-cell>
          <table:table-cell office:value-type="float" office:value="80400" calcext:value-type="float">
            <text:p>80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0" calcext:value-type="float">
            <text:p>10400</text:p>
          </table:table-cell>
          <table:table-cell office:value-type="float" office:value="353.467" calcext:value-type="float">
            <text:p>353.467</text:p>
          </table:table-cell>
          <table:table-cell office:value-type="string" calcext:value-type="string">
            <text:p>("ddf08d200ffceca4a5e7faacc6df3cbe8d4949b6f607f99f55dab52d74d7649b", "1a596e42a5a14416d4e63804ee0e3e63330f5be0608ea364858d9ce10f602968", "1809f64c6eea3f41b3ffcb8d37954f24b93caedf129e57bc1ff5ce4e0947f74b", "5f2a3eec46763fba000f533cc58ffea15376ec854da080ca3c1de0eccb0718fb", "879280eb0e9f9d013db0fbf10635e265a8dcf26cc482728c7408844d4c3e4718"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5" calcext:value-type="float">
            <text:p>99.6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.164" calcext:value-type="float">
            <text:p>18.164</text:p>
          </table:table-cell>
          <table:table-cell office:value-type="string" calcext:value-type="string">
            <text:p>d27a3b0d93675bd478d14b94ff94057d6714267d2a44c04c537aedd07b18ced6</text:p>
          </table:table-cell>
          <table:table-cell office:value-type="float" office:value="99.65" calcext:value-type="float">
            <text:p>99.6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704" calcext:value-type="float">
            <text:p>16.704</text:p>
          </table:table-cell>
          <table:table-cell office:value-type="string" calcext:value-type="string">
            <text:p>d27a3b0d93675bd478d14b94ff94057d6714267d2a44c04c537aedd07b18ced6</text:p>
          </table:table-cell>
          <table:table-cell office:value-type="float" office:value="99.65" calcext:value-type="float">
            <text:p>99.6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541" calcext:value-type="float">
            <text:p>16.541</text:p>
          </table:table-cell>
          <table:table-cell office:value-type="string" calcext:value-type="string">
            <text:p>d27a3b0d93675bd478d14b94ff94057d6714267d2a44c04c537aedd07b18ced6</text:p>
          </table:table-cell>
          <table:table-cell office:value-type="float" office:value="97.55" calcext:value-type="float">
            <text:p>97.5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2.31" calcext:value-type="float">
            <text:p>92.3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573" calcext:value-type="float">
            <text:p>16.573</text:p>
          </table:table-cell>
          <table:table-cell office:value-type="string" calcext:value-type="string">
            <text:p>83d79d6d4d592ee24e7cefe3629b1c921d926a29c75bd2051b2ee318b4069cb4</text:p>
          </table:table-cell>
          <table:table-cell office:value-type="float" office:value="97.55" calcext:value-type="float">
            <text:p>97.5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2.31" calcext:value-type="float">
            <text:p>92.3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605" calcext:value-type="float">
            <text:p>16.605</text:p>
          </table:table-cell>
          <table:table-cell office:value-type="string" calcext:value-type="string">
            <text:p>83d79d6d4d592ee24e7cefe3629b1c921d926a29c75bd2051b2ee318b4069cb4</text:p>
          </table:table-cell>
          <table:table-cell office:value-type="float" office:value="97.55" calcext:value-type="float">
            <text:p>97.5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2.31" calcext:value-type="float">
            <text:p>92.3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572" calcext:value-type="float">
            <text:p>16.572</text:p>
          </table:table-cell>
          <table:table-cell office:value-type="string" calcext:value-type="string">
            <text:p>83d79d6d4d592ee24e7cefe3629b1c921d926a29c75bd2051b2ee318b4069cb4</text:p>
          </table:table-cell>
          <table:table-cell office:value-type="float" office:value="99.93" calcext:value-type="float">
            <text:p>99.9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4.55" calcext:value-type="float">
            <text:p>4.55</text:p>
          </table:table-cell>
          <table:table-cell office:value-type="float" office:value="5000" calcext:value-type="float">
            <text:p>5000</text:p>
          </table:table-cell>
          <table:table-cell office:value-type="float" office:value="85080" calcext:value-type="float">
            <text:p>850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0520" calcext:value-type="float">
            <text:p>40520</text:p>
          </table:table-cell>
          <table:table-cell office:value-type="float" office:value="390.546" calcext:value-type="float">
            <text:p>390.546</text:p>
          </table:table-cell>
          <table:table-cell office:value-type="string" calcext:value-type="string">
            <text:p>("4d462b71fd41a2ce61f3ea2f2f8e392a3c4ad56621b7bcaef70973d68bf4f195", "c2f1d79bddaa2dce82008a12df945b9dac97de9ea4b687e87626389baadca98c", "761610b2fd939864b2eb8e7e076633dd368b1bff6ff2f748920e49e3fe3167b9", "fc26b38ae9e5302b98d806e1df60d3a3c14ef284c2f526cd08d64131b7a95b73", "61e4a0c0e979a6b09cdca4cc2b80dd81a225d785f2819421f48840d66aec520c"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.438" calcext:value-type="float">
            <text:p>11.438</text:p>
          </table:table-cell>
          <table:table-cell office:value-type="string" calcext:value-type="string">
            <text:p>37acf0d7c453546c6e155e2c06db26589f48b3d6ee8adc9209834b056fc99985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.549" calcext:value-type="float">
            <text:p>11.549</text:p>
          </table:table-cell>
          <table:table-cell office:value-type="string" calcext:value-type="string">
            <text:p>37acf0d7c453546c6e155e2c06db26589f48b3d6ee8adc9209834b056fc99985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.448" calcext:value-type="float">
            <text:p>11.448</text:p>
          </table:table-cell>
          <table:table-cell office:value-type="string" calcext:value-type="string">
            <text:p>37acf0d7c453546c6e155e2c06db26589f48b3d6ee8adc9209834b056fc99985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565" calcext:value-type="float">
            <text:p>11.565</text:p>
          </table:table-cell>
          <table:table-cell office:value-type="string" calcext:value-type="string">
            <text:p>4e913eb6203b632e486f967fe6c376ce0a5f87442e97775feea0714c6cc6249e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4e913eb6203b632e486f967fe6c376ce0a5f87442e97775feea0714c6cc6249e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014" calcext:value-type="float">
            <text:p>11.014</text:p>
          </table:table-cell>
          <table:table-cell office:value-type="string" calcext:value-type="string">
            <text:p>4e913eb6203b632e486f967fe6c376ce0a5f87442e97775feea0714c6cc6249e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office:value-type="float" office:value="84160" calcext:value-type="float">
            <text:p>841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280" calcext:value-type="float">
            <text:p>21280</text:p>
          </table:table-cell>
          <table:table-cell office:value-type="float" office:value="317.492" calcext:value-type="float">
            <text:p>317.492</text:p>
          </table:table-cell>
          <table:table-cell office:value-type="string" calcext:value-type="string">
            <text:p>("5371ebd0ff4b3920c5e0f761a1416687cda616d4189463bb02199dc7bdaeb083", "a3dad4c16d5392be3a43f091dad86fe652bffa23ca5b4cd488f512a667099398", "be2dac9aecd0bbdfc0f4431898a297826c4fcedabdc68528989cd09e22c7c434", "898e3b686d504855e2bdffe7dbbc401331f2fc4a4068bc950bb47793de685437", "e8cadda6f98263b0f1d7b811e0fd1aab1e4d15b1fb0d5c8289051027a1470ff8"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.246" calcext:value-type="float">
            <text:p>17.246</text:p>
          </table:table-cell>
          <table:table-cell office:value-type="string" calcext:value-type="string">
            <text:p>3ee5458379e24d9e0aeda81f4d01adeb8bebb2bd67ba87775aba668fb542d042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848" calcext:value-type="float">
            <text:p>16.848</text:p>
          </table:table-cell>
          <table:table-cell office:value-type="string" calcext:value-type="string">
            <text:p>3ee5458379e24d9e0aeda81f4d01adeb8bebb2bd67ba87775aba668fb542d042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815" calcext:value-type="float">
            <text:p>16.815</text:p>
          </table:table-cell>
          <table:table-cell office:value-type="string" calcext:value-type="string">
            <text:p>3ee5458379e24d9e0aeda81f4d01adeb8bebb2bd67ba87775aba668fb542d042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office:value-type="float" office:value="89.47" calcext:value-type="float">
            <text:p>89.47</text:p>
          </table:table-cell>
          <table:table-cell office:value-type="float" office:value="94.12" calcext:value-type="float">
            <text:p>94.12</text:p>
          </table:table-cell>
          <table:table-cell office:value-type="float" office:value="91.89" calcext:value-type="float">
            <text:p>91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.822" calcext:value-type="float">
            <text:p>16.822</text:p>
          </table:table-cell>
          <table:table-cell office:value-type="string" calcext:value-type="string">
            <text:p>afd97449f7a4a9952651ce22c7b3c875b0449bc9248eab2c6e3f32d508f5fa70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office:value-type="float" office:value="89.47" calcext:value-type="float">
            <text:p>89.47</text:p>
          </table:table-cell>
          <table:table-cell office:value-type="float" office:value="94.12" calcext:value-type="float">
            <text:p>94.12</text:p>
          </table:table-cell>
          <table:table-cell office:value-type="float" office:value="91.89" calcext:value-type="float">
            <text:p>91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.779" calcext:value-type="float">
            <text:p>16.779</text:p>
          </table:table-cell>
          <table:table-cell office:value-type="string" calcext:value-type="string">
            <text:p>afd97449f7a4a9952651ce22c7b3c875b0449bc9248eab2c6e3f32d508f5fa70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office:value-type="float" office:value="89.47" calcext:value-type="float">
            <text:p>89.47</text:p>
          </table:table-cell>
          <table:table-cell office:value-type="float" office:value="94.12" calcext:value-type="float">
            <text:p>94.12</text:p>
          </table:table-cell>
          <table:table-cell office:value-type="float" office:value="91.89" calcext:value-type="float">
            <text:p>91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.799" calcext:value-type="float">
            <text:p>16.799</text:p>
          </table:table-cell>
          <table:table-cell office:value-type="string" calcext:value-type="string">
            <text:p>afd97449f7a4a9952651ce22c7b3c875b0449bc9248eab2c6e3f32d508f5fa70</text:p>
          </table:table-cell>
          <table:table-cell office:value-type="float" office:value="99.86" calcext:value-type="float">
            <text:p>99.8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98.06" calcext:value-type="float">
            <text:p>98.0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27" calcext:value-type="float">
            <text:p>96.27</text:p>
          </table:table-cell>
          <table:table-cell office:value-type="float" office:value="98.01" calcext:value-type="float">
            <text:p>98.01</text:p>
          </table:table-cell>
          <table:table-cell office:value-type="float" office:value="4.27" calcext:value-type="float">
            <text:p>4.27</text:p>
          </table:table-cell>
          <table:table-cell office:value-type="float" office:value="5000" calcext:value-type="float">
            <text:p>5000</text:p>
          </table:table-cell>
          <table:table-cell office:value-type="float" office:value="81000" calcext:value-type="float">
            <text:p>810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00" calcext:value-type="float">
            <text:p>22600</text:p>
          </table:table-cell>
          <table:table-cell office:value-type="float" office:value="350.934" calcext:value-type="float">
            <text:p>350.934</text:p>
          </table:table-cell>
          <table:table-cell office:value-type="string" calcext:value-type="string">
            <text:p>("17cc923a1c262e135bbd905e7b4dd8c3f6e12b5f34ccf4dce06f8cfb99609aef", "66b37db7d61fe06f1c07c0cd0c9dfcc6bc6f334c986a9b4bbde06233648a440c", "54d7015485df9b2bbe0dcc935ea0c81254b6293d2eef9a7499c011f281015c45", "3c4f51085a33d9a1a30778f3b933b1549f7b34a0e5e10b41463566cd8ba03d91", "a84dba39b6fa278bb8d5ac55e9877290c3c8fc35ad7dc8fb236708fad1ae2ab6"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91.43" calcext:value-type="float">
            <text:p>91.43</text:p>
          </table:table-cell>
          <table:table-cell office:value-type="float" office:value="89.19" calcext:value-type="float">
            <text:p>89.19</text:p>
          </table:table-cell>
          <table:table-cell office:value-type="float" office:value="90.14" calcext:value-type="float">
            <text:p>90.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.416" calcext:value-type="float">
            <text:p>12.416</text:p>
          </table:table-cell>
          <table:table-cell office:value-type="string" calcext:value-type="string">
            <text:p>d77477681a8ffcfc574d4cdf4f4e49040684a1296b0de7ad2cddf4c403a8a766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91.43" calcext:value-type="float">
            <text:p>91.43</text:p>
          </table:table-cell>
          <table:table-cell office:value-type="float" office:value="89.19" calcext:value-type="float">
            <text:p>89.19</text:p>
          </table:table-cell>
          <table:table-cell office:value-type="float" office:value="90.14" calcext:value-type="float">
            <text:p>90.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891" calcext:value-type="float">
            <text:p>11.891</text:p>
          </table:table-cell>
          <table:table-cell office:value-type="string" calcext:value-type="string">
            <text:p>d77477681a8ffcfc574d4cdf4f4e49040684a1296b0de7ad2cddf4c403a8a766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91.43" calcext:value-type="float">
            <text:p>91.43</text:p>
          </table:table-cell>
          <table:table-cell office:value-type="float" office:value="89.19" calcext:value-type="float">
            <text:p>89.19</text:p>
          </table:table-cell>
          <table:table-cell office:value-type="float" office:value="90.14" calcext:value-type="float">
            <text:p>90.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882" calcext:value-type="float">
            <text:p>11.882</text:p>
          </table:table-cell>
          <table:table-cell office:value-type="string" calcext:value-type="string">
            <text:p>d77477681a8ffcfc574d4cdf4f4e49040684a1296b0de7ad2cddf4c403a8a766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cf89ec77b2b4fb0335c94892f80d6c8467deedff958c9626ebc30e0cefd7bbbb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.914" calcext:value-type="float">
            <text:p>10.914</text:p>
          </table:table-cell>
          <table:table-cell office:value-type="string" calcext:value-type="string">
            <text:p>cf89ec77b2b4fb0335c94892f80d6c8467deedff958c9626ebc30e0cefd7bbbb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.912" calcext:value-type="float">
            <text:p>10.912</text:p>
          </table:table-cell>
          <table:table-cell office:value-type="string" calcext:value-type="string">
            <text:p>cf89ec77b2b4fb0335c94892f80d6c8467deedff958c9626ebc30e0cefd7bbbb</text:p>
          </table:table-cell>
          <table:table-cell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96.67" calcext:value-type="float">
            <text:p>96.67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77" calcext:value-type="float">
            <text:p>93.77</text:p>
          </table:table-cell>
          <table:table-cell office:value-type="float" office:value="96.55" calcext:value-type="float">
            <text:p>96.55</text:p>
          </table:table-cell>
          <table:table-cell office:value-type="float" office:value="3.43" calcext:value-type="float">
            <text:p>3.43</text:p>
          </table:table-cell>
          <table:table-cell office:value-type="float" office:value="5000" calcext:value-type="float">
            <text:p>5000</text:p>
          </table:table-cell>
          <table:table-cell office:value-type="float" office:value="81240" calcext:value-type="float">
            <text:p>81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80" calcext:value-type="float">
            <text:p>36080</text:p>
          </table:table-cell>
          <table:table-cell office:value-type="float" office:value="343.084" calcext:value-type="float">
            <text:p>343.084</text:p>
          </table:table-cell>
          <table:table-cell office:value-type="string" calcext:value-type="string">
            <text:p>("22f0714b18c28d090b5b05ea077e7cccd90a5c68841c44c149f677e9e6fe2edd", "262948444aa4cd9e615de5a82efdbccd29e8fd5092f01819df66d22f7501ad9c", "5e1f1caf24d864f56970c75c4cdcc9254fe18946173925eee20e538a3541cce9", "1f368b1ad7d03493a00cbf984a4393cf72597291f10f35448d31a78682b014da", "3cffeff66f95c98ecafedcf9dcf1a68305d4e4222eaa9c4ba5c35dbb48227297")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508" calcext:value-type="float">
            <text:p>13.508</text:p>
          </table:table-cell>
          <table:table-cell office:value-type="string" calcext:value-type="string">
            <text:p>cf3b24d212be33f820d4d5474af1ecd6857afcd54c9d780da58fe4b7616fb532</text:p>
          </table:table-cell>
          <table:table-cell office:value-type="float" office:value="99.65" calcext:value-type="float">
            <text:p>99.6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074" calcext:value-type="float">
            <text:p>13.074</text:p>
          </table:table-cell>
          <table:table-cell office:value-type="string" calcext:value-type="string">
            <text:p>cf3b24d212be33f820d4d5474af1ecd6857afcd54c9d780da58fe4b7616fb532</text:p>
          </table:table-cell>
          <table:table-cell office:value-type="float" office:value="99.65" calcext:value-type="float">
            <text:p>99.6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051" calcext:value-type="float">
            <text:p>13.051</text:p>
          </table:table-cell>
          <table:table-cell office:value-type="string" calcext:value-type="string">
            <text:p>cf3b24d212be33f820d4d5474af1ecd6857afcd54c9d780da58fe4b7616fb532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172" calcext:value-type="float">
            <text:p>13.172</text:p>
          </table:table-cell>
          <table:table-cell office:value-type="string" calcext:value-type="string">
            <text:p>954cc62f16bed3b7ef7ea9097145d1f2cf796ef20aeb481395f7244dbd09c293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076" calcext:value-type="float">
            <text:p>13.076</text:p>
          </table:table-cell>
          <table:table-cell office:value-type="string" calcext:value-type="string">
            <text:p>954cc62f16bed3b7ef7ea9097145d1f2cf796ef20aeb481395f7244dbd09c293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05" calcext:value-type="float">
            <text:p>13.05</text:p>
          </table:table-cell>
          <table:table-cell office:value-type="string" calcext:value-type="string">
            <text:p>954cc62f16bed3b7ef7ea9097145d1f2cf796ef20aeb481395f7244dbd09c293</text:p>
          </table:table-cell>
          <table:table-cell office:value-type="float" office:value="99.93" calcext:value-type="float">
            <text:p>99.93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96.39" calcext:value-type="float">
            <text:p>96.39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28" calcext:value-type="float">
            <text:p>93.28</text:p>
          </table:table-cell>
          <table:table-cell office:value-type="float" office:value="96.25" calcext:value-type="float">
            <text:p>96.25</text:p>
          </table:table-cell>
          <table:table-cell office:value-type="float" office:value="4.83" calcext:value-type="float">
            <text:p>4.83</text:p>
          </table:table-cell>
          <table:table-cell office:value-type="float" office:value="5000" calcext:value-type="float">
            <text:p>5000</text:p>
          </table:table-cell>
          <table:table-cell office:value-type="float" office:value="81840" calcext:value-type="float">
            <text:p>818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80" calcext:value-type="float">
            <text:p>43280</text:p>
          </table:table-cell>
          <table:table-cell office:value-type="float" office:value="351.262" calcext:value-type="float">
            <text:p>351.262</text:p>
          </table:table-cell>
          <table:table-cell office:value-type="string" calcext:value-type="string">
            <text:p>("b9e097c588b0666550497e78c5034d4efb471626fe3b8f003b7472b18d623086", "b0d84a92bb8e179a958005ea580e2d3d91815c4ff46c6b13dab661c17a226803", "b33245040adcf8dc6d7b66591e9f4fe2dd690febcbd84343bd5e648277c847f9", "1bd2ee945aea35a17a9220195261ebd797e528c309b97e139e827893fdf8a022", "a8989dcac9c83076c44da906ebfd03d8f80575ef134c503b3abdb90b20ea2611"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76cd6d4535bf5a217965fdfdfc10dbadac4ecc037b91d5505ad4bcdc00ef7971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.002" calcext:value-type="float">
            <text:p>14.002</text:p>
          </table:table-cell>
          <table:table-cell office:value-type="string" calcext:value-type="string">
            <text:p>76cd6d4535bf5a217965fdfdfc10dbadac4ecc037b91d5505ad4bcdc00ef7971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76cd6d4535bf5a217965fdfdfc10dbadac4ecc037b91d5505ad4bcdc00ef7971</text:p>
          </table:table-cell>
          <table:table-cell office:value-type="float" office:value="98.95" calcext:value-type="float">
            <text:p>98.9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521" calcext:value-type="float">
            <text:p>13.521</text:p>
          </table:table-cell>
          <table:table-cell office:value-type="string" calcext:value-type="string">
            <text:p>31c0bb5253a03fa9b49fd3dad5914a0e55521e4456961234e83dcb8b52d38fcd</text:p>
          </table:table-cell>
          <table:table-cell office:value-type="float" office:value="98.95" calcext:value-type="float">
            <text:p>98.9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31c0bb5253a03fa9b49fd3dad5914a0e55521e4456961234e83dcb8b52d38fcd</text:p>
          </table:table-cell>
          <table:table-cell office:value-type="float" office:value="98.95" calcext:value-type="float">
            <text:p>98.9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31c0bb5253a03fa9b49fd3dad5914a0e55521e4456961234e83dcb8b52d38fcd</text:p>
          </table:table-cell>
          <table:table-cell office:value-type="float" office:value="99.72" calcext:value-type="float">
            <text:p>99.72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95.28" calcext:value-type="float">
            <text:p>95.28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41" calcext:value-type="float">
            <text:p>91.41</text:p>
          </table:table-cell>
          <table:table-cell office:value-type="float" office:value="95.03" calcext:value-type="float">
            <text:p>95.03</text:p>
          </table:table-cell>
          <table:table-cell office:value-type="float" office:value="3.29" calcext:value-type="float">
            <text:p>3.29</text:p>
          </table:table-cell>
          <table:table-cell office:value-type="float" office:value="5000" calcext:value-type="float">
            <text:p>5000</text:p>
          </table:table-cell>
          <table:table-cell office:value-type="float" office:value="83360" calcext:value-type="float">
            <text:p>833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0280" calcext:value-type="float">
            <text:p>30280</text:p>
          </table:table-cell>
          <table:table-cell office:value-type="float" office:value="357.154" calcext:value-type="float">
            <text:p>357.154</text:p>
          </table:table-cell>
          <table:table-cell office:value-type="string" calcext:value-type="string">
            <text:p>("0eb1de2c10a2c86ef6ec50fe9540789b1dad870051ef13302fc355cc98db4f47", "e17de32c9c01840dae44fde5c1b7df5f45e8b1e4d19c0f696edfedebf907b9f2", "4d52d3ed7df10b1f0e91db99928e092030ffba6f4a6a66717968e09a9bcaef25", "8e8bc291ec4bb46d666a03f5f44aaaec074fc446a981cfc4980b1e17d31f59c1", "6cd73b23ceccde574a8be0332b2a736583e42d5d3d9f8a674a9151db88858e2c"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11" calcext:value-type="float">
            <text:p>69.11</text:p>
          </table:table-cell>
          <table:table-cell office:value-type="float" office:value="71.54" calcext:value-type="float">
            <text:p>71.54</text:p>
          </table:table-cell>
          <table:table-cell office:value-type="float" office:value="70.83" calcext:value-type="float">
            <text:p>70.83</text:p>
          </table:table-cell>
          <table:table-cell office:value-type="float" office:value="69.84" calcext:value-type="float">
            <text:p>69.84</text:p>
          </table:table-cell>
          <table:table-cell office:value-type="float" office:value="69.96" calcext:value-type="float">
            <text:p>69.96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9.775" calcext:value-type="float">
            <text:p>259.775</text:p>
          </table:table-cell>
          <table:table-cell office:value-type="string" calcext:value-type="string">
            <text:p>7d5b01599641443aceddb6c41d5d9f65f70443a55535c8d3b38cbfdc348d2cfb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11" calcext:value-type="float">
            <text:p>69.11</text:p>
          </table:table-cell>
          <table:table-cell office:value-type="float" office:value="71.54" calcext:value-type="float">
            <text:p>71.54</text:p>
          </table:table-cell>
          <table:table-cell office:value-type="float" office:value="70.83" calcext:value-type="float">
            <text:p>70.83</text:p>
          </table:table-cell>
          <table:table-cell office:value-type="float" office:value="69.84" calcext:value-type="float">
            <text:p>69.84</text:p>
          </table:table-cell>
          <table:table-cell office:value-type="float" office:value="69.96" calcext:value-type="float">
            <text:p>69.96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9.43" calcext:value-type="float">
            <text:p>89.43</text:p>
          </table:table-cell>
          <table:table-cell office:value-type="string" calcext:value-type="string">
            <text:p>7d5b01599641443aceddb6c41d5d9f65f70443a55535c8d3b38cbfdc348d2cfb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11" calcext:value-type="float">
            <text:p>69.11</text:p>
          </table:table-cell>
          <table:table-cell office:value-type="float" office:value="71.54" calcext:value-type="float">
            <text:p>71.54</text:p>
          </table:table-cell>
          <table:table-cell office:value-type="float" office:value="70.83" calcext:value-type="float">
            <text:p>70.83</text:p>
          </table:table-cell>
          <table:table-cell office:value-type="float" office:value="69.84" calcext:value-type="float">
            <text:p>69.84</text:p>
          </table:table-cell>
          <table:table-cell office:value-type="float" office:value="69.96" calcext:value-type="float">
            <text:p>69.96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9.505" calcext:value-type="float">
            <text:p>89.505</text:p>
          </table:table-cell>
          <table:table-cell office:value-type="string" calcext:value-type="string">
            <text:p>7d5b01599641443aceddb6c41d5d9f65f70443a55535c8d3b38cbfdc348d2cfb</text:p>
          </table:table-cell>
          <table:table-cell office:value-type="float" office:value="95.72" calcext:value-type="float">
            <text:p>95.7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3.98" calcext:value-type="float">
            <text:p>73.98</text:p>
          </table:table-cell>
          <table:table-cell office:value-type="float" office:value="69.92" calcext:value-type="float">
            <text:p>69.92</text:p>
          </table:table-cell>
          <table:table-cell office:value-type="float" office:value="71.09" calcext:value-type="float">
            <text:p>71.09</text:p>
          </table:table-cell>
          <table:table-cell office:value-type="float" office:value="72.88" calcext:value-type="float">
            <text:p>72.88</text:p>
          </table:table-cell>
          <table:table-cell office:value-type="float" office:value="72.51" calcext:value-type="float">
            <text:p>72.5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7.179" calcext:value-type="float">
            <text:p>87.179</text:p>
          </table:table-cell>
          <table:table-cell office:value-type="string" calcext:value-type="string">
            <text:p>b040f4e371ecd242ed0f4538dc7df6546932d0585caee3060e2fbe45ebcfb8da</text:p>
          </table:table-cell>
          <table:table-cell office:value-type="float" office:value="95.72" calcext:value-type="float">
            <text:p>95.7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3.98" calcext:value-type="float">
            <text:p>73.98</text:p>
          </table:table-cell>
          <table:table-cell office:value-type="float" office:value="69.92" calcext:value-type="float">
            <text:p>69.92</text:p>
          </table:table-cell>
          <table:table-cell office:value-type="float" office:value="71.09" calcext:value-type="float">
            <text:p>71.09</text:p>
          </table:table-cell>
          <table:table-cell office:value-type="float" office:value="72.88" calcext:value-type="float">
            <text:p>72.88</text:p>
          </table:table-cell>
          <table:table-cell office:value-type="float" office:value="72.51" calcext:value-type="float">
            <text:p>72.5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9.243" calcext:value-type="float">
            <text:p>79.243</text:p>
          </table:table-cell>
          <table:table-cell office:value-type="string" calcext:value-type="string">
            <text:p>b040f4e371ecd242ed0f4538dc7df6546932d0585caee3060e2fbe45ebcfb8da</text:p>
          </table:table-cell>
          <table:table-cell office:value-type="float" office:value="95.72" calcext:value-type="float">
            <text:p>95.7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3.98" calcext:value-type="float">
            <text:p>73.98</text:p>
          </table:table-cell>
          <table:table-cell office:value-type="float" office:value="69.92" calcext:value-type="float">
            <text:p>69.92</text:p>
          </table:table-cell>
          <table:table-cell office:value-type="float" office:value="71.09" calcext:value-type="float">
            <text:p>71.09</text:p>
          </table:table-cell>
          <table:table-cell office:value-type="float" office:value="72.88" calcext:value-type="float">
            <text:p>72.88</text:p>
          </table:table-cell>
          <table:table-cell office:value-type="float" office:value="72.51" calcext:value-type="float">
            <text:p>72.5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8.971" calcext:value-type="float">
            <text:p>78.971</text:p>
          </table:table-cell>
          <table:table-cell office:value-type="string" calcext:value-type="string">
            <text:p>b040f4e371ecd242ed0f4538dc7df6546932d0585caee3060e2fbe45ebcfb8da</text:p>
          </table:table-cell>
          <table:table-cell office:value-type="float" office:value="99.29" calcext:value-type="float">
            <text:p>99.29</text:p>
          </table:table-cell>
          <table:table-cell office:value-type="float" office:value="63.09" calcext:value-type="float">
            <text:p>63.09</text:p>
          </table:table-cell>
          <table:table-cell table:number-columns-repeated="2" office:value-type="float" office:value="81.54" calcext:value-type="float">
            <text:p>81.54</text:p>
          </table:table-cell>
          <table:table-cell office:value-type="float" office:value="80.33" calcext:value-type="float">
            <text:p>80.33</text:p>
          </table:table-cell>
          <table:table-cell office:value-type="float" office:value="82.76" calcext:value-type="float">
            <text:p>82.76</text:p>
          </table:table-cell>
          <table:table-cell office:value-type="float" office:value="82.35" calcext:value-type="float">
            <text:p>82.35</text:p>
          </table:table-cell>
          <table:table-cell office:value-type="float" office:value="80.8" calcext:value-type="float">
            <text:p>80.8</text:p>
          </table:table-cell>
          <table:table-cell office:value-type="float" office:value="81.32" calcext:value-type="float">
            <text:p>81.32</text:p>
          </table:table-cell>
          <table:table-cell office:value-type="float" office:value="17.82" calcext:value-type="float">
            <text:p>17.82</text:p>
          </table:table-cell>
          <table:table-cell office:value-type="float" office:value="5000" calcext:value-type="float">
            <text:p>5000</text:p>
          </table:table-cell>
          <table:table-cell office:value-type="float" office:value="516640" calcext:value-type="float">
            <text:p>5166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680" calcext:value-type="float">
            <text:p>53680</text:p>
          </table:table-cell>
          <table:table-cell office:value-type="float" office:value="2012.204" calcext:value-type="float">
            <text:p>2012.204</text:p>
          </table:table-cell>
          <table:table-cell office:value-type="string" calcext:value-type="string">
            <text:p>("0678682b4699b11fa5c693c4cc6b2d9768b4bf3cb98aad212fe486390d9c4264", "b910f8397a53c04a11f0f77484bf09f813bd19f764b295020a573c59d8563039", "5eef18f657750cfb136457185bca24b99e4b7fd5ea21fb745bed96b90d98f308", "031cf5abe1a86d97b36ed0c27fe0c647769bb1f4e41c3ca018eca7845cb95591", "475074a0ba4ae4832555451bba18095ef03d6ea3a954eb769d57cfa10600942f"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98" calcext:value-type="float">
            <text:p>98.98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9.127" calcext:value-type="float">
            <text:p>149.127</text:p>
          </table:table-cell>
          <table:table-cell office:value-type="string" calcext:value-type="string">
            <text:p>24a258ace9b0026b18fb9a0aad219f4dd39e48140ebb1b918ca097e7008bd1ec</text:p>
          </table:table-cell>
          <table:table-cell office:value-type="float" office:value="98.98" calcext:value-type="float">
            <text:p>98.98</text:p>
          </table:table-cell>
          <table:table-cell office:value-type="float" office:value="57.72" calcext:value-type="float">
            <text:p>57.72</text:p>
          </table:table-cell>
          <table:table-cell table:style-name="ce7" office:value-type="float" office:value="78.86" calcext:value-type="float">
            <text:p>78.86</text:p>
          </table:table-cell>
          <table:table-cell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5.003" calcext:value-type="float">
            <text:p>95.003</text:p>
          </table:table-cell>
          <table:table-cell office:value-type="string" calcext:value-type="string">
            <text:p>24a258ace9b0026b18fb9a0aad219f4dd39e48140ebb1b918ca097e7008bd1ec</text:p>
          </table:table-cell>
          <table:table-cell office:value-type="float" office:value="98.98" calcext:value-type="float">
            <text:p>98.98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4.332" calcext:value-type="float">
            <text:p>94.332</text:p>
          </table:table-cell>
          <table:table-cell office:value-type="string" calcext:value-type="string">
            <text:p>24a258ace9b0026b18fb9a0aad219f4dd39e48140ebb1b918ca097e7008bd1ec</text:p>
          </table:table-cell>
          <table:table-cell office:value-type="float" office:value="97.45" calcext:value-type="float">
            <text:p>97.45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5.121" calcext:value-type="float">
            <text:p>95.121</text:p>
          </table:table-cell>
          <table:table-cell office:value-type="string" calcext:value-type="string">
            <text:p>4d2e06a16b855d90231401b18e548f6b9abbff776d980b57cf0f4f992cba6eaf</text:p>
          </table:table-cell>
          <table:table-cell office:value-type="float" office:value="97.45" calcext:value-type="float">
            <text:p>97.45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3.868" calcext:value-type="float">
            <text:p>93.868</text:p>
          </table:table-cell>
          <table:table-cell office:value-type="string" calcext:value-type="string">
            <text:p>4d2e06a16b855d90231401b18e548f6b9abbff776d980b57cf0f4f992cba6eaf</text:p>
          </table:table-cell>
          <table:table-cell office:value-type="float" office:value="97.45" calcext:value-type="float">
            <text:p>97.45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3.775" calcext:value-type="float">
            <text:p>93.775</text:p>
          </table:table-cell>
          <table:table-cell office:value-type="string" calcext:value-type="string">
            <text:p>4d2e06a16b855d90231401b18e548f6b9abbff776d980b57cf0f4f992cba6eaf</text:p>
          </table:table-cell>
          <table:table-cell office:value-type="float" office:value="99.29" calcext:value-type="float">
            <text:p>99.29</text:p>
          </table:table-cell>
          <table:table-cell office:value-type="float" office:value="60.65" calcext:value-type="float">
            <text:p>60.65</text:p>
          </table:table-cell>
          <table:table-cell table:number-columns-repeated="2" office:value-type="float" office:value="80.33" calcext:value-type="float">
            <text:p>80.33</text:p>
          </table:table-cell>
          <table:table-cell office:value-type="float" office:value="77.24" calcext:value-type="float">
            <text:p>77.24</text:p>
          </table:table-cell>
          <table:table-cell office:value-type="float" office:value="83.41" calcext:value-type="float">
            <text:p>83.41</text:p>
          </table:table-cell>
          <table:table-cell office:value-type="float" office:value="82.34" calcext:value-type="float">
            <text:p>82.34</text:p>
          </table:table-cell>
          <table:table-cell office:value-type="float" office:value="78.57" calcext:value-type="float">
            <text:p>78.57</text:p>
          </table:table-cell>
          <table:table-cell office:value-type="float" office:value="79.7" calcext:value-type="float">
            <text:p>79.7</text:p>
          </table:table-cell>
          <table:table-cell office:value-type="float" office:value="17.39" calcext:value-type="float">
            <text:p>17.39</text:p>
          </table:table-cell>
          <table:table-cell office:value-type="float" office:value="5000" calcext:value-type="float">
            <text:p>5000</text:p>
          </table:table-cell>
          <table:table-cell office:value-type="float" office:value="520040" calcext:value-type="float">
            <text:p>520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880" calcext:value-type="float">
            <text:p>67880</text:p>
          </table:table-cell>
          <table:table-cell office:value-type="float" office:value="1964.126" calcext:value-type="float">
            <text:p>1964.126</text:p>
          </table:table-cell>
          <table:table-cell office:value-type="string" calcext:value-type="string">
            <text:p>("614775cc5b5d5075dfa6f419cb27dddaad357cc600a35a6e0d4ae60622434a49", "e82adaf3c535f748749af17d0d5475cff94ba5426cd2cde6ed69027eb63d8f73", "d0a7103f29131c18611170a7646d58ec4803f8a3bca2b6170a4634120cf8c644", "98d0ee77d0e20e9cc81f46510fe164abe624c1a2980910d3768f7899ad7fbf23", "1869ada3ea565a0e92474708f53f7ca3da113561bbaf099708427996da0f4f0d"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78" calcext:value-type="float">
            <text:p>98.7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1.54" calcext:value-type="float">
            <text:p>71.54</text:p>
          </table:table-cell>
          <table:table-cell office:value-type="float" office:value="73.68" calcext:value-type="float">
            <text:p>73.68</text:p>
          </table:table-cell>
          <table:table-cell office:value-type="float" office:value="77.88" calcext:value-type="float">
            <text:p>77.88</text:p>
          </table:table-cell>
          <table:table-cell office:value-type="float" office:value="76.56" calcext:value-type="float">
            <text:p>76.56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7.836" calcext:value-type="float">
            <text:p>107.836</text:p>
          </table:table-cell>
          <table:table-cell office:value-type="string" calcext:value-type="string">
            <text:p>d07a33bc5e7d09ddb8a8b783c9f7f72637cdcb731ed5b63a876f130f4ce2187c</text:p>
          </table:table-cell>
          <table:table-cell office:value-type="float" office:value="98.78" calcext:value-type="float">
            <text:p>98.7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1.54" calcext:value-type="float">
            <text:p>71.54</text:p>
          </table:table-cell>
          <table:table-cell office:value-type="float" office:value="73.68" calcext:value-type="float">
            <text:p>73.68</text:p>
          </table:table-cell>
          <table:table-cell office:value-type="float" office:value="77.88" calcext:value-type="float">
            <text:p>77.88</text:p>
          </table:table-cell>
          <table:table-cell office:value-type="float" office:value="76.56" calcext:value-type="float">
            <text:p>76.56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3.053" calcext:value-type="float">
            <text:p>93.053</text:p>
          </table:table-cell>
          <table:table-cell office:value-type="string" calcext:value-type="string">
            <text:p>d07a33bc5e7d09ddb8a8b783c9f7f72637cdcb731ed5b63a876f130f4ce2187c</text:p>
          </table:table-cell>
          <table:table-cell office:value-type="float" office:value="98.78" calcext:value-type="float">
            <text:p>98.7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1.54" calcext:value-type="float">
            <text:p>71.54</text:p>
          </table:table-cell>
          <table:table-cell office:value-type="float" office:value="73.68" calcext:value-type="float">
            <text:p>73.68</text:p>
          </table:table-cell>
          <table:table-cell office:value-type="float" office:value="77.88" calcext:value-type="float">
            <text:p>77.88</text:p>
          </table:table-cell>
          <table:table-cell office:value-type="float" office:value="76.56" calcext:value-type="float">
            <text:p>76.56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2.658" calcext:value-type="float">
            <text:p>92.658</text:p>
          </table:table-cell>
          <table:table-cell office:value-type="string" calcext:value-type="string">
            <text:p>d07a33bc5e7d09ddb8a8b783c9f7f72637cdcb731ed5b63a876f130f4ce2187c</text:p>
          </table:table-cell>
          <table:table-cell office:value-type="float" office:value="96.13" calcext:value-type="float">
            <text:p>96.1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7.24" calcext:value-type="float">
            <text:p>77.24</text:p>
          </table:table-cell>
          <table:table-cell office:value-type="float" office:value="69.92" calcext:value-type="float">
            <text:p>69.92</text:p>
          </table:table-cell>
          <table:table-cell office:value-type="float" office:value="71.97" calcext:value-type="float">
            <text:p>71.97</text:p>
          </table:table-cell>
          <table:table-cell office:value-type="float" office:value="75.44" calcext:value-type="float">
            <text:p>75.44</text:p>
          </table:table-cell>
          <table:table-cell office:value-type="float" office:value="74.51" calcext:value-type="float">
            <text:p>74.51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1.726" calcext:value-type="float">
            <text:p>91.726</text:p>
          </table:table-cell>
          <table:table-cell office:value-type="string" calcext:value-type="string">
            <text:p>28bf3cd1487bbd34eb5733adb9c9b1c2f98307c944fb0c72e0ed2c47fb0fffa4</text:p>
          </table:table-cell>
          <table:table-cell office:value-type="float" office:value="96.13" calcext:value-type="float">
            <text:p>96.1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7.24" calcext:value-type="float">
            <text:p>77.24</text:p>
          </table:table-cell>
          <table:table-cell office:value-type="float" office:value="69.92" calcext:value-type="float">
            <text:p>69.92</text:p>
          </table:table-cell>
          <table:table-cell office:value-type="float" office:value="71.97" calcext:value-type="float">
            <text:p>71.97</text:p>
          </table:table-cell>
          <table:table-cell office:value-type="float" office:value="75.44" calcext:value-type="float">
            <text:p>75.44</text:p>
          </table:table-cell>
          <table:table-cell office:value-type="float" office:value="74.51" calcext:value-type="float">
            <text:p>74.51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1.362" calcext:value-type="float">
            <text:p>91.362</text:p>
          </table:table-cell>
          <table:table-cell office:value-type="string" calcext:value-type="string">
            <text:p>28bf3cd1487bbd34eb5733adb9c9b1c2f98307c944fb0c72e0ed2c47fb0fffa4</text:p>
          </table:table-cell>
          <table:table-cell office:value-type="float" office:value="96.13" calcext:value-type="float">
            <text:p>96.1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7.24" calcext:value-type="float">
            <text:p>77.24</text:p>
          </table:table-cell>
          <table:table-cell office:value-type="float" office:value="69.92" calcext:value-type="float">
            <text:p>69.92</text:p>
          </table:table-cell>
          <table:table-cell office:value-type="float" office:value="71.97" calcext:value-type="float">
            <text:p>71.97</text:p>
          </table:table-cell>
          <table:table-cell office:value-type="float" office:value="75.44" calcext:value-type="float">
            <text:p>75.44</text:p>
          </table:table-cell>
          <table:table-cell office:value-type="float" office:value="74.51" calcext:value-type="float">
            <text:p>74.51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1.522" calcext:value-type="float">
            <text:p>91.522</text:p>
          </table:table-cell>
          <table:table-cell office:value-type="string" calcext:value-type="string">
            <text:p>28bf3cd1487bbd34eb5733adb9c9b1c2f98307c944fb0c72e0ed2c47fb0fffa4</text:p>
          </table:table-cell>
          <table:table-cell office:value-type="float" office:value="99.53" calcext:value-type="float">
            <text:p>99.53</text:p>
          </table:table-cell>
          <table:table-cell office:value-type="float" office:value="64.72" calcext:value-type="float">
            <text:p>64.72</text:p>
          </table:table-cell>
          <table:table-cell table:number-columns-repeated="2" office:value-type="float" office:value="82.36" calcext:value-type="float">
            <text:p>82.36</text:p>
          </table:table-cell>
          <table:table-cell office:value-type="float" office:value="76.75" calcext:value-type="float">
            <text:p>76.75</text:p>
          </table:table-cell>
          <table:table-cell office:value-type="float" office:value="87.97" calcext:value-type="float">
            <text:p>87.97</text:p>
          </table:table-cell>
          <table:table-cell office:value-type="float" office:value="86.46" calcext:value-type="float">
            <text:p>86.46</text:p>
          </table:table-cell>
          <table:table-cell office:value-type="float" office:value="79.1" calcext:value-type="float">
            <text:p>79.1</text:p>
          </table:table-cell>
          <table:table-cell office:value-type="float" office:value="81.31" calcext:value-type="float">
            <text:p>81.31</text:p>
          </table:table-cell>
          <table:table-cell office:value-type="float" office:value="18.66" calcext:value-type="float">
            <text:p>18.66</text:p>
          </table:table-cell>
          <table:table-cell office:value-type="float" office:value="5000" calcext:value-type="float">
            <text:p>5000</text:p>
          </table:table-cell>
          <table:table-cell office:value-type="float" office:value="531280" calcext:value-type="float">
            <text:p>5312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720" calcext:value-type="float">
            <text:p>183720</text:p>
          </table:table-cell>
          <table:table-cell office:value-type="float" office:value="1886.14" calcext:value-type="float">
            <text:p>1886.14</text:p>
          </table:table-cell>
          <table:table-cell office:value-type="string" calcext:value-type="string">
            <text:p>("a2f9b8a1c4e4b617e6b4d605d4b2a20306cdba9da4787888f8f95e5d504989b7", "ce0ede68399a93970a134c747eb7f4bd5a37884f1ac3265758cc49b54f237605", "a0fca5de2507c34bae52defa263cdeac9b4092d04ff88b55584d4c7f3f1babbd", "b243f29716e7425907c30881f5b0172f26ed0e15ac99a986030112ecd2be8d0c", "7fd1746737f76d92425738948bb63f10a714e6c1c2e8a30d8b74bce4a1ae9303")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14.433" calcext:value-type="float">
            <text:p>114.433</text:p>
          </table:table-cell>
          <table:table-cell office:value-type="string" calcext:value-type="string">
            <text:p>b91b492587f6a7e799686e9ec450fdc26339b226c55e83742a41c94509908938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7.511" calcext:value-type="float">
            <text:p>107.511</text:p>
          </table:table-cell>
          <table:table-cell office:value-type="string" calcext:value-type="string">
            <text:p>b91b492587f6a7e799686e9ec450fdc26339b226c55e83742a41c94509908938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7.292" calcext:value-type="float">
            <text:p>107.292</text:p>
          </table:table-cell>
          <table:table-cell office:value-type="string" calcext:value-type="string">
            <text:p>b91b492587f6a7e799686e9ec450fdc26339b226c55e83742a41c94509908938</text:p>
          </table:table-cell>
          <table:table-cell office:value-type="float" office:value="96.33" calcext:value-type="float">
            <text:p>96.33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6.64" calcext:value-type="float">
            <text:p>96.64</text:p>
          </table:table-cell>
          <table:table-cell office:value-type="string" calcext:value-type="string">
            <text:p>80d1107adb9e9917df746318256b97db2cc5abbf2622cd2621a1a6fc0ea331a7</text:p>
          </table:table-cell>
          <table:table-cell office:value-type="float" office:value="96.33" calcext:value-type="float">
            <text:p>96.33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6.124" calcext:value-type="float">
            <text:p>96.124</text:p>
          </table:table-cell>
          <table:table-cell office:value-type="string" calcext:value-type="string">
            <text:p>80d1107adb9e9917df746318256b97db2cc5abbf2622cd2621a1a6fc0ea331a7</text:p>
          </table:table-cell>
          <table:table-cell office:value-type="float" office:value="96.33" calcext:value-type="float">
            <text:p>96.33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6.227" calcext:value-type="float">
            <text:p>96.227</text:p>
          </table:table-cell>
          <table:table-cell office:value-type="string" calcext:value-type="string">
            <text:p>80d1107adb9e9917df746318256b97db2cc5abbf2622cd2621a1a6fc0ea331a7</text:p>
          </table:table-cell>
          <table:table-cell office:value-type="float" office:value="99.43" calcext:value-type="float">
            <text:p>99.43</text:p>
          </table:table-cell>
          <table:table-cell office:value-type="float" office:value="64.88" calcext:value-type="float">
            <text:p>64.88</text:p>
          </table:table-cell>
          <table:table-cell table:number-columns-repeated="2" office:value-type="float" office:value="82.44" calcext:value-type="float">
            <text:p>82.44</text:p>
          </table:table-cell>
          <table:table-cell office:value-type="float" office:value="78.21" calcext:value-type="float">
            <text:p>78.21</text:p>
          </table:table-cell>
          <table:table-cell office:value-type="float" office:value="86.67" calcext:value-type="float">
            <text:p>86.67</text:p>
          </table:table-cell>
          <table:table-cell office:value-type="float" office:value="85.46" calcext:value-type="float">
            <text:p>85.46</text:p>
          </table:table-cell>
          <table:table-cell office:value-type="float" office:value="79.91" calcext:value-type="float">
            <text:p>79.91</text:p>
          </table:table-cell>
          <table:table-cell office:value-type="float" office:value="81.67" calcext:value-type="float">
            <text:p>81.67</text:p>
          </table:table-cell>
          <table:table-cell office:value-type="float" office:value="17.8" calcext:value-type="float">
            <text:p>17.8</text:p>
          </table:table-cell>
          <table:table-cell office:value-type="float" office:value="5000" calcext:value-type="float">
            <text:p>5000</text:p>
          </table:table-cell>
          <table:table-cell office:value-type="float" office:value="524480" calcext:value-type="float">
            <text:p>5244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720" calcext:value-type="float">
            <text:p>565720</text:p>
          </table:table-cell>
          <table:table-cell office:value-type="float" office:value="2232.55" calcext:value-type="float">
            <text:p>2232.55</text:p>
          </table:table-cell>
          <table:table-cell office:value-type="string" calcext:value-type="string">
            <text:p>("33a8eee2fcaef8d0a2ff6985ced82857afacecd35ee22bead1d2b0859b053d40", "987b6978b9ea5f950216d822055812ef26dfb61b2d822680cbeb8f8db98f89b4", "b175e57fd949617f4de5b6339dc4076493cc7075b2c672fa0c185feeec424b0a", "0caeb40f6b6612c47ca41b75d119e2a4da85d40965c56b71114b433f64d821ab", "c682d000e163234fc244655e1c46f5f16449c6f8295ee227e923ea5ffad3cdc2"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73" calcext:value-type="float">
            <text:p>70.73</text:p>
          </table:table-cell>
          <table:table-cell office:value-type="float" office:value="70.49" calcext:value-type="float">
            <text:p>70.49</text:p>
          </table:table-cell>
          <table:table-cell office:value-type="float" office:value="70.16" calcext:value-type="float">
            <text:p>70.16</text:p>
          </table:table-cell>
          <table:table-cell office:value-type="float" office:value="70.2" calcext:value-type="float">
            <text:p>70.2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8.634" calcext:value-type="float">
            <text:p>88.634</text:p>
          </table:table-cell>
          <table:table-cell office:value-type="string" calcext:value-type="string">
            <text:p>9aa5e47ce041b68dc34616f5463af37c044c506fba2debeaa54e6534fb457a67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73" calcext:value-type="float">
            <text:p>70.73</text:p>
          </table:table-cell>
          <table:table-cell office:value-type="float" office:value="70.49" calcext:value-type="float">
            <text:p>70.49</text:p>
          </table:table-cell>
          <table:table-cell office:value-type="float" office:value="70.16" calcext:value-type="float">
            <text:p>70.16</text:p>
          </table:table-cell>
          <table:table-cell office:value-type="float" office:value="70.2" calcext:value-type="float">
            <text:p>70.2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5.641" calcext:value-type="float">
            <text:p>85.641</text:p>
          </table:table-cell>
          <table:table-cell office:value-type="string" calcext:value-type="string">
            <text:p>9aa5e47ce041b68dc34616f5463af37c044c506fba2debeaa54e6534fb457a67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73" calcext:value-type="float">
            <text:p>70.73</text:p>
          </table:table-cell>
          <table:table-cell office:value-type="float" office:value="70.49" calcext:value-type="float">
            <text:p>70.49</text:p>
          </table:table-cell>
          <table:table-cell office:value-type="float" office:value="70.16" calcext:value-type="float">
            <text:p>70.16</text:p>
          </table:table-cell>
          <table:table-cell office:value-type="float" office:value="70.2" calcext:value-type="float">
            <text:p>70.2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6.087" calcext:value-type="float">
            <text:p>86.087</text:p>
          </table:table-cell>
          <table:table-cell office:value-type="string" calcext:value-type="string">
            <text:p>9aa5e47ce041b68dc34616f5463af37c044c506fba2debeaa54e6534fb457a67</text:p>
          </table:table-cell>
          <table:table-cell office:value-type="float" office:value="97.05" calcext:value-type="float">
            <text:p>97.05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1.54" calcext:value-type="float">
            <text:p>71.54</text:p>
          </table:table-cell>
          <table:table-cell office:value-type="float" office:value="73.98" calcext:value-type="float">
            <text:p>73.98</text:p>
          </table:table-cell>
          <table:table-cell office:value-type="float" office:value="73.33" calcext:value-type="float">
            <text:p>7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72.43" calcext:value-type="float">
            <text:p>72.4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6.584" calcext:value-type="float">
            <text:p>86.584</text:p>
          </table:table-cell>
          <table:table-cell office:value-type="string" calcext:value-type="string">
            <text:p>2544a3d4f819217d45fc1fc610c1a9dbe871eeaa9d20844ce9bf8fc8eed44a3d</text:p>
          </table:table-cell>
          <table:table-cell office:value-type="float" office:value="97.05" calcext:value-type="float">
            <text:p>97.05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1.54" calcext:value-type="float">
            <text:p>71.54</text:p>
          </table:table-cell>
          <table:table-cell office:value-type="float" office:value="73.98" calcext:value-type="float">
            <text:p>73.98</text:p>
          </table:table-cell>
          <table:table-cell office:value-type="float" office:value="73.33" calcext:value-type="float">
            <text:p>7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72.43" calcext:value-type="float">
            <text:p>72.4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6.065" calcext:value-type="float">
            <text:p>86.065</text:p>
          </table:table-cell>
          <table:table-cell office:value-type="string" calcext:value-type="string">
            <text:p>2544a3d4f819217d45fc1fc610c1a9dbe871eeaa9d20844ce9bf8fc8eed44a3d</text:p>
          </table:table-cell>
          <table:table-cell office:value-type="float" office:value="97.05" calcext:value-type="float">
            <text:p>97.05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1.54" calcext:value-type="float">
            <text:p>71.54</text:p>
          </table:table-cell>
          <table:table-cell office:value-type="float" office:value="73.98" calcext:value-type="float">
            <text:p>73.98</text:p>
          </table:table-cell>
          <table:table-cell office:value-type="float" office:value="73.33" calcext:value-type="float">
            <text:p>7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72.43" calcext:value-type="float">
            <text:p>72.4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5.646" calcext:value-type="float">
            <text:p>85.646</text:p>
          </table:table-cell>
          <table:table-cell office:value-type="string" calcext:value-type="string">
            <text:p>2544a3d4f819217d45fc1fc610c1a9dbe871eeaa9d20844ce9bf8fc8eed44a3d</text:p>
          </table:table-cell>
          <table:table-cell office:value-type="float" office:value="99.63" calcext:value-type="float">
            <text:p>99.63</text:p>
          </table:table-cell>
          <table:table-cell office:value-type="float" office:value="67.64" calcext:value-type="float">
            <text:p>67.64</text:p>
          </table:table-cell>
          <table:table-cell table:number-columns-repeated="2" office:value-type="float" office:value="83.82" calcext:value-type="float">
            <text:p>83.82</text:p>
          </table:table-cell>
          <table:table-cell office:value-type="float" office:value="80.81" calcext:value-type="float">
            <text:p>80.81</text:p>
          </table:table-cell>
          <table:table-cell office:value-type="float" office:value="86.83" calcext:value-type="float">
            <text:p>86.83</text:p>
          </table:table-cell>
          <table:table-cell office:value-type="float" office:value="85.98" calcext:value-type="float">
            <text:p>85.98</text:p>
          </table:table-cell>
          <table:table-cell office:value-type="float" office:value="81.92" calcext:value-type="float">
            <text:p>81.92</text:p>
          </table:table-cell>
          <table:table-cell office:value-type="float" office:value="83.31" calcext:value-type="float">
            <text:p>83.31</text:p>
          </table:table-cell>
          <table:table-cell office:value-type="float" office:value="18.8" calcext:value-type="float">
            <text:p>18.8</text:p>
          </table:table-cell>
          <table:table-cell office:value-type="float" office:value="5000" calcext:value-type="float">
            <text:p>5000</text:p>
          </table:table-cell>
          <table:table-cell office:value-type="float" office:value="524760" calcext:value-type="float">
            <text:p>5247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680" calcext:value-type="float">
            <text:p>279680</text:p>
          </table:table-cell>
          <table:table-cell office:value-type="float" office:value="2381.095" calcext:value-type="float">
            <text:p>2381.095</text:p>
          </table:table-cell>
          <table:table-cell office:value-type="string" calcext:value-type="string">
            <text:p>("f5048c1138118fad9c6b31f2efb2359f204155399a213c508281c483b34ff56f", "6cad67f19b51161a3a2da492539c75cc731eb3219a107a0bd9caf3e0e39397bf", "5adabb954d2371036e3a0fc3f17987270cb6f593d5ddac6b73dc8e53886f2104", "840218eef9bfe2c03fb94d43f09eb574d4ef5790f83f48d52f044aa2800af978", "3c15b817d54734ecf830f93167c19c56c2ca9f88a98d05175a9b4fe95b0f468a"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4.38" calcext:value-type="float">
            <text:p>74.38</text:p>
          </table:table-cell>
          <table:table-cell office:value-type="float" office:value="73.6" calcext:value-type="float">
            <text:p>73.6</text:p>
          </table:table-cell>
          <table:table-cell office:value-type="float" office:value="73.77" calcext:value-type="float">
            <text:p>73.77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8.819" calcext:value-type="float">
            <text:p>78.819</text:p>
          </table:table-cell>
          <table:table-cell office:value-type="string" calcext:value-type="string">
            <text:p>d8aed52144703c8bf59016f806d8fa471ac3bdd67c6d14b77f8e1b09e8d925c0</text:p>
          </table:table-cell>
          <table:table-cell office:value-type="float" office:value="98.47" calcext:value-type="float">
            <text:p>98.4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4.38" calcext:value-type="float">
            <text:p>74.38</text:p>
          </table:table-cell>
          <table:table-cell office:value-type="float" office:value="73.6" calcext:value-type="float">
            <text:p>73.6</text:p>
          </table:table-cell>
          <table:table-cell office:value-type="float" office:value="73.77" calcext:value-type="float">
            <text:p>73.77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4.39" calcext:value-type="float">
            <text:p>84.39</text:p>
          </table:table-cell>
          <table:table-cell office:value-type="string" calcext:value-type="string">
            <text:p>d8aed52144703c8bf59016f806d8fa471ac3bdd67c6d14b77f8e1b09e8d925c0</text:p>
          </table:table-cell>
          <table:table-cell office:value-type="float" office:value="98.47" calcext:value-type="float">
            <text:p>98.4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4.38" calcext:value-type="float">
            <text:p>74.38</text:p>
          </table:table-cell>
          <table:table-cell office:value-type="float" office:value="73.6" calcext:value-type="float">
            <text:p>73.6</text:p>
          </table:table-cell>
          <table:table-cell office:value-type="float" office:value="73.77" calcext:value-type="float">
            <text:p>73.77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0.638" calcext:value-type="float">
            <text:p>80.638</text:p>
          </table:table-cell>
          <table:table-cell office:value-type="string" calcext:value-type="string">
            <text:p>d8aed52144703c8bf59016f806d8fa471ac3bdd67c6d14b77f8e1b09e8d925c0</text:p>
          </table:table-cell>
          <table:table-cell office:value-type="float" office:value="96.95" calcext:value-type="float">
            <text:p>96.9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3.98" calcext:value-type="float">
            <text:p>73.98</text:p>
          </table:table-cell>
          <table:table-cell office:value-type="float" office:value="72.36" calcext:value-type="float">
            <text:p>72.36</text:p>
          </table:table-cell>
          <table:table-cell office:value-type="float" office:value="72.8" calcext:value-type="float">
            <text:p>72.8</text:p>
          </table:table-cell>
          <table:table-cell office:value-type="float" office:value="73.55" calcext:value-type="float">
            <text:p>73.55</text:p>
          </table:table-cell>
          <table:table-cell office:value-type="float" office:value="73.39" calcext:value-type="float">
            <text:p>73.39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0.806" calcext:value-type="float">
            <text:p>80.806</text:p>
          </table:table-cell>
          <table:table-cell office:value-type="string" calcext:value-type="string">
            <text:p>f805ba2ba6c11f0a9df35752132955bec83a3c46808720d26e0d0a744002f8cf</text:p>
          </table:table-cell>
          <table:table-cell office:value-type="float" office:value="96.95" calcext:value-type="float">
            <text:p>96.9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3.98" calcext:value-type="float">
            <text:p>73.98</text:p>
          </table:table-cell>
          <table:table-cell office:value-type="float" office:value="72.36" calcext:value-type="float">
            <text:p>72.36</text:p>
          </table:table-cell>
          <table:table-cell office:value-type="float" office:value="72.8" calcext:value-type="float">
            <text:p>72.8</text:p>
          </table:table-cell>
          <table:table-cell office:value-type="float" office:value="73.55" calcext:value-type="float">
            <text:p>73.55</text:p>
          </table:table-cell>
          <table:table-cell office:value-type="float" office:value="73.39" calcext:value-type="float">
            <text:p>73.39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0.234" calcext:value-type="float">
            <text:p>80.234</text:p>
          </table:table-cell>
          <table:table-cell office:value-type="string" calcext:value-type="string">
            <text:p>f805ba2ba6c11f0a9df35752132955bec83a3c46808720d26e0d0a744002f8cf</text:p>
          </table:table-cell>
          <table:table-cell office:value-type="float" office:value="96.95" calcext:value-type="float">
            <text:p>96.9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3.98" calcext:value-type="float">
            <text:p>73.98</text:p>
          </table:table-cell>
          <table:table-cell office:value-type="float" office:value="72.36" calcext:value-type="float">
            <text:p>72.36</text:p>
          </table:table-cell>
          <table:table-cell office:value-type="float" office:value="72.8" calcext:value-type="float">
            <text:p>72.8</text:p>
          </table:table-cell>
          <table:table-cell office:value-type="float" office:value="73.55" calcext:value-type="float">
            <text:p>73.55</text:p>
          </table:table-cell>
          <table:table-cell office:value-type="float" office:value="73.39" calcext:value-type="float">
            <text:p>73.39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0.548" calcext:value-type="float">
            <text:p>80.548</text:p>
          </table:table-cell>
          <table:table-cell office:value-type="string" calcext:value-type="string">
            <text:p>f805ba2ba6c11f0a9df35752132955bec83a3c46808720d26e0d0a744002f8cf</text:p>
          </table:table-cell>
          <table:table-cell office:value-type="float" office:value="99.49" calcext:value-type="float">
            <text:p>99.49</text:p>
          </table:table-cell>
          <table:table-cell office:value-type="float" office:value="60.81" calcext:value-type="float">
            <text:p>60.81</text:p>
          </table:table-cell>
          <table:table-cell table:number-columns-repeated="2" office:value-type="float" office:value="80.41" calcext:value-type="float">
            <text:p>80.41</text:p>
          </table:table-cell>
          <table:table-cell office:value-type="float" office:value="79.02" calcext:value-type="float">
            <text:p>79.02</text:p>
          </table:table-cell>
          <table:table-cell office:value-type="float" office:value="81.79" calcext:value-type="float">
            <text:p>81.79</text:p>
          </table:table-cell>
          <table:table-cell office:value-type="float" office:value="81.28" calcext:value-type="float">
            <text:p>81.28</text:p>
          </table:table-cell>
          <table:table-cell office:value-type="float" office:value="79.59" calcext:value-type="float">
            <text:p>79.59</text:p>
          </table:table-cell>
          <table:table-cell office:value-type="float" office:value="80.13" calcext:value-type="float">
            <text:p>80.13</text:p>
          </table:table-cell>
          <table:table-cell office:value-type="float" office:value="18.33" calcext:value-type="float">
            <text:p>18.33</text:p>
          </table:table-cell>
          <table:table-cell office:value-type="float" office:value="5000" calcext:value-type="float">
            <text:p>5000</text:p>
          </table:table-cell>
          <table:table-cell office:value-type="float" office:value="523680" calcext:value-type="float">
            <text:p>523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49120" calcext:value-type="float">
            <text:p>349120</text:p>
          </table:table-cell>
          <table:table-cell office:value-type="float" office:value="2780.304" calcext:value-type="float">
            <text:p>2780.304</text:p>
          </table:table-cell>
          <table:table-cell office:value-type="string" calcext:value-type="string">
            <text:p>("d698eba5142f8e96b4f80acc37675f8a81fb5a26612b33bff6f40213bb0dd7ac", "b61db74a974e53d0c0d2cff7f50fb3e769d1a6c8e53c47b737dab996e1bff9ac", "59280b4f03d4a9d44fd7d99f0c1524ac2c0a7541b90862953bcd9fafaf7f162f", "a5408043b780f2846f0ee502483a58a46d7bf416d7f8629a2319c7d430b5edfe", "01bcb2ce585d3656a959aa6f540e3b648c36b4c3deb401a744265675eb20f77e"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69.92" calcext:value-type="float">
            <text:p>69.92</text:p>
          </table:table-cell>
          <table:table-cell office:value-type="float" office:value="78.86" calcext:value-type="float">
            <text:p>78.86</text:p>
          </table:table-cell>
          <table:table-cell office:value-type="float" office:value="76.79" calcext:value-type="float">
            <text:p>76.79</text:p>
          </table:table-cell>
          <table:table-cell office:value-type="float" office:value="72.39" calcext:value-type="float">
            <text:p>72.39</text:p>
          </table:table-cell>
          <table:table-cell office:value-type="float" office:value="73.19" calcext:value-type="float">
            <text:p>73.1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4.012" calcext:value-type="float">
            <text:p>74.012</text:p>
          </table:table-cell>
          <table:table-cell office:value-type="string" calcext:value-type="string">
            <text:p>fa52d7a15ea634a323146799e94f55f8379166f7c3fbc6f296777c2bf486b88b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69.92" calcext:value-type="float">
            <text:p>69.92</text:p>
          </table:table-cell>
          <table:table-cell office:value-type="float" office:value="78.86" calcext:value-type="float">
            <text:p>78.86</text:p>
          </table:table-cell>
          <table:table-cell office:value-type="float" office:value="76.79" calcext:value-type="float">
            <text:p>76.79</text:p>
          </table:table-cell>
          <table:table-cell office:value-type="float" office:value="72.39" calcext:value-type="float">
            <text:p>72.39</text:p>
          </table:table-cell>
          <table:table-cell office:value-type="float" office:value="73.19" calcext:value-type="float">
            <text:p>73.1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2.055" calcext:value-type="float">
            <text:p>72.055</text:p>
          </table:table-cell>
          <table:table-cell office:value-type="string" calcext:value-type="string">
            <text:p>fa52d7a15ea634a323146799e94f55f8379166f7c3fbc6f296777c2bf486b88b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69.92" calcext:value-type="float">
            <text:p>69.92</text:p>
          </table:table-cell>
          <table:table-cell office:value-type="float" office:value="78.86" calcext:value-type="float">
            <text:p>78.86</text:p>
          </table:table-cell>
          <table:table-cell office:value-type="float" office:value="76.79" calcext:value-type="float">
            <text:p>76.79</text:p>
          </table:table-cell>
          <table:table-cell office:value-type="float" office:value="72.39" calcext:value-type="float">
            <text:p>72.39</text:p>
          </table:table-cell>
          <table:table-cell office:value-type="float" office:value="73.19" calcext:value-type="float">
            <text:p>73.1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2.727" calcext:value-type="float">
            <text:p>72.727</text:p>
          </table:table-cell>
          <table:table-cell office:value-type="string" calcext:value-type="string">
            <text:p>fa52d7a15ea634a323146799e94f55f8379166f7c3fbc6f296777c2bf486b88b</text:p>
          </table:table-cell>
          <table:table-cell office:value-type="float" office:value="96.03" calcext:value-type="float">
            <text:p>96.0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8.105" calcext:value-type="float">
            <text:p>58.105</text:p>
          </table:table-cell>
          <table:table-cell office:value-type="string" calcext:value-type="string">
            <text:p>1b681b813b8e33e679f8bd5286584867e3a0f12305f8cc26b954502fd9257a97</text:p>
          </table:table-cell>
          <table:table-cell office:value-type="float" office:value="96.03" calcext:value-type="float">
            <text:p>96.0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9.98" calcext:value-type="float">
            <text:p>59.98</text:p>
          </table:table-cell>
          <table:table-cell office:value-type="string" calcext:value-type="string">
            <text:p>1b681b813b8e33e679f8bd5286584867e3a0f12305f8cc26b954502fd9257a97</text:p>
          </table:table-cell>
          <table:table-cell office:value-type="float" office:value="96.03" calcext:value-type="float">
            <text:p>96.0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6.595" calcext:value-type="float">
            <text:p>66.595</text:p>
          </table:table-cell>
          <table:table-cell office:value-type="string" calcext:value-type="string">
            <text:p>1b681b813b8e33e679f8bd5286584867e3a0f12305f8cc26b954502fd9257a97</text:p>
          </table:table-cell>
          <table:table-cell office:value-type="float" office:value="99.23" calcext:value-type="float">
            <text:p>99.23</text:p>
          </table:table-cell>
          <table:table-cell office:value-type="float" office:value="67.97" calcext:value-type="float">
            <text:p>67.97</text:p>
          </table:table-cell>
          <table:table-cell table:number-columns-repeated="2" office:value-type="float" office:value="83.98" calcext:value-type="float">
            <text:p>83.98</text:p>
          </table:table-cell>
          <table:table-cell office:value-type="float" office:value="76.75" calcext:value-type="float">
            <text:p>76.75</text:p>
          </table:table-cell>
          <table:table-cell office:value-type="float" office:value="91.22" calcext:value-type="float">
            <text:p>91.22</text:p>
          </table:table-cell>
          <table:table-cell office:value-type="float" office:value="89.74" calcext:value-type="float">
            <text:p>89.74</text:p>
          </table:table-cell>
          <table:table-cell office:value-type="float" office:value="79.69" calcext:value-type="float">
            <text:p>79.69</text:p>
          </table:table-cell>
          <table:table-cell office:value-type="float" office:value="82.74" calcext:value-type="float">
            <text:p>82.74</text:p>
          </table:table-cell>
          <table:table-cell office:value-type="float" office:value="18.55" calcext:value-type="float">
            <text:p>18.55</text:p>
          </table:table-cell>
          <table:table-cell office:value-type="float" office:value="5000" calcext:value-type="float">
            <text:p>5000</text:p>
          </table:table-cell>
          <table:table-cell office:value-type="float" office:value="530800" calcext:value-type="float">
            <text:p>530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600" calcext:value-type="float">
            <text:p>89600</text:p>
          </table:table-cell>
          <table:table-cell office:value-type="float" office:value="2037.419" calcext:value-type="float">
            <text:p>2037.419</text:p>
          </table:table-cell>
          <table:table-cell office:value-type="string" calcext:value-type="string">
            <text:p>("d284e1c5fed1367a9248726330ae836d5ee6b7ad2299aada4f65130b7daac621", "8071d49ce2851efc423bc2d4b87588160c3eec3ece8e1c72291ad21c9925fb44", "572b633948b79867f25af199e100f6d863c405af003c63f029cf7054c682f545", "e25ad176e98861200e068185e6723b4a0709f3cb3a6bcc65717c3ac26e381772", "4b32ffcc1891a496e3a7a2ae04efd46532545a9718c6e42631bd2658b3fa5e1a"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07" calcext:value-type="float">
            <text:p>98.07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2.052" calcext:value-type="float">
            <text:p>42.052</text:p>
          </table:table-cell>
          <table:table-cell office:value-type="string" calcext:value-type="string">
            <text:p>191f8a2aec3c1fd3b2d87d686b8c5c855d01058ef6719c1b074cb65e55dcfd7f</text:p>
          </table:table-cell>
          <table:table-cell office:value-type="float" office:value="98.07" calcext:value-type="float">
            <text:p>98.07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.686" calcext:value-type="float">
            <text:p>40.686</text:p>
          </table:table-cell>
          <table:table-cell office:value-type="string" calcext:value-type="string">
            <text:p>191f8a2aec3c1fd3b2d87d686b8c5c855d01058ef6719c1b074cb65e55dcfd7f</text:p>
          </table:table-cell>
          <table:table-cell office:value-type="float" office:value="98.07" calcext:value-type="float">
            <text:p>98.07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.712" calcext:value-type="float">
            <text:p>40.712</text:p>
          </table:table-cell>
          <table:table-cell office:value-type="string" calcext:value-type="string">
            <text:p>191f8a2aec3c1fd3b2d87d686b8c5c855d01058ef6719c1b074cb65e55dcfd7f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.521" calcext:value-type="float">
            <text:p>40.521</text:p>
          </table:table-cell>
          <table:table-cell office:value-type="string" calcext:value-type="string">
            <text:p>546f1f1b91dcbaecba31017857392d83fc677f291b1b1256dea57de7c1f474e8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.659" calcext:value-type="float">
            <text:p>40.659</text:p>
          </table:table-cell>
          <table:table-cell office:value-type="string" calcext:value-type="string">
            <text:p>546f1f1b91dcbaecba31017857392d83fc677f291b1b1256dea57de7c1f474e8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.461" calcext:value-type="float">
            <text:p>40.461</text:p>
          </table:table-cell>
          <table:table-cell office:value-type="string" calcext:value-type="string">
            <text:p>546f1f1b91dcbaecba31017857392d83fc677f291b1b1256dea57de7c1f474e8</text:p>
          </table:table-cell>
          <table:table-cell office:value-type="float" office:value="99.55" calcext:value-type="float">
            <text:p>99.55</text:p>
          </table:table-cell>
          <table:table-cell office:value-type="float" office:value="72.36" calcext:value-type="float">
            <text:p>72.36</text:p>
          </table:table-cell>
          <table:table-cell table:number-columns-repeated="2" office:value-type="float" office:value="86.18" calcext:value-type="float">
            <text:p>86.18</text:p>
          </table:table-cell>
          <table:table-cell office:value-type="float" office:value="85.04" calcext:value-type="float">
            <text:p>85.04</text:p>
          </table:table-cell>
          <table:table-cell office:value-type="float" office:value="87.32" calcext:value-type="float">
            <text:p>87.32</text:p>
          </table:table-cell>
          <table:table-cell office:value-type="float" office:value="87.07" calcext:value-type="float">
            <text:p>87.07</text:p>
          </table:table-cell>
          <table:table-cell office:value-type="float" office:value="85.37" calcext:value-type="float">
            <text:p>85.37</text:p>
          </table:table-cell>
          <table:table-cell office:value-type="float" office:value="86.03" calcext:value-type="float">
            <text:p>86.03</text:p>
          </table:table-cell>
          <table:table-cell office:value-type="float" office:value="20.41" calcext:value-type="float">
            <text:p>20.41</text:p>
          </table:table-cell>
          <table:table-cell office:value-type="float" office:value="5000" calcext:value-type="float">
            <text:p>5000</text:p>
          </table:table-cell>
          <table:table-cell office:value-type="float" office:value="541440" calcext:value-type="float">
            <text:p>5414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80" calcext:value-type="float">
            <text:p>364680</text:p>
          </table:table-cell>
          <table:table-cell office:value-type="float" office:value="2576.762" calcext:value-type="float">
            <text:p>2576.762</text:p>
          </table:table-cell>
          <table:table-cell office:value-type="string" calcext:value-type="string">
            <text:p>("a6b13d97cf33379d877a35c574cde5e49d25e64bb1fd0708b8f1a42da67149cd", "4ee93dd6c457f9276fc42c62e987586331c586fe465691dbc7ddd65267295987", "2a8a1c8fa723342a33bd198c10bbca92326c155eae85c02ff4b6e1a6fb24580c", "1449f2f6f7d5840a147baaee0e22f4cf2719913c01d18b498f692df0101c88bc", "1b5d9d2b9cb7ab009779f9e914f1088abc57be18023d99340d6fe265e0b15553")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68" calcext:value-type="float">
            <text:p>98.68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3.98" calcext:value-type="float">
            <text:p>73.98</text:p>
          </table:table-cell>
          <table:table-cell office:value-type="float" office:value="76.42" calcext:value-type="float">
            <text:p>76.42</text:p>
          </table:table-cell>
          <table:table-cell office:value-type="float" office:value="75.83" calcext:value-type="float">
            <text:p>75.83</text:p>
          </table:table-cell>
          <table:table-cell office:value-type="float" office:value="74.6" calcext:value-type="float">
            <text:p>74.6</text:p>
          </table:table-cell>
          <table:table-cell office:value-type="float" office:value="74.9" calcext:value-type="float">
            <text:p>74.9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7.444" calcext:value-type="float">
            <text:p>77.444</text:p>
          </table:table-cell>
          <table:table-cell office:value-type="string" calcext:value-type="string">
            <text:p>7a3cea2406105598cd2b62a695d0f1da783feddecf4efaf931e38fb22c5b17d7</text:p>
          </table:table-cell>
          <table:table-cell office:value-type="float" office:value="98.68" calcext:value-type="float">
            <text:p>98.68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3.98" calcext:value-type="float">
            <text:p>73.98</text:p>
          </table:table-cell>
          <table:table-cell office:value-type="float" office:value="76.42" calcext:value-type="float">
            <text:p>76.42</text:p>
          </table:table-cell>
          <table:table-cell office:value-type="float" office:value="75.83" calcext:value-type="float">
            <text:p>75.83</text:p>
          </table:table-cell>
          <table:table-cell office:value-type="float" office:value="74.6" calcext:value-type="float">
            <text:p>74.6</text:p>
          </table:table-cell>
          <table:table-cell office:value-type="float" office:value="74.9" calcext:value-type="float">
            <text:p>74.9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6.855" calcext:value-type="float">
            <text:p>76.855</text:p>
          </table:table-cell>
          <table:table-cell office:value-type="string" calcext:value-type="string">
            <text:p>7a3cea2406105598cd2b62a695d0f1da783feddecf4efaf931e38fb22c5b17d7</text:p>
          </table:table-cell>
          <table:table-cell office:value-type="float" office:value="98.68" calcext:value-type="float">
            <text:p>98.68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3.98" calcext:value-type="float">
            <text:p>73.98</text:p>
          </table:table-cell>
          <table:table-cell office:value-type="float" office:value="76.42" calcext:value-type="float">
            <text:p>76.42</text:p>
          </table:table-cell>
          <table:table-cell office:value-type="float" office:value="75.83" calcext:value-type="float">
            <text:p>75.83</text:p>
          </table:table-cell>
          <table:table-cell office:value-type="float" office:value="74.6" calcext:value-type="float">
            <text:p>74.6</text:p>
          </table:table-cell>
          <table:table-cell office:value-type="float" office:value="74.9" calcext:value-type="float">
            <text:p>74.9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6.655" calcext:value-type="float">
            <text:p>76.655</text:p>
          </table:table-cell>
          <table:table-cell office:value-type="string" calcext:value-type="string">
            <text:p>7a3cea2406105598cd2b62a695d0f1da783feddecf4efaf931e38fb22c5b17d7</text:p>
          </table:table-cell>
          <table:table-cell office:value-type="float" office:value="96.13" calcext:value-type="float">
            <text:p>96.13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69.92" calcext:value-type="float">
            <text:p>69.92</text:p>
          </table:table-cell>
          <table:table-cell office:value-type="float" office:value="73.98" calcext:value-type="float">
            <text:p>73.98</text:p>
          </table:table-cell>
          <table:table-cell office:value-type="float" office:value="72.88" calcext:value-type="float">
            <text:p>72.88</text:p>
          </table:table-cell>
          <table:table-cell office:value-type="float" office:value="71.09" calcext:value-type="float">
            <text:p>71.09</text:p>
          </table:table-cell>
          <table:table-cell office:value-type="float" office:value="71.37" calcext:value-type="float">
            <text:p>71.37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.615" calcext:value-type="float">
            <text:p>75.615</text:p>
          </table:table-cell>
          <table:table-cell office:value-type="string" calcext:value-type="string">
            <text:p>0a43d69cbd922b335c475fe3aef4ca2d44bc10d3d154f82951f69df274bc7e8e</text:p>
          </table:table-cell>
          <table:table-cell office:value-type="float" office:value="96.13" calcext:value-type="float">
            <text:p>96.13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69.92" calcext:value-type="float">
            <text:p>69.92</text:p>
          </table:table-cell>
          <table:table-cell office:value-type="float" office:value="73.98" calcext:value-type="float">
            <text:p>73.98</text:p>
          </table:table-cell>
          <table:table-cell office:value-type="float" office:value="72.88" calcext:value-type="float">
            <text:p>72.88</text:p>
          </table:table-cell>
          <table:table-cell office:value-type="float" office:value="71.09" calcext:value-type="float">
            <text:p>71.09</text:p>
          </table:table-cell>
          <table:table-cell office:value-type="float" office:value="71.37" calcext:value-type="float">
            <text:p>71.37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.95" calcext:value-type="float">
            <text:p>75.95</text:p>
          </table:table-cell>
          <table:table-cell office:value-type="string" calcext:value-type="string">
            <text:p>0a43d69cbd922b335c475fe3aef4ca2d44bc10d3d154f82951f69df274bc7e8e</text:p>
          </table:table-cell>
          <table:table-cell office:value-type="float" office:value="96.13" calcext:value-type="float">
            <text:p>96.13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69.92" calcext:value-type="float">
            <text:p>69.92</text:p>
          </table:table-cell>
          <table:table-cell office:value-type="float" office:value="73.98" calcext:value-type="float">
            <text:p>73.98</text:p>
          </table:table-cell>
          <table:table-cell office:value-type="float" office:value="72.88" calcext:value-type="float">
            <text:p>72.88</text:p>
          </table:table-cell>
          <table:table-cell office:value-type="float" office:value="71.09" calcext:value-type="float">
            <text:p>71.09</text:p>
          </table:table-cell>
          <table:table-cell office:value-type="float" office:value="71.37" calcext:value-type="float">
            <text:p>71.37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.245" calcext:value-type="float">
            <text:p>75.245</text:p>
          </table:table-cell>
          <table:table-cell office:value-type="string" calcext:value-type="string">
            <text:p>0a43d69cbd922b335c475fe3aef4ca2d44bc10d3d154f82951f69df274bc7e8e</text:p>
          </table:table-cell>
          <table:table-cell office:value-type="float" office:value="99.49" calcext:value-type="float">
            <text:p>99.49</text:p>
          </table:table-cell>
          <table:table-cell office:value-type="float" office:value="61.3" calcext:value-type="float">
            <text:p>61.3</text:p>
          </table:table-cell>
          <table:table-cell table:number-columns-repeated="2" office:value-type="float" office:value="80.65" calcext:value-type="float">
            <text:p>80.65</text:p>
          </table:table-cell>
          <table:table-cell office:value-type="float" office:value="77.72" calcext:value-type="float">
            <text:p>77.72</text:p>
          </table:table-cell>
          <table:table-cell office:value-type="float" office:value="83.58" calcext:value-type="float">
            <text:p>83.58</text:p>
          </table:table-cell>
          <table:table-cell office:value-type="float" office:value="82.56" calcext:value-type="float">
            <text:p>82.56</text:p>
          </table:table-cell>
          <table:table-cell office:value-type="float" office:value="78.98" calcext:value-type="float">
            <text:p>78.98</text:p>
          </table:table-cell>
          <table:table-cell office:value-type="float" office:value="80.06" calcext:value-type="float">
            <text:p>80.06</text:p>
          </table:table-cell>
          <table:table-cell office:value-type="float" office:value="18.51" calcext:value-type="float">
            <text:p>18.51</text:p>
          </table:table-cell>
          <table:table-cell office:value-type="float" office:value="5000" calcext:value-type="float">
            <text:p>5000</text:p>
          </table:table-cell>
          <table:table-cell office:value-type="float" office:value="524520" calcext:value-type="float">
            <text:p>5245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20" calcext:value-type="float">
            <text:p>113320</text:p>
          </table:table-cell>
          <table:table-cell office:value-type="float" office:value="2178.415" calcext:value-type="float">
            <text:p>2178.415</text:p>
          </table:table-cell>
          <table:table-cell office:value-type="string" calcext:value-type="string">
            <text:p>("0a5da6e08597c97d5a291e089991d938549730f9dfe5c60eb0e8ac3724c93658", "0aa5679eefe7877744e56ddd53bf0b4c8be424806859b9a525cc77a271104fd0", "f06b969e2f1244e9d0ca46a59440887dc9540f5aaf896c85bc2d6d0886ef4e18", "b25c637d43b1132bcf2dd42d4a53d9d8c7a1ca7b6144ece8b922950ac4521767", "bd398626b786de9b921e11b11bf77a1738a1554c095ff3ffa19a91d8e58e6429"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98" calcext:value-type="float">
            <text:p>98.98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8.039" calcext:value-type="float">
            <text:p>68.039</text:p>
          </table:table-cell>
          <table:table-cell office:value-type="string" calcext:value-type="string">
            <text:p>1d538d73ee8671d0f23c25bed5029bee8c92d7a6ab166a643894bb92e8e4b111</text:p>
          </table:table-cell>
          <table:table-cell office:value-type="float" office:value="98.98" calcext:value-type="float">
            <text:p>98.98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7.05" calcext:value-type="float">
            <text:p>67.05</text:p>
          </table:table-cell>
          <table:table-cell office:value-type="string" calcext:value-type="string">
            <text:p>1d538d73ee8671d0f23c25bed5029bee8c92d7a6ab166a643894bb92e8e4b111</text:p>
          </table:table-cell>
          <table:table-cell office:value-type="float" office:value="98.98" calcext:value-type="float">
            <text:p>98.98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6.969" calcext:value-type="float">
            <text:p>66.969</text:p>
          </table:table-cell>
          <table:table-cell office:value-type="string" calcext:value-type="string">
            <text:p>1d538d73ee8671d0f23c25bed5029bee8c92d7a6ab166a643894bb92e8e4b111</text:p>
          </table:table-cell>
          <table:table-cell office:value-type="float" office:value="96.44" calcext:value-type="float">
            <text:p>96.44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4.94" calcext:value-type="float">
            <text:p>64.94</text:p>
          </table:table-cell>
          <table:table-cell office:value-type="string" calcext:value-type="string">
            <text:p>6923bda367f0aa4739c4dbac1eafe53ca35cb1146ef3ebf656c23bd93b8de15f</text:p>
          </table:table-cell>
          <table:table-cell office:value-type="float" office:value="96.44" calcext:value-type="float">
            <text:p>96.44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4.712" calcext:value-type="float">
            <text:p>64.712</text:p>
          </table:table-cell>
          <table:table-cell office:value-type="string" calcext:value-type="string">
            <text:p>6923bda367f0aa4739c4dbac1eafe53ca35cb1146ef3ebf656c23bd93b8de15f</text:p>
          </table:table-cell>
          <table:table-cell office:value-type="float" office:value="96.44" calcext:value-type="float">
            <text:p>96.44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5.114" calcext:value-type="float">
            <text:p>65.114</text:p>
          </table:table-cell>
          <table:table-cell office:value-type="string" calcext:value-type="string">
            <text:p>6923bda367f0aa4739c4dbac1eafe53ca35cb1146ef3ebf656c23bd93b8de15f</text:p>
          </table:table-cell>
          <table:table-cell office:value-type="float" office:value="99.37" calcext:value-type="float">
            <text:p>99.37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79.02" calcext:value-type="float">
            <text:p>79.02</text:p>
          </table:table-cell>
          <table:table-cell office:value-type="float" office:value="84.39" calcext:value-type="float">
            <text:p>84.39</text:p>
          </table:table-cell>
          <table:table-cell office:value-type="float" office:value="83.55" calcext:value-type="float">
            <text:p>83.55</text:p>
          </table:table-cell>
          <table:table-cell office:value-type="float" office:value="80.13" calcext:value-type="float">
            <text:p>80.13</text:p>
          </table:table-cell>
          <table:table-cell office:value-type="float" office:value="81.19" calcext:value-type="float">
            <text:p>81.19</text:p>
          </table:table-cell>
          <table:table-cell office:value-type="float" office:value="17.49" calcext:value-type="float">
            <text:p>17.49</text:p>
          </table:table-cell>
          <table:table-cell office:value-type="float" office:value="5000" calcext:value-type="float">
            <text:p>5000</text:p>
          </table:table-cell>
          <table:table-cell office:value-type="float" office:value="512960" calcext:value-type="float">
            <text:p>5129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880" calcext:value-type="float">
            <text:p>267880</text:p>
          </table:table-cell>
          <table:table-cell office:value-type="float" office:value="1863.251" calcext:value-type="float">
            <text:p>1863.251</text:p>
          </table:table-cell>
          <table:table-cell office:value-type="string" calcext:value-type="string">
            <text:p>("5b24c954850a4f7a8e97962fc7d5b0f708d3aa77b9c32007caf921fdaa16e346", "4d865c457c7ab05329649e375dfe82345431faf79b5159bdede6a8c287a99bbf", "482788facaf365927fc27c389dbb45aad0d696e37f14f1b008dd7257db795ee6", "1e893a08c8fbae2ab42c569afd79229e8a3535799c7d0b69a78e1338662ab22c", "8b23737872cc12bce1541c03363ff056cff0cb7a618bb1fdfadc10ae1c681020"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08" calcext:value-type="float">
            <text:p>99.0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3.17" calcext:value-type="float">
            <text:p>73.17</text:p>
          </table:table-cell>
          <table:table-cell office:value-type="float" office:value="85.37" calcext:value-type="float">
            <text:p>85.37</text:p>
          </table:table-cell>
          <table:table-cell office:value-type="float" office:value="83.33" calcext:value-type="float">
            <text:p>83.33</text:p>
          </table:table-cell>
          <table:table-cell office:value-type="float" office:value="76.09" calcext:value-type="float">
            <text:p>76.09</text:p>
          </table:table-cell>
          <table:table-cell office:value-type="float" office:value="77.92" calcext:value-type="float">
            <text:p>77.9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.897" calcext:value-type="float">
            <text:p>22.897</text:p>
          </table:table-cell>
          <table:table-cell office:value-type="string" calcext:value-type="string">
            <text:p>fd372e0632dcda79372e5cbf2c82ab010563934224d4b09e6c3cdcf734b8b2a2</text:p>
          </table:table-cell>
          <table:table-cell office:value-type="float" office:value="99.08" calcext:value-type="float">
            <text:p>99.0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3.17" calcext:value-type="float">
            <text:p>73.17</text:p>
          </table:table-cell>
          <table:table-cell office:value-type="float" office:value="85.37" calcext:value-type="float">
            <text:p>85.37</text:p>
          </table:table-cell>
          <table:table-cell office:value-type="float" office:value="83.33" calcext:value-type="float">
            <text:p>83.33</text:p>
          </table:table-cell>
          <table:table-cell office:value-type="float" office:value="76.09" calcext:value-type="float">
            <text:p>76.09</text:p>
          </table:table-cell>
          <table:table-cell office:value-type="float" office:value="77.92" calcext:value-type="float">
            <text:p>77.9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.914" calcext:value-type="float">
            <text:p>11.914</text:p>
          </table:table-cell>
          <table:table-cell office:value-type="string" calcext:value-type="string">
            <text:p>fd372e0632dcda79372e5cbf2c82ab010563934224d4b09e6c3cdcf734b8b2a2</text:p>
          </table:table-cell>
          <table:table-cell office:value-type="float" office:value="99.08" calcext:value-type="float">
            <text:p>99.0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3.17" calcext:value-type="float">
            <text:p>73.17</text:p>
          </table:table-cell>
          <table:table-cell office:value-type="float" office:value="85.37" calcext:value-type="float">
            <text:p>85.37</text:p>
          </table:table-cell>
          <table:table-cell office:value-type="float" office:value="83.33" calcext:value-type="float">
            <text:p>83.33</text:p>
          </table:table-cell>
          <table:table-cell office:value-type="float" office:value="76.09" calcext:value-type="float">
            <text:p>76.09</text:p>
          </table:table-cell>
          <table:table-cell office:value-type="float" office:value="77.92" calcext:value-type="float">
            <text:p>77.9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.907" calcext:value-type="float">
            <text:p>11.907</text:p>
          </table:table-cell>
          <table:table-cell office:value-type="string" calcext:value-type="string">
            <text:p>fd372e0632dcda79372e5cbf2c82ab010563934224d4b09e6c3cdcf734b8b2a2</text:p>
          </table:table-cell>
          <table:table-cell office:value-type="float" office:value="98.16" calcext:value-type="float">
            <text:p>98.16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5.61" calcext:value-type="float">
            <text:p>75.61</text:p>
          </table:table-cell>
          <table:table-cell office:value-type="float" office:value="85.37" calcext:value-type="float">
            <text:p>85.37</text:p>
          </table:table-cell>
          <table:table-cell office:value-type="float" office:value="83.78" calcext:value-type="float">
            <text:p>83.78</text:p>
          </table:table-cell>
          <table:table-cell office:value-type="float" office:value="77.78" calcext:value-type="float">
            <text:p>77.78</text:p>
          </table:table-cell>
          <table:table-cell office:value-type="float" office:value="79.49" calcext:value-type="float">
            <text:p>79.4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1144f2184f8feb8bf9b1e9c096f7d58c71073e3a9fa910991d0055bb59e61114</text:p>
          </table:table-cell>
          <table:table-cell office:value-type="float" office:value="98.16" calcext:value-type="float">
            <text:p>98.16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5.61" calcext:value-type="float">
            <text:p>75.61</text:p>
          </table:table-cell>
          <table:table-cell office:value-type="float" office:value="85.37" calcext:value-type="float">
            <text:p>85.37</text:p>
          </table:table-cell>
          <table:table-cell office:value-type="float" office:value="83.78" calcext:value-type="float">
            <text:p>83.78</text:p>
          </table:table-cell>
          <table:table-cell office:value-type="float" office:value="77.78" calcext:value-type="float">
            <text:p>77.78</text:p>
          </table:table-cell>
          <table:table-cell office:value-type="float" office:value="79.49" calcext:value-type="float">
            <text:p>79.4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.029" calcext:value-type="float">
            <text:p>11.029</text:p>
          </table:table-cell>
          <table:table-cell office:value-type="string" calcext:value-type="string">
            <text:p>1144f2184f8feb8bf9b1e9c096f7d58c71073e3a9fa910991d0055bb59e61114</text:p>
          </table:table-cell>
          <table:table-cell office:value-type="float" office:value="98.16" calcext:value-type="float">
            <text:p>98.16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5.61" calcext:value-type="float">
            <text:p>75.61</text:p>
          </table:table-cell>
          <table:table-cell office:value-type="float" office:value="85.37" calcext:value-type="float">
            <text:p>85.37</text:p>
          </table:table-cell>
          <table:table-cell office:value-type="float" office:value="83.78" calcext:value-type="float">
            <text:p>83.78</text:p>
          </table:table-cell>
          <table:table-cell office:value-type="float" office:value="77.78" calcext:value-type="float">
            <text:p>77.78</text:p>
          </table:table-cell>
          <table:table-cell office:value-type="float" office:value="79.49" calcext:value-type="float">
            <text:p>79.4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.017" calcext:value-type="float">
            <text:p>11.017</text:p>
          </table:table-cell>
          <table:table-cell office:value-type="string" calcext:value-type="string">
            <text:p>1144f2184f8feb8bf9b1e9c096f7d58c71073e3a9fa910991d0055bb59e61114</text:p>
          </table:table-cell>
          <table:table-cell office:value-type="float" office:value="99.57" calcext:value-type="float">
            <text:p>99.57</text:p>
          </table:table-cell>
          <table:table-cell office:value-type="float" office:value="61.46" calcext:value-type="float">
            <text:p>61.46</text:p>
          </table:table-cell>
          <table:table-cell table:number-columns-repeated="2" office:value-type="float" office:value="80.73" calcext:value-type="float">
            <text:p>80.73</text:p>
          </table:table-cell>
          <table:table-cell office:value-type="float" office:value="70.73" calcext:value-type="float">
            <text:p>70.73</text:p>
          </table:table-cell>
          <table:table-cell office:value-type="float" office:value="90.73" calcext:value-type="float">
            <text:p>90.73</text:p>
          </table:table-cell>
          <table:table-cell office:value-type="float" office:value="88.44" calcext:value-type="float">
            <text:p>88.44</text:p>
          </table:table-cell>
          <table:table-cell office:value-type="float" office:value="75.62" calcext:value-type="float">
            <text:p>75.62</text:p>
          </table:table-cell>
          <table:table-cell office:value-type="float" office:value="78.58" calcext:value-type="float">
            <text:p>78.58</text:p>
          </table:table-cell>
          <table:table-cell office:value-type="float" office:value="7.3" calcext:value-type="float">
            <text:p>7.3</text:p>
          </table:table-cell>
          <table:table-cell office:value-type="float" office:value="5000" calcext:value-type="float">
            <text:p>5000</text:p>
          </table:table-cell>
          <table:table-cell office:value-type="float" office:value="100280" calcext:value-type="float">
            <text:p>1002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" calcext:value-type="float">
            <text:p>4520</text:p>
          </table:table-cell>
          <table:table-cell office:value-type="float" office:value="210.64" calcext:value-type="float">
            <text:p>210.64</text:p>
          </table:table-cell>
          <table:table-cell office:value-type="string" calcext:value-type="string">
            <text:p>("823aa664a59fa6457973b96c12498a72cd97334cbfe026ea8171700bee571a32", "a5340cac24ef31edfe4981318e52e8c573e28a8d755364a001155f275d4faa58", "7f7cd7478214ee7123329942a24981c20f7dc6a59a516eb1dc1c0b3e3205d76f", "19c937e6a3fffb153531d76bececf6806ff73e2faca1fd4a327501e17ed5808d", "1a59d23d0e3bfb58211877b5f454d37464276123fcf2441dd065ec464749ea75"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8.77" calcext:value-type="float">
            <text:p>98.77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.523" calcext:value-type="float">
            <text:p>24.523</text:p>
          </table:table-cell>
          <table:table-cell office:value-type="string" calcext:value-type="string">
            <text:p>0c4ffac643e244ea4199354948c5e645ea1c4c8c7a91046716bf3add01dce3aa</text:p>
          </table:table-cell>
          <table:table-cell office:value-type="float" office:value="98.77" calcext:value-type="float">
            <text:p>98.77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0c4ffac643e244ea4199354948c5e645ea1c4c8c7a91046716bf3add01dce3aa</text:p>
          </table:table-cell>
          <table:table-cell office:value-type="float" office:value="98.77" calcext:value-type="float">
            <text:p>98.77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.566" calcext:value-type="float">
            <text:p>16.566</text:p>
          </table:table-cell>
          <table:table-cell office:value-type="string" calcext:value-type="string">
            <text:p>0c4ffac643e244ea4199354948c5e645ea1c4c8c7a91046716bf3add01dce3aa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.536" calcext:value-type="float">
            <text:p>16.536</text:p>
          </table:table-cell>
          <table:table-cell office:value-type="string" calcext:value-type="string">
            <text:p>3377d429b17d0b13041e85122fda8f2f264e99a71dfee6f510484509c559ee60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.466" calcext:value-type="float">
            <text:p>16.466</text:p>
          </table:table-cell>
          <table:table-cell office:value-type="string" calcext:value-type="string">
            <text:p>3377d429b17d0b13041e85122fda8f2f264e99a71dfee6f510484509c559ee60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.515" calcext:value-type="float">
            <text:p>16.515</text:p>
          </table:table-cell>
          <table:table-cell office:value-type="string" calcext:value-type="string">
            <text:p>3377d429b17d0b13041e85122fda8f2f264e99a71dfee6f510484509c559ee60</text:p>
          </table:table-cell>
          <table:table-cell office:value-type="float" office:value="99.14" calcext:value-type="float">
            <text:p>99.14</text:p>
          </table:table-cell>
          <table:table-cell office:value-type="float" office:value="79.02" calcext:value-type="float">
            <text:p>79.02</text:p>
          </table:table-cell>
          <table:table-cell table:number-columns-repeated="2" office:value-type="float" office:value="89.51" calcext:value-type="float">
            <text:p>89.51</text:p>
          </table:table-cell>
          <table:table-cell office:value-type="float" office:value="86.83" calcext:value-type="float">
            <text:p>86.83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87.52" calcext:value-type="float">
            <text:p>87.5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3" calcext:value-type="float">
            <text:p>9.63</text:p>
          </table:table-cell>
          <table:table-cell office:value-type="float" office:value="5000" calcext:value-type="float">
            <text:p>5000</text:p>
          </table:table-cell>
          <table:table-cell office:value-type="float" office:value="114640" calcext:value-type="float">
            <text:p>1146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80" calcext:value-type="float">
            <text:p>52680</text:p>
          </table:table-cell>
          <table:table-cell office:value-type="float" office:value="223.271" calcext:value-type="float">
            <text:p>223.271</text:p>
          </table:table-cell>
          <table:table-cell office:value-type="string" calcext:value-type="string">
            <text:p>("ae6b584a16d0700d4a6102536f1681fd6fe1a80266a376811975b4c01d28bfe5", "787960560b988d4813342f0ad89f6128652659623cabaa1922a7bf9dac6d8be4", "7f5cf6f723341025fbbd06625b33aa2f8db4132be4208dff1ff2db518efbcb9c", "ebb739b33dede80d7428c8f8e947ceb5a289431b9df696f5d0bbf21075e9c425", "7a0f2a07e2f5f8a66ac4de69a9c8a236561238e84d9c6e50c0ed2eeff8d4c24b"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.654" calcext:value-type="float">
            <text:p>19.654</text:p>
          </table:table-cell>
          <table:table-cell office:value-type="string" calcext:value-type="string">
            <text:p>cd69b4db74d41e82fc4df8bd05247ad1cb9979563b67870f5e96125f30b75c22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93" calcext:value-type="float">
            <text:p>10.893</text:p>
          </table:table-cell>
          <table:table-cell office:value-type="string" calcext:value-type="string">
            <text:p>cd69b4db74d41e82fc4df8bd05247ad1cb9979563b67870f5e96125f30b75c22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cd69b4db74d41e82fc4df8bd05247ad1cb9979563b67870f5e96125f30b75c22</text:p>
          </table:table-cell>
          <table:table-cell office:value-type="float" office:value="97.85" calcext:value-type="float">
            <text:p>97.8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90.24" calcext:value-type="float">
            <text:p>90.24</text:p>
          </table:table-cell>
          <table:table-cell office:value-type="float" office:value="73.17" calcext:value-type="float">
            <text:p>73.17</text:p>
          </table:table-cell>
          <table:table-cell office:value-type="float" office:value="77.08" calcext:value-type="float">
            <text:p>77.08</text:p>
          </table:table-cell>
          <table:table-cell office:value-type="float" office:value="88.24" calcext:value-type="float">
            <text:p>88.24</text:p>
          </table:table-cell>
          <table:table-cell office:value-type="float" office:value="83.15" calcext:value-type="float">
            <text:p>83.1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12" calcext:value-type="float">
            <text:p>10.812</text:p>
          </table:table-cell>
          <table:table-cell office:value-type="string" calcext:value-type="string">
            <text:p>2865bc612cfc5e551366da4095d706955748a3c474ad42b49e08ac23aeb25417</text:p>
          </table:table-cell>
          <table:table-cell office:value-type="float" office:value="97.85" calcext:value-type="float">
            <text:p>97.8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90.24" calcext:value-type="float">
            <text:p>90.24</text:p>
          </table:table-cell>
          <table:table-cell office:value-type="float" office:value="73.17" calcext:value-type="float">
            <text:p>73.17</text:p>
          </table:table-cell>
          <table:table-cell office:value-type="float" office:value="77.08" calcext:value-type="float">
            <text:p>77.08</text:p>
          </table:table-cell>
          <table:table-cell office:value-type="float" office:value="88.24" calcext:value-type="float">
            <text:p>88.24</text:p>
          </table:table-cell>
          <table:table-cell office:value-type="float" office:value="83.15" calcext:value-type="float">
            <text:p>83.1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68" calcext:value-type="float">
            <text:p>10.868</text:p>
          </table:table-cell>
          <table:table-cell office:value-type="string" calcext:value-type="string">
            <text:p>2865bc612cfc5e551366da4095d706955748a3c474ad42b49e08ac23aeb25417</text:p>
          </table:table-cell>
          <table:table-cell office:value-type="float" office:value="97.85" calcext:value-type="float">
            <text:p>97.8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90.24" calcext:value-type="float">
            <text:p>90.24</text:p>
          </table:table-cell>
          <table:table-cell office:value-type="float" office:value="73.17" calcext:value-type="float">
            <text:p>73.17</text:p>
          </table:table-cell>
          <table:table-cell office:value-type="float" office:value="77.08" calcext:value-type="float">
            <text:p>77.08</text:p>
          </table:table-cell>
          <table:table-cell office:value-type="float" office:value="88.24" calcext:value-type="float">
            <text:p>88.24</text:p>
          </table:table-cell>
          <table:table-cell office:value-type="float" office:value="83.15" calcext:value-type="float">
            <text:p>83.1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64" calcext:value-type="float">
            <text:p>10.864</text:p>
          </table:table-cell>
          <table:table-cell office:value-type="string" calcext:value-type="string">
            <text:p>2865bc612cfc5e551366da4095d706955748a3c474ad42b49e08ac23aeb25417</text:p>
          </table:table-cell>
          <table:table-cell office:value-type="float" office:value="99.45" calcext:value-type="float">
            <text:p>99.45</text:p>
          </table:table-cell>
          <table:table-cell office:value-type="float" office:value="83.41" calcext:value-type="float">
            <text:p>83.41</text:p>
          </table:table-cell>
          <table:table-cell table:number-columns-repeated="4" office:value-type="float" office:value="91.71" calcext:value-type="float">
            <text:p>91.71</text:p>
          </table:table-cell>
          <table:table-cell table:number-columns-repeated="2" office:value-type="float" office:value="91.73" calcext:value-type="float">
            <text:p>91.73</text:p>
          </table:table-cell>
          <table:table-cell office:value-type="float" office:value="91.71" calcext:value-type="float">
            <text:p>91.71</text:p>
          </table:table-cell>
          <table:table-cell office:value-type="float" office:value="10.74" calcext:value-type="float">
            <text:p>10.74</text:p>
          </table:table-cell>
          <table:table-cell office:value-type="float" office:value="5000" calcext:value-type="float">
            <text:p>5000</text:p>
          </table:table-cell>
          <table:table-cell office:value-type="float" office:value="113880" calcext:value-type="float">
            <text:p>1138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8520" calcext:value-type="float">
            <text:p>38520</text:p>
          </table:table-cell>
          <table:table-cell office:value-type="float" office:value="200.502" calcext:value-type="float">
            <text:p>200.502</text:p>
          </table:table-cell>
          <table:table-cell office:value-type="string" calcext:value-type="string">
            <text:p>("9a6f239ea6a3a6a9bc1dbcf3d6ad112d4215946fa0243bac944c346e882cb212", "2874ea11308e4a9ef6bcf1bce3ea47230bc82b788fc7b0703306af6c64399547", "fdab9707ebfcbe724ce55564599bf5f55cfbff14d84cb755e0ad36de6d7f9245", "e5123ee44ee0529a1e337005f458ddbc0838abaa5dc2a34c3eca03010a353435", "a49a8a0009d76c29c4eb649a7989799d89e538df266c26e77f1c83a375d07cac")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92cb803721483936c894ad2c87ec6c0daa391952d09e0f79af1cd1ba25572827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.693" calcext:value-type="float">
            <text:p>7.693</text:p>
          </table:table-cell>
          <table:table-cell office:value-type="string" calcext:value-type="string">
            <text:p>92cb803721483936c894ad2c87ec6c0daa391952d09e0f79af1cd1ba25572827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.645" calcext:value-type="float">
            <text:p>7.645</text:p>
          </table:table-cell>
          <table:table-cell office:value-type="string" calcext:value-type="string">
            <text:p>92cb803721483936c894ad2c87ec6c0daa391952d09e0f79af1cd1ba25572827</text:p>
          </table:table-cell>
          <table:table-cell office:value-type="float" office:value="97.55" calcext:value-type="float">
            <text:p>97.5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92.68" calcext:value-type="float">
            <text:p>92.68</text:p>
          </table:table-cell>
          <table:table-cell office:value-type="float" office:value="91.43" calcext:value-type="float">
            <text:p>91.43</text:p>
          </table:table-cell>
          <table:table-cell office:value-type="float" office:value="80.85" calcext:value-type="float">
            <text:p>80.85</text:p>
          </table:table-cell>
          <table:table-cell office:value-type="float" office:value="84.21" calcext:value-type="float">
            <text:p>84.2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649" calcext:value-type="float">
            <text:p>7.649</text:p>
          </table:table-cell>
          <table:table-cell office:value-type="string" calcext:value-type="string">
            <text:p>98a3e4c643f14dd368832a1b2c2004acf2e2f126f35181164664fadf1c6a25d1</text:p>
          </table:table-cell>
          <table:table-cell office:value-type="float" office:value="97.55" calcext:value-type="float">
            <text:p>97.5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92.68" calcext:value-type="float">
            <text:p>92.68</text:p>
          </table:table-cell>
          <table:table-cell office:value-type="float" office:value="91.43" calcext:value-type="float">
            <text:p>91.43</text:p>
          </table:table-cell>
          <table:table-cell office:value-type="float" office:value="80.85" calcext:value-type="float">
            <text:p>80.85</text:p>
          </table:table-cell>
          <table:table-cell office:value-type="float" office:value="84.21" calcext:value-type="float">
            <text:p>84.2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673" calcext:value-type="float">
            <text:p>7.673</text:p>
          </table:table-cell>
          <table:table-cell office:value-type="string" calcext:value-type="string">
            <text:p>98a3e4c643f14dd368832a1b2c2004acf2e2f126f35181164664fadf1c6a25d1</text:p>
          </table:table-cell>
          <table:table-cell office:value-type="float" office:value="97.55" calcext:value-type="float">
            <text:p>97.5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92.68" calcext:value-type="float">
            <text:p>92.68</text:p>
          </table:table-cell>
          <table:table-cell office:value-type="float" office:value="91.43" calcext:value-type="float">
            <text:p>91.43</text:p>
          </table:table-cell>
          <table:table-cell office:value-type="float" office:value="80.85" calcext:value-type="float">
            <text:p>80.85</text:p>
          </table:table-cell>
          <table:table-cell office:value-type="float" office:value="84.21" calcext:value-type="float">
            <text:p>84.2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656" calcext:value-type="float">
            <text:p>7.656</text:p>
          </table:table-cell>
          <table:table-cell office:value-type="string" calcext:value-type="string">
            <text:p>98a3e4c643f14dd368832a1b2c2004acf2e2f126f35181164664fadf1c6a25d1</text:p>
          </table:table-cell>
          <table:table-cell office:value-type="float" office:value="99.39" calcext:value-type="float">
            <text:p>99.39</text:p>
          </table:table-cell>
          <table:table-cell office:value-type="float" office:value="85.37" calcext:value-type="float">
            <text:p>85.37</text:p>
          </table:table-cell>
          <table:table-cell table:number-columns-repeated="2" office:value-type="float" office:value="92.68" calcext:value-type="float">
            <text:p>92.68</text:p>
          </table:table-cell>
          <table:table-cell office:value-type="float" office:value="85.37" calcext:value-type="float">
            <text:p>85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23" calcext:value-type="float">
            <text:p>87.23</text:p>
          </table:table-cell>
          <table:table-cell office:value-type="float" office:value="92.11" calcext:value-type="float">
            <text:p>92.11</text:p>
          </table:table-cell>
          <table:table-cell office:value-type="float" office:value="10.31" calcext:value-type="float">
            <text:p>10.31</text:p>
          </table:table-cell>
          <table:table-cell office:value-type="float" office:value="5000" calcext:value-type="float">
            <text:p>5000</text:p>
          </table:table-cell>
          <table:table-cell office:value-type="float" office:value="114560" calcext:value-type="float">
            <text:p>1145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080" calcext:value-type="float">
            <text:p>18080</text:p>
          </table:table-cell>
          <table:table-cell office:value-type="float" office:value="211.543" calcext:value-type="float">
            <text:p>211.543</text:p>
          </table:table-cell>
          <table:table-cell office:value-type="string" calcext:value-type="string">
            <text:p>("388ae26e2ff146074357d4995dad67639011c673ae82f1a1840aa7cc824c34ab", "df075a775888490bf21b076178c8c16912ad7d711ad85f2b60297652db41bc81", "5943b75b591a79688f2b95b47a2c48194ade49f7d6852349800541405ba8fadf", "68f9c0edb1053dec8657c8fbeba2ee109168c38b9a261133abdf2c56262e8f3c", "5e3c9c1322fab567da27a2d505387397dab671765f0f6173a9b2cbe7dfc5b6b0"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326" calcext:value-type="float">
            <text:p>10.326</text:p>
          </table:table-cell>
          <table:table-cell office:value-type="string" calcext:value-type="string">
            <text:p>c4f6a720bb1af398bd4a256782f40b4e23a98e5e31708faa2892bb7512fcb355</text:p>
          </table:table-cell>
          <table:table-cell office:value-type="float" office:value="99.39" calcext:value-type="float">
            <text:p>99.39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993" calcext:value-type="float">
            <text:p>7.993</text:p>
          </table:table-cell>
          <table:table-cell office:value-type="string" calcext:value-type="string">
            <text:p>c4f6a720bb1af398bd4a256782f40b4e23a98e5e31708faa2892bb7512fcb355</text:p>
          </table:table-cell>
          <table:table-cell office:value-type="float" office:value="99.39" calcext:value-type="float">
            <text:p>99.39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005" calcext:value-type="float">
            <text:p>8.005</text:p>
          </table:table-cell>
          <table:table-cell office:value-type="string" calcext:value-type="string">
            <text:p>c4f6a720bb1af398bd4a256782f40b4e23a98e5e31708faa2892bb7512fcb355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96" calcext:value-type="float">
            <text:p>6.796</text:p>
          </table:table-cell>
          <table:table-cell office:value-type="string" calcext:value-type="string">
            <text:p>d88c35d9188ce93b33258a67e54cb9cce9f3ec4d334fd3e7e62cb2bc62a0ad5a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96" calcext:value-type="float">
            <text:p>6.796</text:p>
          </table:table-cell>
          <table:table-cell office:value-type="string" calcext:value-type="string">
            <text:p>d88c35d9188ce93b33258a67e54cb9cce9f3ec4d334fd3e7e62cb2bc62a0ad5a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97" calcext:value-type="float">
            <text:p>6.797</text:p>
          </table:table-cell>
          <table:table-cell office:value-type="string" calcext:value-type="string">
            <text:p>d88c35d9188ce93b33258a67e54cb9cce9f3ec4d334fd3e7e62cb2bc62a0ad5a</text:p>
          </table:table-cell>
          <table:table-cell office:value-type="float" office:value="99.39" calcext:value-type="float">
            <text:p>99.39</text:p>
          </table:table-cell>
          <table:table-cell office:value-type="float" office:value="79.02" calcext:value-type="float">
            <text:p>79.02</text:p>
          </table:table-cell>
          <table:table-cell table:number-columns-repeated="2" office:value-type="float" office:value="89.51" calcext:value-type="float">
            <text:p>89.51</text:p>
          </table:table-cell>
          <table:table-cell office:value-type="float" office:value="81.46" calcext:value-type="float">
            <text:p>81.46</text:p>
          </table:table-cell>
          <table:table-cell office:value-type="float" office:value="97.56" calcext:value-type="float">
            <text:p>97.56</text:p>
          </table:table-cell>
          <table:table-cell office:value-type="float" office:value="97.09" calcext:value-type="float">
            <text:p>97.09</text:p>
          </table:table-cell>
          <table:table-cell office:value-type="float" office:value="84.04" calcext:value-type="float">
            <text:p>84.04</text:p>
          </table:table-cell>
          <table:table-cell office:value-type="float" office:value="88.59" calcext:value-type="float">
            <text:p>88.59</text:p>
          </table:table-cell>
          <table:table-cell office:value-type="float" office:value="9.45" calcext:value-type="float">
            <text:p>9.45</text:p>
          </table:table-cell>
          <table:table-cell office:value-type="float" office:value="5000" calcext:value-type="float">
            <text:p>5000</text:p>
          </table:table-cell>
          <table:table-cell office:value-type="float" office:value="112600" calcext:value-type="float">
            <text:p>1126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02200" calcext:value-type="float">
            <text:p>102200</text:p>
          </table:table-cell>
          <table:table-cell office:value-type="float" office:value="207.096" calcext:value-type="float">
            <text:p>207.096</text:p>
          </table:table-cell>
          <table:table-cell office:value-type="string" calcext:value-type="string">
            <text:p>("1ddd6439e25cf19ef7b03395c635697dbec7e76cbf0660ee014bcd51486c1291", "f1291207d4cd1636adb7021187d9bfed4f83c31a03d1b575cf62388e885c01eb", "77710a636a0156e2082e7509a7c077a88da5351007d3f4725b38c49ec1833459", "40f5eed4719047ebfe5f74000cf579968626bf35c23c8096be26b0af2b93ab4c", "906e83fd4a6d51e4825186386f21f5cfdba6cfe32111abf7e302252240a7b049"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08" calcext:value-type="float">
            <text:p>99.08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.419" calcext:value-type="float">
            <text:p>10.419</text:p>
          </table:table-cell>
          <table:table-cell office:value-type="string" calcext:value-type="string">
            <text:p>bd810b8f42455cd5364952bcd63103b93f2fb4f1d49665b2fbe46519d71ff28b</text:p>
          </table:table-cell>
          <table:table-cell office:value-type="float" office:value="99.08" calcext:value-type="float">
            <text:p>99.08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325" calcext:value-type="float">
            <text:p>8.325</text:p>
          </table:table-cell>
          <table:table-cell office:value-type="string" calcext:value-type="string">
            <text:p>bd810b8f42455cd5364952bcd63103b93f2fb4f1d49665b2fbe46519d71ff28b</text:p>
          </table:table-cell>
          <table:table-cell office:value-type="float" office:value="99.08" calcext:value-type="float">
            <text:p>99.08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337" calcext:value-type="float">
            <text:p>8.337</text:p>
          </table:table-cell>
          <table:table-cell office:value-type="string" calcext:value-type="string">
            <text:p>bd810b8f42455cd5364952bcd63103b93f2fb4f1d49665b2fbe46519d71ff28b</text:p>
          </table:table-cell>
          <table:table-cell office:value-type="float" office:value="98.47" calcext:value-type="float">
            <text:p>98.47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88" calcext:value-type="float">
            <text:p>8.288</text:p>
          </table:table-cell>
          <table:table-cell office:value-type="string" calcext:value-type="string">
            <text:p>e82e1e5209d05bb9c3de3ad35d7379e3afd27b02c7644a30825ed6fc623a3bcd</text:p>
          </table:table-cell>
          <table:table-cell office:value-type="float" office:value="98.47" calcext:value-type="float">
            <text:p>98.47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92" calcext:value-type="float">
            <text:p>8.292</text:p>
          </table:table-cell>
          <table:table-cell office:value-type="string" calcext:value-type="string">
            <text:p>e82e1e5209d05bb9c3de3ad35d7379e3afd27b02c7644a30825ed6fc623a3bcd</text:p>
          </table:table-cell>
          <table:table-cell office:value-type="float" office:value="98.47" calcext:value-type="float">
            <text:p>98.47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85" calcext:value-type="float">
            <text:p>8.285</text:p>
          </table:table-cell>
          <table:table-cell office:value-type="string" calcext:value-type="string">
            <text:p>e82e1e5209d05bb9c3de3ad35d7379e3afd27b02c7644a30825ed6fc623a3bcd</text:p>
          </table:table-cell>
          <table:table-cell office:value-type="float" office:value="99.33" calcext:value-type="float">
            <text:p>99.33</text:p>
          </table:table-cell>
          <table:table-cell office:value-type="float" office:value="91.71" calcext:value-type="float">
            <text:p>91.71</text:p>
          </table:table-cell>
          <table:table-cell table:number-columns-repeated="2" office:value-type="float" office:value="95.85" calcext:value-type="float">
            <text:p>95.85</text:p>
          </table:table-cell>
          <table:table-cell office:value-type="float" office:value="93.17" calcext:value-type="float">
            <text:p>93.17</text:p>
          </table:table-cell>
          <table:table-cell office:value-type="float" office:value="98.54" calcext:value-type="float">
            <text:p>98.54</text:p>
          </table:table-cell>
          <table:table-cell office:value-type="float" office:value="98.46" calcext:value-type="float">
            <text:p>98.46</text:p>
          </table:table-cell>
          <table:table-cell office:value-type="float" office:value="93.54" calcext:value-type="float">
            <text:p>93.54</text:p>
          </table:table-cell>
          <table:table-cell office:value-type="float" office:value="95.73" calcext:value-type="float">
            <text:p>95.73</text:p>
          </table:table-cell>
          <table:table-cell office:value-type="float" office:value="10.06" calcext:value-type="float">
            <text:p>10.06</text:p>
          </table:table-cell>
          <table:table-cell office:value-type="float" office:value="5000" calcext:value-type="float">
            <text:p>5000</text:p>
          </table:table-cell>
          <table:table-cell office:value-type="float" office:value="116040" calcext:value-type="float">
            <text:p>1160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680" calcext:value-type="float">
            <text:p>76680</text:p>
          </table:table-cell>
          <table:table-cell office:value-type="float" office:value="210.855" calcext:value-type="float">
            <text:p>210.855</text:p>
          </table:table-cell>
          <table:table-cell office:value-type="string" calcext:value-type="string">
            <text:p>("8b7ab3d4072d853ccc044d5ead8c762f67262d655cdb423a55487d0df24188a9", "6c4f15a1f80d1f0f5b5056991e8b0ec19c5c407210e308335282eacd315291d9", "c3329012b86c362066a8dcf29b6309072cfcc63d2354394a9d5c787d00bd1de4", "2cc672335d112065b80e0425c88c1fc735013a22ab5f758ec8624c4b4dfddb73", "399f1966f32a61ebf179932d4de76f4edd58afe26946f6db9244a438b9b25630"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8.16" calcext:value-type="float">
            <text:p>98.16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.595" calcext:value-type="float">
            <text:p>9.595</text:p>
          </table:table-cell>
          <table:table-cell office:value-type="string" calcext:value-type="string">
            <text:p>0d073d8b6b353fd2c7b94e3234e40bffca25d66f22db6e7991661be2376b6bbe</text:p>
          </table:table-cell>
          <table:table-cell office:value-type="float" office:value="98.16" calcext:value-type="float">
            <text:p>98.16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652" calcext:value-type="float">
            <text:p>7.652</text:p>
          </table:table-cell>
          <table:table-cell office:value-type="string" calcext:value-type="string">
            <text:p>0d073d8b6b353fd2c7b94e3234e40bffca25d66f22db6e7991661be2376b6bbe</text:p>
          </table:table-cell>
          <table:table-cell office:value-type="float" office:value="98.16" calcext:value-type="float">
            <text:p>98.16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666" calcext:value-type="float">
            <text:p>7.666</text:p>
          </table:table-cell>
          <table:table-cell office:value-type="string" calcext:value-type="string">
            <text:p>0d073d8b6b353fd2c7b94e3234e40bffca25d66f22db6e7991661be2376b6bbe</text:p>
          </table:table-cell>
          <table:table-cell office:value-type="float" office:value="98.16" calcext:value-type="float">
            <text:p>98.16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0.49" calcext:value-type="float">
            <text:p>80.49</text:p>
          </table:table-cell>
          <table:table-cell office:value-type="float" office:value="90.24" calcext:value-type="float">
            <text:p>90.24</text:p>
          </table:table-cell>
          <table:table-cell office:value-type="float" office:value="89.19" calcext:value-type="float">
            <text:p>89.19</text:p>
          </table:table-cell>
          <table:table-cell office:value-type="float" office:value="82.22" calcext:value-type="float">
            <text:p>82.22</text:p>
          </table:table-cell>
          <table:table-cell office:value-type="float" office:value="84.62" calcext:value-type="float">
            <text:p>84.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649" calcext:value-type="float">
            <text:p>7.649</text:p>
          </table:table-cell>
          <table:table-cell office:value-type="string" calcext:value-type="string">
            <text:p>67326ac916ee683d1d5110f6848f7061651881932fb83833b162d71a87a84c72</text:p>
          </table:table-cell>
          <table:table-cell office:value-type="float" office:value="98.16" calcext:value-type="float">
            <text:p>98.16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0.49" calcext:value-type="float">
            <text:p>80.49</text:p>
          </table:table-cell>
          <table:table-cell office:value-type="float" office:value="90.24" calcext:value-type="float">
            <text:p>90.24</text:p>
          </table:table-cell>
          <table:table-cell office:value-type="float" office:value="89.19" calcext:value-type="float">
            <text:p>89.19</text:p>
          </table:table-cell>
          <table:table-cell office:value-type="float" office:value="82.22" calcext:value-type="float">
            <text:p>82.22</text:p>
          </table:table-cell>
          <table:table-cell office:value-type="float" office:value="84.62" calcext:value-type="float">
            <text:p>84.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657" calcext:value-type="float">
            <text:p>7.657</text:p>
          </table:table-cell>
          <table:table-cell office:value-type="string" calcext:value-type="string">
            <text:p>67326ac916ee683d1d5110f6848f7061651881932fb83833b162d71a87a84c72</text:p>
          </table:table-cell>
          <table:table-cell office:value-type="float" office:value="98.16" calcext:value-type="float">
            <text:p>98.16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0.49" calcext:value-type="float">
            <text:p>80.49</text:p>
          </table:table-cell>
          <table:table-cell office:value-type="float" office:value="90.24" calcext:value-type="float">
            <text:p>90.24</text:p>
          </table:table-cell>
          <table:table-cell office:value-type="float" office:value="89.19" calcext:value-type="float">
            <text:p>89.19</text:p>
          </table:table-cell>
          <table:table-cell office:value-type="float" office:value="82.22" calcext:value-type="float">
            <text:p>82.22</text:p>
          </table:table-cell>
          <table:table-cell office:value-type="float" office:value="84.62" calcext:value-type="float">
            <text:p>84.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675" calcext:value-type="float">
            <text:p>7.675</text:p>
          </table:table-cell>
          <table:table-cell office:value-type="string" calcext:value-type="string">
            <text:p>67326ac916ee683d1d5110f6848f7061651881932fb83833b162d71a87a84c72</text:p>
          </table:table-cell>
          <table:table-cell office:value-type="float" office:value="98.9" calcext:value-type="float">
            <text:p>98.9</text:p>
          </table:table-cell>
          <table:table-cell office:value-type="float" office:value="78.54" calcext:value-type="float">
            <text:p>78.54</text:p>
          </table:table-cell>
          <table:table-cell table:number-columns-repeated="2" office:value-type="float" office:value="89.27" calcext:value-type="float">
            <text:p>89.27</text:p>
          </table:table-cell>
          <table:table-cell office:value-type="float" office:value="81.95" calcext:value-type="float">
            <text:p>81.95</text:p>
          </table:table-cell>
          <table:table-cell office:value-type="float" office:value="96.59" calcext:value-type="float">
            <text:p>96.59</text:p>
          </table:table-cell>
          <table:table-cell office:value-type="float" office:value="96.01" calcext:value-type="float">
            <text:p>96.01</text:p>
          </table:table-cell>
          <table:table-cell office:value-type="float" office:value="84.28" calcext:value-type="float">
            <text:p>84.28</text:p>
          </table:table-cell>
          <table:table-cell office:value-type="float" office:value="88.41" calcext:value-type="float">
            <text:p>88.41</text:p>
          </table:table-cell>
          <table:table-cell office:value-type="float" office:value="9.45" calcext:value-type="float">
            <text:p>9.45</text:p>
          </table:table-cell>
          <table:table-cell office:value-type="float" office:value="5000" calcext:value-type="float">
            <text:p>5000</text:p>
          </table:table-cell>
          <table:table-cell office:value-type="float" office:value="114320" calcext:value-type="float">
            <text:p>11432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20" calcext:value-type="float">
            <text:p>8920</text:p>
          </table:table-cell>
          <table:table-cell office:value-type="float" office:value="193.446" calcext:value-type="float">
            <text:p>193.446</text:p>
          </table:table-cell>
          <table:table-cell office:value-type="string" calcext:value-type="string">
            <text:p>("26ce157d906ab63c553f68a2b04c238b5442b3d52b061474ef2f88aecccf9275", "5aa591a29101ec0bf1ab3f1d250b0a8ff510b3cb905bca6a5c97d80ce6fa8139", "d6595dbc50ecb3d0fcec1ab836571d74388d3ab5d14b3827187d152d7d1d6ea6", "706ebea11bc5b26596a9f6833f62a8ca666b11a535e2efcb2e82e2cdda72b18a", "663c65b0f98b96b8abcc91ff5d6c217d3a94a507a1df43f3a4ddd8c3ee922201"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977" calcext:value-type="float">
            <text:p>7.977</text:p>
          </table:table-cell>
          <table:table-cell office:value-type="string" calcext:value-type="string">
            <text:p>c831ce27c0e9c67d2224fcb7fdf0b0d5d243ef3814e55011957c3ff5d1bb78b6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c831ce27c0e9c67d2224fcb7fdf0b0d5d243ef3814e55011957c3ff5d1bb78b6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398" calcext:value-type="float">
            <text:p>6.398</text:p>
          </table:table-cell>
          <table:table-cell office:value-type="string" calcext:value-type="string">
            <text:p>c831ce27c0e9c67d2224fcb7fdf0b0d5d243ef3814e55011957c3ff5d1bb78b6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86.05" calcext:value-type="float">
            <text:p>86.05</text:p>
          </table:table-cell>
          <table:table-cell office:value-type="float" office:value="89.74" calcext:value-type="float">
            <text:p>89.74</text:p>
          </table:table-cell>
          <table:table-cell office:value-type="float" office:value="88.1" calcext:value-type="float">
            <text:p>88.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87" calcext:value-type="float">
            <text:p>6.387</text:p>
          </table:table-cell>
          <table:table-cell office:value-type="string" calcext:value-type="string">
            <text:p>bad758bec284ada76abb0ead73f0c02f463a5389999edbd77a22cc7a2625b523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86.05" calcext:value-type="float">
            <text:p>86.05</text:p>
          </table:table-cell>
          <table:table-cell office:value-type="float" office:value="89.74" calcext:value-type="float">
            <text:p>89.74</text:p>
          </table:table-cell>
          <table:table-cell office:value-type="float" office:value="88.1" calcext:value-type="float">
            <text:p>88.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79" calcext:value-type="float">
            <text:p>6.379</text:p>
          </table:table-cell>
          <table:table-cell office:value-type="string" calcext:value-type="string">
            <text:p>bad758bec284ada76abb0ead73f0c02f463a5389999edbd77a22cc7a2625b523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86.05" calcext:value-type="float">
            <text:p>86.05</text:p>
          </table:table-cell>
          <table:table-cell office:value-type="float" office:value="89.74" calcext:value-type="float">
            <text:p>89.74</text:p>
          </table:table-cell>
          <table:table-cell office:value-type="float" office:value="88.1" calcext:value-type="float">
            <text:p>88.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71" calcext:value-type="float">
            <text:p>6.371</text:p>
          </table:table-cell>
          <table:table-cell office:value-type="string" calcext:value-type="string">
            <text:p>bad758bec284ada76abb0ead73f0c02f463a5389999edbd77a22cc7a2625b523</text:p>
          </table:table-cell>
          <table:table-cell office:value-type="float" office:value="99.45" calcext:value-type="float">
            <text:p>99.45</text:p>
          </table:table-cell>
          <table:table-cell office:value-type="float" office:value="78.54" calcext:value-type="float">
            <text:p>78.54</text:p>
          </table:table-cell>
          <table:table-cell table:number-columns-repeated="2" office:value-type="float" office:value="89.27" calcext:value-type="float">
            <text:p>89.27</text:p>
          </table:table-cell>
          <table:table-cell office:value-type="float" office:value="83.41" calcext:value-type="float">
            <text:p>83.41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7" calcext:value-type="float">
            <text:p>94.47</text:p>
          </table:table-cell>
          <table:table-cell office:value-type="float" office:value="85.19" calcext:value-type="float">
            <text:p>85.19</text:p>
          </table:table-cell>
          <table:table-cell office:value-type="float" office:value="88.58" calcext:value-type="float">
            <text:p>88.58</text:p>
          </table:table-cell>
          <table:table-cell office:value-type="float" office:value="8.77" calcext:value-type="float">
            <text:p>8.77</text:p>
          </table:table-cell>
          <table:table-cell office:value-type="float" office:value="5000" calcext:value-type="float">
            <text:p>5000</text:p>
          </table:table-cell>
          <table:table-cell office:value-type="float" office:value="109880" calcext:value-type="float">
            <text:p>1098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20" calcext:value-type="float">
            <text:p>44520</text:p>
          </table:table-cell>
          <table:table-cell office:value-type="float" office:value="213.117" calcext:value-type="float">
            <text:p>213.117</text:p>
          </table:table-cell>
          <table:table-cell office:value-type="string" calcext:value-type="string">
            <text:p>("0acc3b48662f3fc389adc6da191ca574b5be2c3b38666b16dad6c7858d052684", "ac3479b87d6ac4cfab73c00631f89ecd0fd7a8dbf9f7336bc6f6b94247611071", "4e5d055872e6a39db84431e892e8de6f06c9a01664cede0968c8539353f919b5", "b548b0bead3fd70001f47aa571b1d0484f30f82ca8bee35b27ed0d9122219257", "2f6073d417d7c47b910dbfbc4dd60303177a1ed0e92003027e722359fd9957a2")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55" calcext:value-type="float">
            <text:p>12.55</text:p>
          </table:table-cell>
          <table:table-cell office:value-type="string" calcext:value-type="string">
            <text:p>e1f631a991f718fa2433618b3c567516e34f9941739cc0a6d9d3cc39bd678e4d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034" calcext:value-type="float">
            <text:p>11.034</text:p>
          </table:table-cell>
          <table:table-cell office:value-type="string" calcext:value-type="string">
            <text:p>e1f631a991f718fa2433618b3c567516e34f9941739cc0a6d9d3cc39bd678e4d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044" calcext:value-type="float">
            <text:p>11.044</text:p>
          </table:table-cell>
          <table:table-cell office:value-type="string" calcext:value-type="string">
            <text:p>e1f631a991f718fa2433618b3c567516e34f9941739cc0a6d9d3cc39bd678e4d</text:p>
          </table:table-cell>
          <table:table-cell office:value-type="float" office:value="98.47" calcext:value-type="float">
            <text:p>98.47</text:p>
          </table:table-cell>
          <table:table-cell office:value-type="float" office:value="70.73" calcext:value-type="float">
            <text:p>70.73</text:p>
          </table:table-cell>
          <table:table-cell table:number-columns-repeated="7" office:value-type="float" office:value="85.37" calcext:value-type="float">
            <text:p>85.3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999" calcext:value-type="float">
            <text:p>10.999</text:p>
          </table:table-cell>
          <table:table-cell office:value-type="string" calcext:value-type="string">
            <text:p>b761e8499f838b43c072b1893fcb660e046c36cf0963c32506a9f5323c9cf7fb</text:p>
          </table:table-cell>
          <table:table-cell office:value-type="float" office:value="98.47" calcext:value-type="float">
            <text:p>98.47</text:p>
          </table:table-cell>
          <table:table-cell office:value-type="float" office:value="70.73" calcext:value-type="float">
            <text:p>70.73</text:p>
          </table:table-cell>
          <table:table-cell table:number-columns-repeated="7" office:value-type="float" office:value="85.37" calcext:value-type="float">
            <text:p>85.3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b761e8499f838b43c072b1893fcb660e046c36cf0963c32506a9f5323c9cf7fb</text:p>
          </table:table-cell>
          <table:table-cell office:value-type="float" office:value="98.47" calcext:value-type="float">
            <text:p>98.47</text:p>
          </table:table-cell>
          <table:table-cell office:value-type="float" office:value="70.73" calcext:value-type="float">
            <text:p>70.73</text:p>
          </table:table-cell>
          <table:table-cell table:number-columns-repeated="7" office:value-type="float" office:value="85.37" calcext:value-type="float">
            <text:p>85.3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068" calcext:value-type="float">
            <text:p>11.068</text:p>
          </table:table-cell>
          <table:table-cell office:value-type="string" calcext:value-type="string">
            <text:p>b761e8499f838b43c072b1893fcb660e046c36cf0963c32506a9f5323c9cf7fb</text:p>
          </table:table-cell>
          <table:table-cell office:value-type="float" office:value="99.33" calcext:value-type="float">
            <text:p>99.3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.98" calcext:value-type="float">
            <text:p>80.98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2" calcext:value-type="float">
            <text:p>98.82</text:p>
          </table:table-cell>
          <table:table-cell office:value-type="float" office:value="83.89" calcext:value-type="float">
            <text:p>83.89</text:p>
          </table:table-cell>
          <table:table-cell office:value-type="float" office:value="89.01" calcext:value-type="float">
            <text:p>89.01</text:p>
          </table:table-cell>
          <table:table-cell office:value-type="float" office:value="9.69" calcext:value-type="float">
            <text:p>9.69</text:p>
          </table:table-cell>
          <table:table-cell office:value-type="float" office:value="5000" calcext:value-type="float">
            <text:p>5000</text:p>
          </table:table-cell>
          <table:table-cell office:value-type="float" office:value="108320" calcext:value-type="float">
            <text:p>1083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20" calcext:value-type="float">
            <text:p>65520</text:p>
          </table:table-cell>
          <table:table-cell office:value-type="float" office:value="216.999" calcext:value-type="float">
            <text:p>216.999</text:p>
          </table:table-cell>
          <table:table-cell office:value-type="string" calcext:value-type="string">
            <text:p>("11da574b1c5f5980a9be7c297b3d5cc3615ebfb42f61b772cffab1dda79509ee", "a4528d79b11e306ec60a00e61fb2016ade0e5e7d8f88a3229459859751ea9257", "431fad2b170f4b39adc05f51ce7fe796fe296e08c28cee394e6054896a19ff97", "ddc1412c730c1f2d107bd5f62066c4a21f6fda9882ac8fe3fa1b90383ab311a8", "c0b49d8431dcc722cb748cc2e606ae0bf82f30ad2a9208b31c8b8e0318d69ecf"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.327" calcext:value-type="float">
            <text:p>9.327</text:p>
          </table:table-cell>
          <table:table-cell office:value-type="string" calcext:value-type="string">
            <text:p>25bb15ad399fc3e46d899d87f4566ef0ae0f8ff7852386703db8f2ea7c1ace8c</text:p>
          </table:table-cell>
          <table:table-cell office:value-type="float" office:value="99.39" calcext:value-type="float">
            <text:p>99.3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277" calcext:value-type="float">
            <text:p>8.277</text:p>
          </table:table-cell>
          <table:table-cell office:value-type="string" calcext:value-type="string">
            <text:p>25bb15ad399fc3e46d899d87f4566ef0ae0f8ff7852386703db8f2ea7c1ace8c</text:p>
          </table:table-cell>
          <table:table-cell office:value-type="float" office:value="99.39" calcext:value-type="float">
            <text:p>99.3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288" calcext:value-type="float">
            <text:p>8.288</text:p>
          </table:table-cell>
          <table:table-cell office:value-type="string" calcext:value-type="string">
            <text:p>25bb15ad399fc3e46d899d87f4566ef0ae0f8ff7852386703db8f2ea7c1ace8c</text:p>
          </table:table-cell>
          <table:table-cell office:value-type="float" office:value="97.85" calcext:value-type="float">
            <text:p>97.85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18" calcext:value-type="float">
            <text:p>8.218</text:p>
          </table:table-cell>
          <table:table-cell office:value-type="string" calcext:value-type="string">
            <text:p>1fdb4123000c496aa5d55f17960e9df87ccf69ffbfbb52fe47c77c13c726fab0</text:p>
          </table:table-cell>
          <table:table-cell office:value-type="float" office:value="97.85" calcext:value-type="float">
            <text:p>97.85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21" calcext:value-type="float">
            <text:p>8.221</text:p>
          </table:table-cell>
          <table:table-cell office:value-type="string" calcext:value-type="string">
            <text:p>1fdb4123000c496aa5d55f17960e9df87ccf69ffbfbb52fe47c77c13c726fab0</text:p>
          </table:table-cell>
          <table:table-cell office:value-type="float" office:value="97.85" calcext:value-type="float">
            <text:p>97.85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39" calcext:value-type="float">
            <text:p>8.239</text:p>
          </table:table-cell>
          <table:table-cell office:value-type="string" calcext:value-type="string">
            <text:p>1fdb4123000c496aa5d55f17960e9df87ccf69ffbfbb52fe47c77c13c726fab0</text:p>
          </table:table-cell>
          <table:table-cell office:value-type="float" office:value="99.39" calcext:value-type="float">
            <text:p>99.3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1.46" calcext:value-type="float">
            <text:p>81.46</text:p>
          </table:table-cell>
          <table:table-cell office:value-type="float" office:value="94.15" calcext:value-type="float">
            <text:p>94.15</text:p>
          </table:table-cell>
          <table:table-cell office:value-type="float" office:value="93.31" calcext:value-type="float">
            <text:p>93.31</text:p>
          </table:table-cell>
          <table:table-cell office:value-type="float" office:value="83.56" calcext:value-type="float">
            <text:p>83.56</text:p>
          </table:table-cell>
          <table:table-cell office:value-type="float" office:value="86.98" calcext:value-type="float">
            <text:p>86.98</text:p>
          </table:table-cell>
          <table:table-cell office:value-type="float" office:value="8.83" calcext:value-type="float">
            <text:p>8.83</text:p>
          </table:table-cell>
          <table:table-cell office:value-type="float" office:value="5000" calcext:value-type="float">
            <text:p>5000</text:p>
          </table:table-cell>
          <table:table-cell office:value-type="float" office:value="106560" calcext:value-type="float">
            <text:p>1065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80" calcext:value-type="float">
            <text:p>85880</text:p>
          </table:table-cell>
          <table:table-cell office:value-type="float" office:value="208.497" calcext:value-type="float">
            <text:p>208.497</text:p>
          </table:table-cell>
          <table:table-cell office:value-type="string" calcext:value-type="string">
            <text:p>("8f6e8a9961f5583b05b4195a270a3d0553d0792dd2e40605094be937d608119f", "51b33b91a8d32928aef420d2918c96ca3515972549ed25529718cee710af6763", "0f7ddb57c8ef248ab53a267459066c309a2aa9fc01d77d3233dcffebd71f55c2", "3707038355c196fcef5611dd215223c1682d3f53f80f38360bc863f756212ff4", "505fcf2d294ec2ec62791c1a492269ea41faf420d5fc9bd9bd42b53f57c3684d"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100" calcext:value-type="float">
            <text:p>100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.557" calcext:value-type="float">
            <text:p>15.557</text:p>
          </table:table-cell>
          <table:table-cell office:value-type="string" calcext:value-type="string">
            <text:p>516560e867a4b0c123396fa1e5363343116932c4a4d0d2d09d7001206b1a227f</text:p>
          </table:table-cell>
          <table:table-cell office:value-type="float" office:value="100" calcext:value-type="float">
            <text:p>100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844" calcext:value-type="float">
            <text:p>5.844</text:p>
          </table:table-cell>
          <table:table-cell office:value-type="string" calcext:value-type="string">
            <text:p>516560e867a4b0c123396fa1e5363343116932c4a4d0d2d09d7001206b1a227f</text:p>
          </table:table-cell>
          <table:table-cell office:value-type="float" office:value="100" calcext:value-type="float">
            <text:p>100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858" calcext:value-type="float">
            <text:p>5.858</text:p>
          </table:table-cell>
          <table:table-cell office:value-type="string" calcext:value-type="string">
            <text:p>516560e867a4b0c123396fa1e5363343116932c4a4d0d2d09d7001206b1a227f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4.44" calcext:value-type="float">
            <text:p>94.44</text:p>
          </table:table-cell>
          <table:table-cell office:value-type="float" office:value="93.75" calcext:value-type="float">
            <text:p>93.75</text:p>
          </table:table-cell>
          <table:table-cell office:value-type="float" office:value="85" calcext:value-type="float">
            <text:p>85</text:p>
          </table:table-cell>
          <table:table-cell office:value-type="float" office:value="88.24" calcext:value-type="float">
            <text:p>88.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56855912fbb1ad943ab24120a078c19c0241296238ebc8d2f84d23d02089a86f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4.44" calcext:value-type="float">
            <text:p>94.44</text:p>
          </table:table-cell>
          <table:table-cell office:value-type="float" office:value="93.75" calcext:value-type="float">
            <text:p>93.75</text:p>
          </table:table-cell>
          <table:table-cell office:value-type="float" office:value="85" calcext:value-type="float">
            <text:p>85</text:p>
          </table:table-cell>
          <table:table-cell office:value-type="float" office:value="88.24" calcext:value-type="float">
            <text:p>88.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897" calcext:value-type="float">
            <text:p>5.897</text:p>
          </table:table-cell>
          <table:table-cell office:value-type="string" calcext:value-type="string">
            <text:p>56855912fbb1ad943ab24120a078c19c0241296238ebc8d2f84d23d02089a86f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4.44" calcext:value-type="float">
            <text:p>94.44</text:p>
          </table:table-cell>
          <table:table-cell office:value-type="float" office:value="93.75" calcext:value-type="float">
            <text:p>93.75</text:p>
          </table:table-cell>
          <table:table-cell office:value-type="float" office:value="85" calcext:value-type="float">
            <text:p>85</text:p>
          </table:table-cell>
          <table:table-cell office:value-type="float" office:value="88.24" calcext:value-type="float">
            <text:p>88.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824" calcext:value-type="float">
            <text:p>5.824</text:p>
          </table:table-cell>
          <table:table-cell office:value-type="string" calcext:value-type="string">
            <text:p>56855912fbb1ad943ab24120a078c19c0241296238ebc8d2f84d23d02089a86f</text:p>
          </table:table-cell>
          <table:table-cell office:value-type="float" office:value="99.72" calcext:value-type="float">
            <text:p>99.72</text:p>
          </table:table-cell>
          <table:table-cell office:value-type="float" office:value="78.33" calcext:value-type="float">
            <text:p>78.33</text:p>
          </table:table-cell>
          <table:table-cell table:number-columns-repeated="2" office:value-type="float" office:value="89.17" calcext:value-type="float">
            <text:p>89.17</text:p>
          </table:table-cell>
          <table:table-cell office:value-type="float" office:value="78.33" calcext:value-type="float">
            <text:p>7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22" calcext:value-type="float">
            <text:p>82.22</text:p>
          </table:table-cell>
          <table:table-cell office:value-type="float" office:value="87.84" calcext:value-type="float">
            <text:p>87.84</text:p>
          </table:table-cell>
          <table:table-cell office:value-type="float" office:value="3.71" calcext:value-type="float">
            <text:p>3.71</text:p>
          </table:table-cell>
          <table:table-cell office:value-type="float" office:value="5000" calcext:value-type="float">
            <text:p>5000</text:p>
          </table:table-cell>
          <table:table-cell office:value-type="float" office:value="76400" calcext:value-type="float">
            <text:p>764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0" calcext:value-type="float">
            <text:p>19000</text:p>
          </table:table-cell>
          <table:table-cell office:value-type="float" office:value="126.559" calcext:value-type="float">
            <text:p>126.559</text:p>
          </table:table-cell>
          <table:table-cell office:value-type="string" calcext:value-type="string">
            <text:p>("cb40a6dbb88bbd8393b5341b4f219d9e732c6463b38e2529838b625fd2bacbc2", "4e785920d7346dafcaa4eaeeaced64f32be7065c0ae60f4e6c4ac51ac1b9930b", "3c030296d3645c3ee734a0796afabb0e1295324c57d5040ba5f69b84d613fcbe", "4871d16d6bc055a3605aaea42d286226ff63991110c79dfb95981d2e6a541537", "7e701d45c7fa0bca33ced3fc811f2f8c4e7ea14bd8deeed82644e812783dab30"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.254" calcext:value-type="float">
            <text:p>14.254</text:p>
          </table:table-cell>
          <table:table-cell office:value-type="string" calcext:value-type="string">
            <text:p>b966353be16dd0b7db888d9db7f68ca9b814b1a3d3cf2c4c44a0dbfd83232047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.579" calcext:value-type="float">
            <text:p>12.579</text:p>
          </table:table-cell>
          <table:table-cell office:value-type="string" calcext:value-type="string">
            <text:p>b966353be16dd0b7db888d9db7f68ca9b814b1a3d3cf2c4c44a0dbfd83232047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.549" calcext:value-type="float">
            <text:p>12.549</text:p>
          </table:table-cell>
          <table:table-cell office:value-type="string" calcext:value-type="string">
            <text:p>b966353be16dd0b7db888d9db7f68ca9b814b1a3d3cf2c4c44a0dbfd83232047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572" calcext:value-type="float">
            <text:p>10.572</text:p>
          </table:table-cell>
          <table:table-cell office:value-type="string" calcext:value-type="string">
            <text:p>6abf569c229db9473316519ad8957b57119fc8dd96af0849c5a73bafc718e56e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418" calcext:value-type="float">
            <text:p>10.418</text:p>
          </table:table-cell>
          <table:table-cell office:value-type="string" calcext:value-type="string">
            <text:p>6abf569c229db9473316519ad8957b57119fc8dd96af0849c5a73bafc718e56e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432" calcext:value-type="float">
            <text:p>10.432</text:p>
          </table:table-cell>
          <table:table-cell office:value-type="string" calcext:value-type="string">
            <text:p>6abf569c229db9473316519ad8957b57119fc8dd96af0849c5a73bafc718e56e</text:p>
          </table:table-cell>
          <table:table-cell office:value-type="float" office:value="99.86" calcext:value-type="float">
            <text:p>99.86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98.33" calcext:value-type="float">
            <text:p>98.33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79" calcext:value-type="float">
            <text:p>96.79</text:p>
          </table:table-cell>
          <table:table-cell office:value-type="float" office:value="98.3" calcext:value-type="float">
            <text:p>98.3</text:p>
          </table:table-cell>
          <table:table-cell office:value-type="float" office:value="5.94" calcext:value-type="float">
            <text:p>5.94</text:p>
          </table:table-cell>
          <table:table-cell office:value-type="float" office:value="5000" calcext:value-type="float">
            <text:p>5000</text:p>
          </table:table-cell>
          <table:table-cell office:value-type="float" office:value="84760" calcext:value-type="float">
            <text:p>847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3880" calcext:value-type="float">
            <text:p>23880</text:p>
          </table:table-cell>
          <table:table-cell office:value-type="float" office:value="129.353" calcext:value-type="float">
            <text:p>129.353</text:p>
          </table:table-cell>
          <table:table-cell office:value-type="string" calcext:value-type="string">
            <text:p>("0a53d1b3ab5098e11fbd3ee73fb4abdb6995028e7db993f37b7cd76b1d8c0118", "e776350c2f7cc66ff0be40a2cee1ac9b6db9d4e629d7397c3d7163e943b2f997", "0eb9c5f3c897423268cb50f2404f224911fbc4bd12630d216dc40512af120e71", "a8fbb70e484568a777646f02e528b46ca202f7d37712bf6831dee06ca2b0bb80", "72cc19b996c79d3c971dfdd9f1e0d8b463c3992da9277c28874afe84712182cd"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438" calcext:value-type="float">
            <text:p>11.438</text:p>
          </table:table-cell>
          <table:table-cell office:value-type="string" calcext:value-type="string">
            <text:p>ef928f938c2f30d01dfde25b0be0fd04c23d0ba59ea9be534d1cc763eb0119da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754" calcext:value-type="float">
            <text:p>9.754</text:p>
          </table:table-cell>
          <table:table-cell office:value-type="string" calcext:value-type="string">
            <text:p>ef928f938c2f30d01dfde25b0be0fd04c23d0ba59ea9be534d1cc763eb0119da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ef928f938c2f30d01dfde25b0be0fd04c23d0ba59ea9be534d1cc763eb0119da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663" calcext:value-type="float">
            <text:p>8.663</text:p>
          </table:table-cell>
          <table:table-cell office:value-type="string" calcext:value-type="string">
            <text:p>4d58eb139566a51a222807c787f675bc0fb7c175284f3e641e97ffc2608adad7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738" calcext:value-type="float">
            <text:p>8.738</text:p>
          </table:table-cell>
          <table:table-cell office:value-type="string" calcext:value-type="string">
            <text:p>4d58eb139566a51a222807c787f675bc0fb7c175284f3e641e97ffc2608adad7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654" calcext:value-type="float">
            <text:p>8.654</text:p>
          </table:table-cell>
          <table:table-cell office:value-type="string" calcext:value-type="string">
            <text:p>4d58eb139566a51a222807c787f675bc0fb7c175284f3e641e97ffc2608adad7</text:p>
          </table:table-cell>
          <table:table-cell office:value-type="float" office:value="99.93" calcext:value-type="float">
            <text:p>99.93</text:p>
          </table:table-cell>
          <table:table-cell office:value-type="float" office:value="99.44" calcext:value-type="float">
            <text:p>99.44</text:p>
          </table:table-cell>
          <table:table-cell table:number-columns-repeated="2" office:value-type="float" office:value="99.72" calcext:value-type="float">
            <text:p>99.72</text:p>
          </table:table-cell>
          <table:table-cell office:value-type="float" office:value="99.44" calcext:value-type="float">
            <text:p>99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46" calcext:value-type="float">
            <text:p>99.46</text:p>
          </table:table-cell>
          <table:table-cell office:value-type="float" office:value="99.72" calcext:value-type="float">
            <text:p>99.72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office:value-type="float" office:value="89360" calcext:value-type="float">
            <text:p>893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9880" calcext:value-type="float">
            <text:p>29880</text:p>
          </table:table-cell>
          <table:table-cell office:value-type="float" office:value="129.911" calcext:value-type="float">
            <text:p>129.911</text:p>
          </table:table-cell>
          <table:table-cell office:value-type="string" calcext:value-type="string">
            <text:p>("f23527cd471972afdf28dfd90a3bcb8cc757c2b43a039f95e6780070cd376723", "c79a210266ca38eca9bfe1afbbefec7fcaa380a9a994b96ff51a6f11a5869e6d", "b6bdce4bcedc63ae18d19196b9699c8c88ff43588ddb843cf4b3e2eca53830b0", "a6d3e4e14f1831d9a269918bcc715373ab8777212ad0c67429ff76e7f624d286", "4e35094b9e84ea702a9554eef0a9b5dbf91807d8c07e411f829bf5c82265c6a8")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100" calcext:value-type="float">
            <text:p>100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247" calcext:value-type="float">
            <text:p>5.247</text:p>
          </table:table-cell>
          <table:table-cell office:value-type="string" calcext:value-type="string">
            <text:p>84b2d6f25887a1548c76b075b9bbb5a335f917cf011ee5f4e03d350ba662a77e</text:p>
          </table:table-cell>
          <table:table-cell office:value-type="float" office:value="100" calcext:value-type="float">
            <text:p>100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777" calcext:value-type="float">
            <text:p>4.777</text:p>
          </table:table-cell>
          <table:table-cell office:value-type="string" calcext:value-type="string">
            <text:p>84b2d6f25887a1548c76b075b9bbb5a335f917cf011ee5f4e03d350ba662a77e</text:p>
          </table:table-cell>
          <table:table-cell office:value-type="float" office:value="100" calcext:value-type="float">
            <text:p>100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766" calcext:value-type="float">
            <text:p>4.766</text:p>
          </table:table-cell>
          <table:table-cell office:value-type="string" calcext:value-type="string">
            <text:p>84b2d6f25887a1548c76b075b9bbb5a335f917cf011ee5f4e03d350ba662a77e</text:p>
          </table:table-cell>
          <table:table-cell office:value-type="float" office:value="98.6" calcext:value-type="float">
            <text:p>98.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007" calcext:value-type="float">
            <text:p>5.007</text:p>
          </table:table-cell>
          <table:table-cell office:value-type="string" calcext:value-type="string">
            <text:p>788fef8f6d2fb4787cb65ab705140b42bc35b4ebe48174b58f4a361aba325938</text:p>
          </table:table-cell>
          <table:table-cell office:value-type="float" office:value="98.6" calcext:value-type="float">
            <text:p>98.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024" calcext:value-type="float">
            <text:p>5.024</text:p>
          </table:table-cell>
          <table:table-cell office:value-type="string" calcext:value-type="string">
            <text:p>788fef8f6d2fb4787cb65ab705140b42bc35b4ebe48174b58f4a361aba325938</text:p>
          </table:table-cell>
          <table:table-cell office:value-type="float" office:value="98.6" calcext:value-type="float">
            <text:p>98.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044" calcext:value-type="float">
            <text:p>5.044</text:p>
          </table:table-cell>
          <table:table-cell office:value-type="string" calcext:value-type="string">
            <text:p>788fef8f6d2fb4787cb65ab705140b42bc35b4ebe48174b58f4a361aba325938</text:p>
          </table:table-cell>
          <table:table-cell office:value-type="float" office:value="100" calcext:value-type="float">
            <text:p>100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95.56" calcext:value-type="float">
            <text:p>95.56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87" calcext:value-type="float">
            <text:p>91.87</text:p>
          </table:table-cell>
          <table:table-cell office:value-type="float" office:value="95.34" calcext:value-type="float">
            <text:p>95.34</text:p>
          </table:table-cell>
          <table:table-cell office:value-type="float" office:value="4.27" calcext:value-type="float">
            <text:p>4.27</text:p>
          </table:table-cell>
          <table:table-cell office:value-type="float" office:value="5000" calcext:value-type="float">
            <text:p>5000</text:p>
          </table:table-cell>
          <table:table-cell office:value-type="float" office:value="83440" calcext:value-type="float">
            <text:p>834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80" calcext:value-type="float">
            <text:p>35680</text:p>
          </table:table-cell>
          <table:table-cell office:value-type="float" office:value="152.9" calcext:value-type="float">
            <text:p>152.9</text:p>
          </table:table-cell>
          <table:table-cell office:value-type="string" calcext:value-type="string">
            <text:p>("373fc87cf4405d20d58d936eea7952a8afea030d46818e9eaa3af086fca2f769", "0fd0ec4cecd89960d36e9fb0f8557df73c10eaa1788ff538692094e14310ed28", "87f695dacebf23230a42c8ac90d440f168208182aae82b9db5a00f206ae36552", "eea4291c904a47c4f4cc149126730931feee23134a9df8c6a30a0c583456067c", "8ec60c20ab9e6faa2fa145a4e887d4e5aecdcb8789cff6d2a4498617750ed002"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175" calcext:value-type="float">
            <text:p>10.175</text:p>
          </table:table-cell>
          <table:table-cell office:value-type="string" calcext:value-type="string">
            <text:p>0ba821508129f3816877e0938cfc503ea65aaf7f55b1a9e470bc7301aa6ce7c5</text:p>
          </table:table-cell>
          <table:table-cell office:value-type="float" office:value="99.65" calcext:value-type="float">
            <text:p>99.6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167" calcext:value-type="float">
            <text:p>10.167</text:p>
          </table:table-cell>
          <table:table-cell office:value-type="string" calcext:value-type="string">
            <text:p>0ba821508129f3816877e0938cfc503ea65aaf7f55b1a9e470bc7301aa6ce7c5</text:p>
          </table:table-cell>
          <table:table-cell office:value-type="float" office:value="99.65" calcext:value-type="float">
            <text:p>99.6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.23</text:p>
          </table:table-cell>
          <table:table-cell office:value-type="string" calcext:value-type="string">
            <text:p>0ba821508129f3816877e0938cfc503ea65aaf7f55b1a9e470bc7301aa6ce7c5</text:p>
          </table:table-cell>
          <table:table-cell office:value-type="float" office:value="99.3" calcext:value-type="float">
            <text:p>99.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263" calcext:value-type="float">
            <text:p>10.263</text:p>
          </table:table-cell>
          <table:table-cell office:value-type="string" calcext:value-type="string">
            <text:p>60f5471aac865a7d91a027251d88b7b26ede01a3582a16f85c9a728cf2a2a210</text:p>
          </table:table-cell>
          <table:table-cell office:value-type="float" office:value="99.3" calcext:value-type="float">
            <text:p>99.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273" calcext:value-type="float">
            <text:p>10.273</text:p>
          </table:table-cell>
          <table:table-cell office:value-type="string" calcext:value-type="string">
            <text:p>60f5471aac865a7d91a027251d88b7b26ede01a3582a16f85c9a728cf2a2a210</text:p>
          </table:table-cell>
          <table:table-cell office:value-type="float" office:value="99.3" calcext:value-type="float">
            <text:p>99.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259" calcext:value-type="float">
            <text:p>10.259</text:p>
          </table:table-cell>
          <table:table-cell office:value-type="string" calcext:value-type="string">
            <text:p>60f5471aac865a7d91a027251d88b7b26ede01a3582a16f85c9a728cf2a2a210</text:p>
          </table:table-cell>
          <table:table-cell office:value-type="float" office:value="99.93" calcext:value-type="float">
            <text:p>99.9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5.66" calcext:value-type="float">
            <text:p>5.66</text:p>
          </table:table-cell>
          <table:table-cell office:value-type="float" office:value="5000" calcext:value-type="float">
            <text:p>5000</text:p>
          </table:table-cell>
          <table:table-cell office:value-type="float" office:value="88400" calcext:value-type="float">
            <text:p>884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6200" calcext:value-type="float">
            <text:p>56200</text:p>
          </table:table-cell>
          <table:table-cell office:value-type="float" office:value="132.016" calcext:value-type="float">
            <text:p>132.016</text:p>
          </table:table-cell>
          <table:table-cell office:value-type="string" calcext:value-type="string">
            <text:p>("c0d241e348a8bc01071d0c357e73f0befa9c2ceeb244d54ffb19503c00b9f174", "9298e5158d6b06ff515b1501accda1a40f304d1f710e42586ae271fc4840db8e", "0bd7502f74996ca36c9ff069caf1bdc25c398e3b54429e775e880b3c7bea30b8", "7a18354fe2d1385a7adef05a6dedbf4cc4de4051e60e8f9d566c09517970ecac", "5d1859768e2206c7a4c54e7a6f767c9a2c066c7bb6ecb09f1f38542dac238a4d"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.382" calcext:value-type="float">
            <text:p>10.382</text:p>
          </table:table-cell>
          <table:table-cell office:value-type="string" calcext:value-type="string">
            <text:p>41cdeb32e291fd7df736abd8bab7e6d5cc3cea95df2eb0c8deb5d363dcc88bf5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.314" calcext:value-type="float">
            <text:p>10.314</text:p>
          </table:table-cell>
          <table:table-cell office:value-type="string" calcext:value-type="string">
            <text:p>41cdeb32e291fd7df736abd8bab7e6d5cc3cea95df2eb0c8deb5d363dcc88bf5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.336" calcext:value-type="float">
            <text:p>10.336</text:p>
          </table:table-cell>
          <table:table-cell office:value-type="string" calcext:value-type="string">
            <text:p>41cdeb32e291fd7df736abd8bab7e6d5cc3cea95df2eb0c8deb5d363dcc88bf5</text:p>
          </table:table-cell>
          <table:table-cell office:value-type="float" office:value="98.95" calcext:value-type="float">
            <text:p>98.9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.331" calcext:value-type="float">
            <text:p>10.331</text:p>
          </table:table-cell>
          <table:table-cell office:value-type="string" calcext:value-type="string">
            <text:p>e3cfc186a9dfccf864eabd43c2888e3bd7929a337b8aa3e051bc894ba2797419</text:p>
          </table:table-cell>
          <table:table-cell office:value-type="float" office:value="98.95" calcext:value-type="float">
            <text:p>98.9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.534" calcext:value-type="float">
            <text:p>10.534</text:p>
          </table:table-cell>
          <table:table-cell office:value-type="string" calcext:value-type="string">
            <text:p>e3cfc186a9dfccf864eabd43c2888e3bd7929a337b8aa3e051bc894ba2797419</text:p>
          </table:table-cell>
          <table:table-cell office:value-type="float" office:value="98.95" calcext:value-type="float">
            <text:p>98.9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.552" calcext:value-type="float">
            <text:p>10.552</text:p>
          </table:table-cell>
          <table:table-cell office:value-type="string" calcext:value-type="string">
            <text:p>e3cfc186a9dfccf864eabd43c2888e3bd7929a337b8aa3e051bc894ba2797419</text:p>
          </table:table-cell>
          <table:table-cell office:value-type="float" office:value="100" calcext:value-type="float">
            <text:p>100</text:p>
          </table:table-cell>
          <table:table-cell office:value-type="float" office:value="99.44" calcext:value-type="float">
            <text:p>99.44</text:p>
          </table:table-cell>
          <table:table-cell table:number-columns-repeated="2" office:value-type="float" office:value="99.72" calcext:value-type="float">
            <text:p>99.72</text:p>
          </table:table-cell>
          <table:table-cell office:value-type="float" office:value="99.44" calcext:value-type="float">
            <text:p>99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46" calcext:value-type="float">
            <text:p>99.46</text:p>
          </table:table-cell>
          <table:table-cell office:value-type="float" office:value="99.72" calcext:value-type="float">
            <text:p>99.72</text:p>
          </table:table-cell>
          <table:table-cell office:value-type="float" office:value="5.31" calcext:value-type="float">
            <text:p>5.31</text:p>
          </table:table-cell>
          <table:table-cell office:value-type="float" office:value="5000" calcext:value-type="float">
            <text:p>5000</text:p>
          </table:table-cell>
          <table:table-cell office:value-type="float" office:value="86480" calcext:value-type="float">
            <text:p>864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0" calcext:value-type="float">
            <text:p>7920</text:p>
          </table:table-cell>
          <table:table-cell office:value-type="float" office:value="119.012" calcext:value-type="float">
            <text:p>119.012</text:p>
          </table:table-cell>
          <table:table-cell office:value-type="string" calcext:value-type="string">
            <text:p>("eebf46f0df43b04abce8fb3a418dff56df7fdf08745d1f873978dfb9ec65d2c3", "0548c7d28f9e94025b97d7be2c8b61af9b62dc03f0f59bf08fc9120bfcf921fe", "471ff4d842f8e63b2e85e72d44b1ec7a343092eb6f567fa88bc8921ccba4fff6", "6f3429dc323cf3c68931f879ccfda7fcd54529e79bb32f8ef985ebc5f6dc5690", "8d085d3e14ad8421925497ebf53026f1d15e3a66a6be64279571be5f649e8846"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612" calcext:value-type="float">
            <text:p>9.612</text:p>
          </table:table-cell>
          <table:table-cell office:value-type="string" calcext:value-type="string">
            <text:p>0b130df415f78ff79a86d6eaf7070621f27ca9390fea58a9a20460b049d0e2b0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675" calcext:value-type="float">
            <text:p>9.675</text:p>
          </table:table-cell>
          <table:table-cell office:value-type="string" calcext:value-type="string">
            <text:p>0b130df415f78ff79a86d6eaf7070621f27ca9390fea58a9a20460b049d0e2b0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699" calcext:value-type="float">
            <text:p>9.699</text:p>
          </table:table-cell>
          <table:table-cell office:value-type="string" calcext:value-type="string">
            <text:p>0b130df415f78ff79a86d6eaf7070621f27ca9390fea58a9a20460b049d0e2b0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68" calcext:value-type="float">
            <text:p>9.668</text:p>
          </table:table-cell>
          <table:table-cell office:value-type="string" calcext:value-type="string">
            <text:p>36d8549b606c286f42cd2bd18e7af0993c8e6496f15e02b61503c8feedbb64d9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55" calcext:value-type="float">
            <text:p>9.655</text:p>
          </table:table-cell>
          <table:table-cell office:value-type="string" calcext:value-type="string">
            <text:p>36d8549b606c286f42cd2bd18e7af0993c8e6496f15e02b61503c8feedbb64d9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86" calcext:value-type="float">
            <text:p>9.686</text:p>
          </table:table-cell>
          <table:table-cell office:value-type="string" calcext:value-type="string">
            <text:p>36d8549b606c286f42cd2bd18e7af0993c8e6496f15e02b61503c8feedbb64d9</text:p>
          </table:table-cell>
          <table:table-cell office:value-type="float" office:value="99.72" calcext:value-type="float">
            <text:p>99.7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81" calcext:value-type="float">
            <text:p>94.81</text:p>
          </table:table-cell>
          <table:table-cell office:value-type="float" office:value="97.12" calcext:value-type="float">
            <text:p>97.12</text:p>
          </table:table-cell>
          <table:table-cell office:value-type="float" office:value="4.34" calcext:value-type="float">
            <text:p>4.34</text:p>
          </table:table-cell>
          <table:table-cell office:value-type="float" office:value="5000" calcext:value-type="float">
            <text:p>5000</text:p>
          </table:table-cell>
          <table:table-cell office:value-type="float" office:value="84480" calcext:value-type="float">
            <text:p>8448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1120" calcext:value-type="float">
            <text:p>41120</text:p>
          </table:table-cell>
          <table:table-cell office:value-type="float" office:value="120.093" calcext:value-type="float">
            <text:p>120.093</text:p>
          </table:table-cell>
          <table:table-cell office:value-type="string" calcext:value-type="string">
            <text:p>("33e0a4524160ec56f8db2b293b34e0d4ccf9df117e1c90cbece967dc9ec2a056", "59cfbe350d9e40d2f12c9a467e7abd64aab558bc9529af0e99fc70c125e50f0e", "b0d46d0ada6859816c62b60070a886bdcb4cd0e07212fb1439047b4128262a85", "22dd81c2c9f4fb2328fe62d13d01dd098392463eb69d098717e0a086411c148f", "c12590e206d8764f575a5b300f1e436c9addfb6d312ed504dd364e374bc5e50b"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13" calcext:value-type="float">
            <text:p>7.513</text:p>
          </table:table-cell>
          <table:table-cell office:value-type="string" calcext:value-type="string">
            <text:p>7cd976a2250e75299e1edb1f3a00dc99cf6c989b06bee4ec19e2873139b62003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498" calcext:value-type="float">
            <text:p>7.498</text:p>
          </table:table-cell>
          <table:table-cell office:value-type="string" calcext:value-type="string">
            <text:p>7cd976a2250e75299e1edb1f3a00dc99cf6c989b06bee4ec19e2873139b62003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44" calcext:value-type="float">
            <text:p>7.544</text:p>
          </table:table-cell>
          <table:table-cell office:value-type="string" calcext:value-type="string">
            <text:p>7cd976a2250e75299e1edb1f3a00dc99cf6c989b06bee4ec19e2873139b62003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538" calcext:value-type="float">
            <text:p>7.538</text:p>
          </table:table-cell>
          <table:table-cell office:value-type="string" calcext:value-type="string">
            <text:p>73f2722fca0cfc53a7daa7e9ee5cc6d43843ad267981b382a115af43f6a26d70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402" calcext:value-type="float">
            <text:p>7.402</text:p>
          </table:table-cell>
          <table:table-cell office:value-type="string" calcext:value-type="string">
            <text:p>73f2722fca0cfc53a7daa7e9ee5cc6d43843ad267981b382a115af43f6a26d70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472" calcext:value-type="float">
            <text:p>7.472</text:p>
          </table:table-cell>
          <table:table-cell office:value-type="string" calcext:value-type="string">
            <text:p>73f2722fca0cfc53a7daa7e9ee5cc6d43843ad267981b382a115af43f6a26d70</text:p>
          </table:table-cell>
          <table:table-cell office:value-type="float" office:value="99.86" calcext:value-type="float">
            <text:p>99.86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4.34" calcext:value-type="float">
            <text:p>4.34</text:p>
          </table:table-cell>
          <table:table-cell office:value-type="float" office:value="5000" calcext:value-type="float">
            <text:p>5000</text:p>
          </table:table-cell>
          <table:table-cell office:value-type="float" office:value="85560" calcext:value-type="float">
            <text:p>855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4680" calcext:value-type="float">
            <text:p>44680</text:p>
          </table:table-cell>
          <table:table-cell office:value-type="float" office:value="122.18" calcext:value-type="float">
            <text:p>122.18</text:p>
          </table:table-cell>
          <table:table-cell office:value-type="string" calcext:value-type="string">
            <text:p>("c651dca7c7637a1edabb84720b07d818f1aa060b4af4f54042659da0d5dec909", "c78af2d4da8bbe1334ef6101318a21166c56ad1b702d291b6a27f4b99186b183", "337793c98b8484b002527d754bba08fa343d0362878ead68317c652dea0ea7e4", "a2ba6ac8cb88aa4bc928ef548eb1b482b805314477291ab7a32bc999c40786b2", "1bd7b9e232c80224e451141de676594988f361841fb5dade639f63fea3402b6d")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067" calcext:value-type="float">
            <text:p>10.067</text:p>
          </table:table-cell>
          <table:table-cell office:value-type="string" calcext:value-type="string">
            <text:p>2ab2717a908c5bb24e9a684e2767e0b95f353f07013530a8839bd103223c02f3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2ab2717a908c5bb24e9a684e2767e0b95f353f07013530a8839bd103223c02f3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197" calcext:value-type="float">
            <text:p>10.197</text:p>
          </table:table-cell>
          <table:table-cell office:value-type="string" calcext:value-type="string">
            <text:p>2ab2717a908c5bb24e9a684e2767e0b95f353f07013530a8839bd103223c02f3</text:p>
          </table:table-cell>
          <table:table-cell office:value-type="float" office:value="98.95" calcext:value-type="float">
            <text:p>98.9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131" calcext:value-type="float">
            <text:p>10.131</text:p>
          </table:table-cell>
          <table:table-cell office:value-type="string" calcext:value-type="string">
            <text:p>2b8e5944f3c7d0a5ce25a2b5fae422d07c270ec8f2cea6da760449adb259803b</text:p>
          </table:table-cell>
          <table:table-cell office:value-type="float" office:value="98.95" calcext:value-type="float">
            <text:p>98.9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214" calcext:value-type="float">
            <text:p>10.214</text:p>
          </table:table-cell>
          <table:table-cell office:value-type="string" calcext:value-type="string">
            <text:p>2b8e5944f3c7d0a5ce25a2b5fae422d07c270ec8f2cea6da760449adb259803b</text:p>
          </table:table-cell>
          <table:table-cell office:value-type="float" office:value="98.95" calcext:value-type="float">
            <text:p>98.9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308" calcext:value-type="float">
            <text:p>10.308</text:p>
          </table:table-cell>
          <table:table-cell office:value-type="string" calcext:value-type="string">
            <text:p>2b8e5944f3c7d0a5ce25a2b5fae422d07c270ec8f2cea6da760449adb259803b</text:p>
          </table:table-cell>
          <table:table-cell office:value-type="float" office:value="99.86" calcext:value-type="float">
            <text:p>99.86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95.28" calcext:value-type="float">
            <text:p>95.28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38" calcext:value-type="float">
            <text:p>91.38</text:p>
          </table:table-cell>
          <table:table-cell office:value-type="float" office:value="95.04" calcext:value-type="float">
            <text:p>95.04</text:p>
          </table:table-cell>
          <table:table-cell office:value-type="float" office:value="4.97" calcext:value-type="float">
            <text:p>4.97</text:p>
          </table:table-cell>
          <table:table-cell office:value-type="float" office:value="5000" calcext:value-type="float">
            <text:p>5000</text:p>
          </table:table-cell>
          <table:table-cell office:value-type="float" office:value="82640" calcext:value-type="float">
            <text:p>826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6680" calcext:value-type="float">
            <text:p>46680</text:p>
          </table:table-cell>
          <table:table-cell office:value-type="float" office:value="131.065" calcext:value-type="float">
            <text:p>131.065</text:p>
          </table:table-cell>
          <table:table-cell office:value-type="string" calcext:value-type="string">
            <text:p>("9bf7750c2cb6c631f537e9edc9ac3e80043709ecd6677a02e69116f1b08b9664", "426b89c52a355df13f4651cc7587ec72d0fd2827649f64d45e682a0669fb3570", "a207e54d8c73c001414faaa9e4b5b6e8d5785de4a55e649c815bdcb09d7ea128", "3b4f337d3533dd2aea1b3f048ba2b0f93abe166bd9d56f4187ad9851a5b33c6f", "f810c82775b13dad78ca3803abf71cf756c7ede268634cd277096b4bc6ba636e"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861" calcext:value-type="float">
            <text:p>9.861</text:p>
          </table:table-cell>
          <table:table-cell office:value-type="string" calcext:value-type="string">
            <text:p>36af71ea0fadd95d76f32a9f8ca032286674f05680d4c9f3207c000261515490</text:p>
          </table:table-cell>
          <table:table-cell office:value-type="float" office:value="99.65" calcext:value-type="float">
            <text:p>99.6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788" calcext:value-type="float">
            <text:p>9.788</text:p>
          </table:table-cell>
          <table:table-cell office:value-type="string" calcext:value-type="string">
            <text:p>36af71ea0fadd95d76f32a9f8ca032286674f05680d4c9f3207c000261515490</text:p>
          </table:table-cell>
          <table:table-cell office:value-type="float" office:value="99.65" calcext:value-type="float">
            <text:p>99.6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755" calcext:value-type="float">
            <text:p>9.755</text:p>
          </table:table-cell>
          <table:table-cell office:value-type="string" calcext:value-type="string">
            <text:p>36af71ea0fadd95d76f32a9f8ca032286674f05680d4c9f3207c000261515490</text:p>
          </table:table-cell>
          <table:table-cell office:value-type="float" office:value="98.95" calcext:value-type="float">
            <text:p>98.9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67" calcext:value-type="float">
            <text:p>9.667</text:p>
          </table:table-cell>
          <table:table-cell office:value-type="string" calcext:value-type="string">
            <text:p>59d92d7ecd448e81f155702acec77b3622ed1296bc1c2f18df17437e8d8e1fbc</text:p>
          </table:table-cell>
          <table:table-cell office:value-type="float" office:value="98.95" calcext:value-type="float">
            <text:p>98.9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65" calcext:value-type="float">
            <text:p>9.665</text:p>
          </table:table-cell>
          <table:table-cell office:value-type="string" calcext:value-type="string">
            <text:p>59d92d7ecd448e81f155702acec77b3622ed1296bc1c2f18df17437e8d8e1fbc</text:p>
          </table:table-cell>
          <table:table-cell office:value-type="float" office:value="98.95" calcext:value-type="float">
            <text:p>98.9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8" calcext:value-type="float">
            <text:p>9.68</text:p>
          </table:table-cell>
          <table:table-cell office:value-type="string" calcext:value-type="string">
            <text:p>59d92d7ecd448e81f155702acec77b3622ed1296bc1c2f18df17437e8d8e1fbc</text:p>
          </table:table-cell>
          <table:table-cell office:value-type="float" office:value="99.51" calcext:value-type="float">
            <text:p>99.51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95.56" calcext:value-type="float">
            <text:p>95.56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85" calcext:value-type="float">
            <text:p>91.85</text:p>
          </table:table-cell>
          <table:table-cell office:value-type="float" office:value="95.35" calcext:value-type="float">
            <text:p>95.35</text:p>
          </table:table-cell>
          <table:table-cell office:value-type="float" office:value="3.92" calcext:value-type="float">
            <text:p>3.92</text:p>
          </table:table-cell>
          <table:table-cell office:value-type="float" office:value="5000" calcext:value-type="float">
            <text:p>5000</text:p>
          </table:table-cell>
          <table:table-cell office:value-type="float" office:value="85400" calcext:value-type="float">
            <text:p>854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149.67" calcext:value-type="float">
            <text:p>149.67</text:p>
          </table:table-cell>
          <table:table-cell office:value-type="string" calcext:value-type="string">
            <text:p>("fef8cb5b8679891d2e1db066f96e335f7ee2a4b2a41757625932816cb002b363", "4a1f83b3757c388579e84a6aee03ad76c442419a0bf2093cb13dbb2f8fb97458", "cc2e20abe72674ab43e8efebcca9956e6a21566b467950f5bc890ab17ab19612", "575d074f76d396c67909be16a6a39fdae1136ec7332735248802b12e64139e37", "466809672da7363699a369586eff8b4c6c1d296b11b115787ff57917a962d09a")</text:p>
          </table:table-cell>
        </table:table-row>
        <table:table-row table:style-name="ro3" table:number-rows-repeated="1048514">
          <table:table-cell table:number-columns-repeated="137"/>
        </table:table-row>
        <table:table-row table:style-name="ro3">
          <table:table-cell table:number-columns-repeated="137"/>
        </table:table-row>
        <calcext:conditional-formats>
          <calcext:conditional-format calcext:target-range-address="full_columns.X12:full_columns.X1048576 full_columns.AM34:full_columns.AM1048576 full_columns.BB1:full_columns.BB1048576 full_columns.BQ1:full_columns.BQ1048576 full_columns.CF1:full_columns.CF1048576 full_columns.CU1:full_columns.CU1048576 full_columns.DJ1:full_columns.DJ1048576 full_columns.AM1:full_columns.AM32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X1:full_columns.X1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X2:full_columns.X11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AM33:full_columns.AM33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5:49:20.513067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7T16:03:08.491989586</dc:date>
    <meta:editing-duration>PT23M42S</meta:editing-duration>
    <meta:editing-cycles>4</meta:editing-cycles>
    <meta:generator>LibreOffice/6.4.7.2$Linux_X86_64 LibreOffice_project/40$Build-2</meta:generator>
    <meta:document-statistic meta:table-count="1" meta:cell-count="8357" meta:object-count="0"/>
  </office:meta>
</office:document-meta>
</file>